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46mm"/>
    </style:style>
    <style:style style:name="co2" style:family="table-column">
      <style:table-column-properties fo:break-before="auto" style:column-width="14.57mm"/>
    </style:style>
    <style:style style:name="co3" style:family="table-column">
      <style:table-column-properties fo:break-before="auto" style:column-width="14.75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16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amed_entities_schroeder_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﻿Kapitel XI C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omans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Gesellschaft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Marmontel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Rétif de la Bretonne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rdin de Saint-Pier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arivaux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Prévost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n</text:p>
          </table:table-cell>
          <table:table-cell office:value-type="float" office:value="1008" calcext:value-type="float">
            <text:p>1008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englischen</text:p>
          </table:table-cell>
          <table:table-cell office:value-type="float" office:value="1039" calcext:value-type="float">
            <text:p>103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1084" calcext:value-type="float">
            <text:p>1084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r</text:p>
          </table:table-cell>
          <table:table-cell office:value-type="float" office:value="1138" calcext:value-type="float">
            <text:p>113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1176" calcext:value-type="float">
            <text:p>1176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Fielding</text:p>
          </table:table-cell>
          <table:table-cell office:value-type="float" office:value="1397" calcext:value-type="float">
            <text:p>1397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1468" calcext:value-type="float">
            <text:p>1468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Ge-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531" calcext:value-type="float">
            <text:p>1531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universal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sagen.“1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2286" calcext:value-type="float">
            <text:p>2286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kreich</text:p>
          </table:table-cell>
          <table:table-cell office:value-type="float" office:value="2394" calcext:value-type="float">
            <text:p>2394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Marmontels</text:p>
          </table:table-cell>
          <table:table-cell office:value-type="float" office:value="2488" calcext:value-type="float">
            <text:p>2488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Cervantesschen Musternovellen</text:p>
          </table:table-cell>
          <table:table-cell office:value-type="float" office:value="2723" calcext:value-type="float">
            <text:p>2723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Marmontels</text:p>
          </table:table-cell>
          <table:table-cell office:value-type="float" office:value="3257" calcext:value-type="float">
            <text:p>3257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man Bélisaire</text:p>
          </table:table-cell>
          <table:table-cell office:value-type="float" office:value="3468" calcext:value-type="float">
            <text:p>3468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citoyen“</text:p>
          </table:table-cell>
          <table:table-cell office:value-type="float" office:value="3786" calcext:value-type="float">
            <text:p>3786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ömischen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ustinian</text:p>
          </table:table-cell>
          <table:table-cell office:value-type="float" office:value="3831" calcext:value-type="float">
            <text:p>3831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élisaire bettelnd</text:p>
          </table:table-cell>
          <table:table-cell office:value-type="float" office:value="4246" calcext:value-type="float">
            <text:p>4246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Den Sohn</text:p>
          </table:table-cell>
          <table:table-cell office:value-type="float" office:value="4410" calcext:value-type="float">
            <text:p>4410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879" calcext:value-type="float">
            <text:p>4879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alte Mann</text:p>
          </table:table-cell>
          <table:table-cell office:value-type="float" office:value="5039" calcext:value-type="float">
            <text:p>5039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omans</text:p>
          </table:table-cell>
          <table:table-cell office:value-type="float" office:value="5775" calcext:value-type="float">
            <text:p>5775</text:p>
          </table:table-cell>
          <table:table-cell office:value-type="float" office:value="5781" calcext:value-type="float">
            <text:p>57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Bélisaire</text:p>
          </table:table-cell>
          <table:table-cell office:value-type="float" office:value="5863" calcext:value-type="float">
            <text:p>5863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élisaire</text:p>
          </table:table-cell>
          <table:table-cell office:value-type="float" office:value="6122" calcext:value-type="float">
            <text:p>6122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6220" calcext:value-type="float">
            <text:p>622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</text:p>
          </table:table-cell>
          <table:table-cell office:value-type="float" office:value="6285" calcext:value-type="float">
            <text:p>6285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Manon Lescaut</text:p>
          </table:table-cell>
          <table:table-cell office:value-type="float" office:value="6574" calcext:value-type="float">
            <text:p>6574</text:p>
          </table:table-cell>
          <table:table-cell office:value-type="float" office:value="6587" calcext:value-type="float">
            <text:p>658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Abbé Prévost</text:p>
          </table:table-cell>
          <table:table-cell office:value-type="float" office:value="6590" calcext:value-type="float">
            <text:p>659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Manon</text:p>
          </table:table-cell>
          <table:table-cell office:value-type="float" office:value="6687" calcext:value-type="float">
            <text:p>6687</text:p>
          </table:table-cell>
          <table:table-cell office:value-type="float" office:value="6692" calcext:value-type="float">
            <text:p>66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string" calcext:value-type="string">
            <text:p>Grieux et de Manon Lescaut</text:p>
          </table:table-cell>
          <table:table-cell office:value-type="float" office:value="6817" calcext:value-type="float">
            <text:p>6817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Chevaliers Des Grieux</text:p>
          </table:table-cell>
          <table:table-cell office:value-type="float" office:value="6883" calcext:value-type="float">
            <text:p>6883</text:p>
          </table:table-cell>
          <table:table-cell office:value-type="float" office:value="6904" calcext:value-type="float">
            <text:p>690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Manon Les caut’s</text:p>
          </table:table-cell>
          <table:table-cell office:value-type="float" office:value="6909" calcext:value-type="float">
            <text:p>6909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Tiberge</text:p>
          </table:table-cell>
          <table:table-cell office:value-type="float" office:value="6932" calcext:value-type="float">
            <text:p>6932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s Grieux</text:p>
          </table:table-cell>
          <table:table-cell office:value-type="float" office:value="6948" calcext:value-type="float">
            <text:p>6948</text:p>
          </table:table-cell>
          <table:table-cell office:value-type="float" office:value="6958" calcext:value-type="float">
            <text:p>695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Tiberge</text:p>
          </table:table-cell>
          <table:table-cell office:value-type="float" office:value="7027" calcext:value-type="float">
            <text:p>7027</text:p>
          </table:table-cell>
          <table:table-cell office:value-type="float" office:value="7034" calcext:value-type="float">
            <text:p>70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string" calcext:value-type="string">
            <text:p>Sorbonne</text:p>
          </table:table-cell>
          <table:table-cell office:value-type="float" office:value="7261" calcext:value-type="float">
            <text:p>7261</text:p>
          </table:table-cell>
          <table:table-cell office:value-type="float" office:value="7269" calcext:value-type="float">
            <text:p>726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er Gericht</text:p>
          </table:table-cell>
          <table:table-cell office:value-type="float" office:value="7278" calcext:value-type="float">
            <text:p>7278</text:p>
          </table:table-cell>
          <table:table-cell office:value-type="float" office:value="7293" calcext:value-type="float">
            <text:p>729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Ironie</text:p>
          </table:table-cell>
          <table:table-cell office:value-type="float" office:value="7407" calcext:value-type="float">
            <text:p>7407</text:p>
          </table:table-cell>
          <table:table-cell office:value-type="float" office:value="7413" calcext:value-type="float">
            <text:p>741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Montesquieus</text:p>
          </table:table-cell>
          <table:table-cell office:value-type="float" office:value="7432" calcext:value-type="float">
            <text:p>7432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Chevrier</text:p>
          </table:table-cell>
          <table:table-cell office:value-type="float" office:value="7641" calcext:value-type="float">
            <text:p>7641</text:p>
          </table:table-cell>
          <table:table-cell office:value-type="float" office:value="7649" calcext:value-type="float">
            <text:p>76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e Colporteur</text:p>
          </table:table-cell>
          <table:table-cell office:value-type="float" office:value="7665" calcext:value-type="float">
            <text:p>7665</text:p>
          </table:table-cell>
          <table:table-cell office:value-type="float" office:value="7678" calcext:value-type="float">
            <text:p>767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Kolporteur“</text:p>
          </table:table-cell>
          <table:table-cell office:value-type="float" office:value="7687" calcext:value-type="float">
            <text:p>7687</text:p>
          </table:table-cell>
          <table:table-cell office:value-type="float" office:value="7702" calcext:value-type="float">
            <text:p>770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Steuerpächter schlürft das Blut der Völker</text:p>
          </table:table-cell>
          <table:table-cell office:value-type="float" office:value="7715" calcext:value-type="float">
            <text:p>7715</text:p>
          </table:table-cell>
          <table:table-cell office:value-type="float" office:value="7761" calcext:value-type="float">
            <text:p>776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796" calcext:value-type="float">
            <text:p>7796</text:p>
          </table:table-cell>
          <table:table-cell office:value-type="float" office:value="7797" calcext:value-type="float">
            <text:p>779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omanhelden</text:p>
          </table:table-cell>
          <table:table-cell office:value-type="float" office:value="7820" calcext:value-type="float">
            <text:p>7820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927" calcext:value-type="float">
            <text:p>7927</text:p>
          </table:table-cell>
          <table:table-cell office:value-type="float" office:value="7928" calcext:value-type="float">
            <text:p>792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Mémoires de la marquise de Cremy</text:p>
          </table:table-cell>
          <table:table-cell office:value-type="float" office:value="7946" calcext:value-type="float">
            <text:p>7946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8099" calcext:value-type="float">
            <text:p>8099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244" calcext:value-type="float">
            <text:p>8244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s</text:p>
          </table:table-cell>
          <table:table-cell office:value-type="float" office:value="8409" calcext:value-type="float">
            <text:p>8409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float" office:value="8499" calcext:value-type="float">
            <text:p>8499</text:p>
          </table:table-cell>
          <table:table-cell office:value-type="float" office:value="8503" calcext:value-type="float">
            <text:p>850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sic</text:p>
          </table:table-cell>
          <table:table-cell office:value-type="float" office:value="8629" calcext:value-type="float">
            <text:p>8629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687" calcext:value-type="float">
            <text:p>8687</text:p>
          </table:table-cell>
          <table:table-cell office:value-type="float" office:value="8688" calcext:value-type="float">
            <text:p>868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Erzählprosa</text:p>
          </table:table-cell>
          <table:table-cell office:value-type="float" office:value="8868" calcext:value-type="float">
            <text:p>8868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8974" calcext:value-type="float">
            <text:p>8974</text:p>
          </table:table-cell>
          <table:table-cell office:value-type="float" office:value="8982" calcext:value-type="float">
            <text:p>89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987" calcext:value-type="float">
            <text:p>8987</text:p>
          </table:table-cell>
          <table:table-cell office:value-type="float" office:value="8994" calcext:value-type="float">
            <text:p>89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rzählprosa</text:p>
          </table:table-cell>
          <table:table-cell office:value-type="float" office:value="9306" calcext:value-type="float">
            <text:p>9306</text:p>
          </table:table-cell>
          <table:table-cell office:value-type="float" office:value="9317" calcext:value-type="float">
            <text:p>931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Erzählprosa</text:p>
          </table:table-cell>
          <table:table-cell office:value-type="float" office:value="9688" calcext:value-type="float">
            <text:p>9688</text:p>
          </table:table-cell>
          <table:table-cell office:value-type="float" office:value="9699" calcext:value-type="float">
            <text:p>969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9747" calcext:value-type="float">
            <text:p>9747</text:p>
          </table:table-cell>
          <table:table-cell office:value-type="float" office:value="9748" calcext:value-type="float">
            <text:p>974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Huet</text:p>
          </table:table-cell>
          <table:table-cell office:value-type="float" office:value="9922" calcext:value-type="float">
            <text:p>9922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10007" calcext:value-type="float">
            <text:p>10007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Abbé Irailh</text:p>
          </table:table-cell>
          <table:table-cell office:value-type="float" office:value="10177" calcext:value-type="float">
            <text:p>10177</text:p>
          </table:table-cell>
          <table:table-cell office:value-type="float" office:value="10188" calcext:value-type="float">
            <text:p>1018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0237" calcext:value-type="float">
            <text:p>10237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Werner Krauss</text:p>
          </table:table-cell>
          <table:table-cell office:value-type="float" office:value="10715" calcext:value-type="float">
            <text:p>1071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armontel</text:p>
          </table:table-cell>
          <table:table-cell office:value-type="float" office:value="10745" calcext:value-type="float">
            <text:p>10745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10854" calcext:value-type="float">
            <text:p>10854</text:p>
          </table:table-cell>
          <table:table-cell office:value-type="float" office:value="10855" calcext:value-type="float">
            <text:p>1085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11590" calcext:value-type="float">
            <text:p>11590</text:p>
          </table:table-cell>
          <table:table-cell office:value-type="float" office:value="11594" calcext:value-type="float">
            <text:p>1159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Aufklärungsromans</text:p>
          </table:table-cell>
          <table:table-cell office:value-type="float" office:value="12425" calcext:value-type="float">
            <text:p>12425</text:p>
          </table:table-cell>
          <table:table-cell office:value-type="float" office:value="12442" calcext:value-type="float">
            <text:p>1244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étif de la Bretonne</text:p>
          </table:table-cell>
          <table:table-cell office:value-type="float" office:value="12635" calcext:value-type="float">
            <text:p>12635</text:p>
          </table:table-cell>
          <table:table-cell office:value-type="float" office:value="12655" calcext:value-type="float">
            <text:p>1265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13157" calcext:value-type="float">
            <text:p>13157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3257" calcext:value-type="float">
            <text:p>13257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13954" calcext:value-type="float">
            <text:p>13954</text:p>
          </table:table-cell>
          <table:table-cell office:value-type="float" office:value="13955" calcext:value-type="float">
            <text:p>1395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er</text:p>
          </table:table-cell>
          <table:table-cell office:value-type="float" office:value="14165" calcext:value-type="float">
            <text:p>14165</text:p>
          </table:table-cell>
          <table:table-cell office:value-type="float" office:value="14172" calcext:value-type="float">
            <text:p>1417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14286" calcext:value-type="float">
            <text:p>14286</text:p>
          </table:table-cell>
          <table:table-cell office:value-type="float" office:value="14287" calcext:value-type="float">
            <text:p>1428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54" calcext:value-type="float">
            <text:p>14654</text:p>
          </table:table-cell>
          <table:table-cell office:value-type="float" office:value="14664" calcext:value-type="float">
            <text:p>1466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15280" calcext:value-type="float">
            <text:p>15280</text:p>
          </table:table-cell>
          <table:table-cell office:value-type="float" office:value="15281" calcext:value-type="float">
            <text:p>152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étif</text:p>
          </table:table-cell>
          <table:table-cell office:value-type="float" office:value="15447" calcext:value-type="float">
            <text:p>15447</text:p>
          </table:table-cell>
          <table:table-cell office:value-type="float" office:value="15452" calcext:value-type="float">
            <text:p>1545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15474" calcext:value-type="float">
            <text:p>15474</text:p>
          </table:table-cell>
          <table:table-cell office:value-type="float" office:value="15482" calcext:value-type="float">
            <text:p>1548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Nuits de Paris</text:p>
          </table:table-cell>
          <table:table-cell office:value-type="float" office:value="15535" calcext:value-type="float">
            <text:p>15535</text:p>
          </table:table-cell>
          <table:table-cell office:value-type="float" office:value="15549" calcext:value-type="float">
            <text:p>1554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5578" calcext:value-type="float">
            <text:p>15578</text:p>
          </table:table-cell>
          <table:table-cell office:value-type="float" office:value="15583" calcext:value-type="float">
            <text:p>1558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anno 2093</text:p>
          </table:table-cell>
          <table:table-cell office:value-type="float" office:value="15625" calcext:value-type="float">
            <text:p>15625</text:p>
          </table:table-cell>
          <table:table-cell office:value-type="float" office:value="15634" calcext:value-type="float">
            <text:p>1563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 vom Ende der Könige“</text:p>
          </table:table-cell>
          <table:table-cell office:value-type="float" office:value="15687" calcext:value-type="float">
            <text:p>15687</text:p>
          </table:table-cell>
          <table:table-cell office:value-type="float" office:value="15712" calcext:value-type="float">
            <text:p>1571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étif</text:p>
          </table:table-cell>
          <table:table-cell office:value-type="float" office:value="16073" calcext:value-type="float">
            <text:p>16073</text:p>
          </table:table-cell>
          <table:table-cell office:value-type="float" office:value="16078" calcext:value-type="float">
            <text:p>1607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Verschiedenes“</text:p>
          </table:table-cell>
          <table:table-cell office:value-type="float" office:value="16088" calcext:value-type="float">
            <text:p>16088</text:p>
          </table:table-cell>
          <table:table-cell office:value-type="float" office:value="16102" calcext:value-type="float">
            <text:p>1610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étifs</text:p>
          </table:table-cell>
          <table:table-cell office:value-type="float" office:value="16460" calcext:value-type="float">
            <text:p>16460</text:p>
          </table:table-cell>
          <table:table-cell office:value-type="float" office:value="16466" calcext:value-type="float">
            <text:p>1646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Henri Bachelin</text:p>
          </table:table-cell>
          <table:table-cell office:value-type="float" office:value="16556" calcext:value-type="float">
            <text:p>16556</text:p>
          </table:table-cell>
          <table:table-cell office:value-type="float" office:value="16570" calcext:value-type="float">
            <text:p>165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esenswertesten</text:p>
          </table:table-cell>
          <table:table-cell office:value-type="float" office:value="16606" calcext:value-type="float">
            <text:p>16606</text:p>
          </table:table-cell>
          <table:table-cell office:value-type="float" office:value="16621" calcext:value-type="float">
            <text:p>1662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</text:p>
          </table:table-cell>
          <table:table-cell office:value-type="float" office:value="16675" calcext:value-type="float">
            <text:p>16675</text:p>
          </table:table-cell>
          <table:table-cell office:value-type="float" office:value="16682" calcext:value-type="float">
            <text:p>1668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e Thesmographe</text:p>
          </table:table-cell>
          <table:table-cell office:value-type="float" office:value="16702" calcext:value-type="float">
            <text:p>16702</text:p>
          </table:table-cell>
          <table:table-cell office:value-type="float" office:value="16717" calcext:value-type="float">
            <text:p>1671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e Pornographe</text:p>
          </table:table-cell>
          <table:table-cell office:value-type="float" office:value="16719" calcext:value-type="float">
            <text:p>16719</text:p>
          </table:table-cell>
          <table:table-cell office:value-type="float" office:value="16733" calcext:value-type="float">
            <text:p>1673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La Découverte</text:p>
          </table:table-cell>
          <table:table-cell office:value-type="float" office:value="16735" calcext:value-type="float">
            <text:p>16735</text:p>
          </table:table-cell>
          <table:table-cell office:value-type="float" office:value="16748" calcext:value-type="float">
            <text:p>1674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australische</text:p>
          </table:table-cell>
          <table:table-cell office:value-type="float" office:value="16764" calcext:value-type="float">
            <text:p>16764</text:p>
          </table:table-cell>
          <table:table-cell office:value-type="float" office:value="16776" calcext:value-type="float">
            <text:p>1677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as Leben meines Vaters“</text:p>
          </table:table-cell>
          <table:table-cell office:value-type="float" office:value="16847" calcext:value-type="float">
            <text:p>16847</text:p>
          </table:table-cell>
          <table:table-cell office:value-type="float" office:value="16871" calcext:value-type="float">
            <text:p>1687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Monsieur Nicolas</text:p>
          </table:table-cell>
          <table:table-cell office:value-type="float" office:value="16874" calcext:value-type="float">
            <text:p>16874</text:p>
          </table:table-cell>
          <table:table-cell office:value-type="float" office:value="16890" calcext:value-type="float">
            <text:p>1689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ou le coeur humain dévoilé</text:p>
          </table:table-cell>
          <table:table-cell office:value-type="float" office:value="16892" calcext:value-type="float">
            <text:p>16892</text:p>
          </table:table-cell>
          <table:table-cell office:value-type="float" office:value="16918" calcext:value-type="float">
            <text:p>1691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Monsieur Nicolas</text:p>
          </table:table-cell>
          <table:table-cell office:value-type="float" office:value="16931" calcext:value-type="float">
            <text:p>16931</text:p>
          </table:table-cell>
          <table:table-cell office:value-type="float" office:value="16947" calcext:value-type="float">
            <text:p>1694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entschleierte menschliche Herz“</text:p>
          </table:table-cell>
          <table:table-cell office:value-type="float" office:value="16957" calcext:value-type="float">
            <text:p>16957</text:p>
          </table:table-cell>
          <table:table-cell office:value-type="float" office:value="16988" calcext:value-type="float">
            <text:p>1698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Le Ménage parisien</text:p>
          </table:table-cell>
          <table:table-cell office:value-type="float" office:value="17005" calcext:value-type="float">
            <text:p>17005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er Pariser Haushalt</text:p>
          </table:table-cell>
          <table:table-cell office:value-type="float" office:value="17026" calcext:value-type="float">
            <text:p>17026</text:p>
          </table:table-cell>
          <table:table-cell office:value-type="float" office:value="17046" calcext:value-type="float">
            <text:p>1704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e Paysan perverti</text:p>
          </table:table-cell>
          <table:table-cell office:value-type="float" office:value="17054" calcext:value-type="float">
            <text:p>17054</text:p>
          </table:table-cell>
          <table:table-cell office:value-type="float" office:value="17072" calcext:value-type="float">
            <text:p>1707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verdorbene Bauer“</text:p>
          </table:table-cell>
          <table:table-cell office:value-type="float" office:value="17075" calcext:value-type="float">
            <text:p>17075</text:p>
          </table:table-cell>
          <table:table-cell office:value-type="float" office:value="17096" calcext:value-type="float">
            <text:p>1709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maneske Züge</text:p>
          </table:table-cell>
          <table:table-cell office:value-type="float" office:value="17132" calcext:value-type="float">
            <text:p>17132</text:p>
          </table:table-cell>
          <table:table-cell office:value-type="float" office:value="17146" calcext:value-type="float">
            <text:p>1714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Entsetzen vor dem Laster</text:p>
          </table:table-cell>
          <table:table-cell office:value-type="float" office:value="17357" calcext:value-type="float">
            <text:p>17357</text:p>
          </table:table-cell>
          <table:table-cell office:value-type="float" office:value="17381" calcext:value-type="float">
            <text:p>173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plaire et instruire“</text:p>
          </table:table-cell>
          <table:table-cell office:value-type="float" office:value="17568" calcext:value-type="float">
            <text:p>17568</text:p>
          </table:table-cell>
          <table:table-cell office:value-type="float" office:value="17588" calcext:value-type="float">
            <text:p>1758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étif</text:p>
          </table:table-cell>
          <table:table-cell office:value-type="float" office:value="17948" calcext:value-type="float">
            <text:p>17948</text:p>
          </table:table-cell>
          <table:table-cell office:value-type="float" office:value="17953" calcext:value-type="float">
            <text:p>1795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n Gesellschaft des späten 18</text:p>
          </table:table-cell>
          <table:table-cell office:value-type="float" office:value="18068" calcext:value-type="float">
            <text:p>18068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18169" calcext:value-type="float">
            <text:p>18169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18275" calcext:value-type="float">
            <text:p>18275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étif</text:p>
          </table:table-cell>
          <table:table-cell office:value-type="float" office:value="18374" calcext:value-type="float">
            <text:p>18374</text:p>
          </table:table-cell>
          <table:table-cell office:value-type="float" office:value="18379" calcext:value-type="float">
            <text:p>183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Prosagenres</text:p>
          </table:table-cell>
          <table:table-cell office:value-type="float" office:value="19049" calcext:value-type="float">
            <text:p>19049</text:p>
          </table:table-cell>
          <table:table-cell office:value-type="float" office:value="19060" calcext:value-type="float">
            <text:p>1906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sage</text:p>
          </table:table-cell>
          <table:table-cell office:value-type="float" office:value="19398" calcext:value-type="float">
            <text:p>19398</text:p>
          </table:table-cell>
          <table:table-cell office:value-type="float" office:value="19402" calcext:value-type="float">
            <text:p>1940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19457" calcext:value-type="float">
            <text:p>19457</text:p>
          </table:table-cell>
          <table:table-cell office:value-type="float" office:value="19466" calcext:value-type="float">
            <text:p>1946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ichardsons</text:p>
          </table:table-cell>
          <table:table-cell office:value-type="float" office:value="19468" calcext:value-type="float">
            <text:p>19468</text:p>
          </table:table-cell>
          <table:table-cell office:value-type="float" office:value="19479" calcext:value-type="float">
            <text:p>194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montels</text:p>
          </table:table-cell>
          <table:table-cell office:value-type="float" office:value="19481" calcext:value-type="float">
            <text:p>19481</text:p>
          </table:table-cell>
          <table:table-cell office:value-type="float" office:value="19491" calcext:value-type="float">
            <text:p>19491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La Bretonnes</text:p>
          </table:table-cell>
          <table:table-cell office:value-type="float" office:value="19496" calcext:value-type="float">
            <text:p>19496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ic</text:p>
          </table:table-cell>
          <table:table-cell office:value-type="float" office:value="19514" calcext:value-type="float">
            <text:p>19514</text:p>
          </table:table-cell>
          <table:table-cell office:value-type="float" office:value="19517" calcext:value-type="float">
            <text:p>19517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>
          <table:table-cell office:value-type="string" calcext:value-type="string">
            <text:p>Le paysan perverti ou les dangers de la ville</text:p>
          </table:table-cell>
          <table:table-cell office:value-type="float" office:value="19959" calcext:value-type="float">
            <text:p>19959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er verdorbene Bauer</text:p>
          </table:table-cell>
          <table:table-cell office:value-type="float" office:value="20013" calcext:value-type="float">
            <text:p>20013</text:p>
          </table:table-cell>
          <table:table-cell office:value-type="float" office:value="20033" calcext:value-type="float">
            <text:p>2003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a paysanne pervertie</text:p>
          </table:table-cell>
          <table:table-cell office:value-type="float" office:value="20068" calcext:value-type="float">
            <text:p>20068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e verdorbene Bäuerin“</text:p>
          </table:table-cell>
          <table:table-cell office:value-type="float" office:value="20098" calcext:value-type="float">
            <text:p>20098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Bürgertums</text:p>
          </table:table-cell>
          <table:table-cell office:value-type="float" office:value="20329" calcext:value-type="float">
            <text:p>20329</text:p>
          </table:table-cell>
          <table:table-cell office:value-type="float" office:value="20339" calcext:value-type="float">
            <text:p>2033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20465" calcext:value-type="float">
            <text:p>20465</text:p>
          </table:table-cell>
          <table:table-cell office:value-type="float" office:value="20473" calcext:value-type="float">
            <text:p>2047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tändeordnung</text:p>
          </table:table-cell>
          <table:table-cell office:value-type="float" office:value="20479" calcext:value-type="float">
            <text:p>20479</text:p>
          </table:table-cell>
          <table:table-cell office:value-type="float" office:value="20492" calcext:value-type="float">
            <text:p>20492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Stadt</text:p>
          </table:table-cell>
          <table:table-cell office:value-type="float" office:value="20560" calcext:value-type="float">
            <text:p>20560</text:p>
          </table:table-cell>
          <table:table-cell office:value-type="float" office:value="20565" calcext:value-type="float">
            <text:p>2056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21214" calcext:value-type="float">
            <text:p>21214</text:p>
          </table:table-cell>
          <table:table-cell office:value-type="float" office:value="21216" calcext:value-type="float">
            <text:p>2121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21278" calcext:value-type="float">
            <text:p>21278</text:p>
          </table:table-cell>
          <table:table-cell office:value-type="float" office:value="21279" calcext:value-type="float">
            <text:p>2127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21320" calcext:value-type="float">
            <text:p>21320</text:p>
          </table:table-cell>
          <table:table-cell office:value-type="float" office:value="21324" calcext:value-type="float">
            <text:p>2132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21367" calcext:value-type="float">
            <text:p>21367</text:p>
          </table:table-cell>
          <table:table-cell office:value-type="float" office:value="21368" calcext:value-type="float">
            <text:p>2136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junge Mann</text:p>
          </table:table-cell>
          <table:table-cell office:value-type="float" office:value="21431" calcext:value-type="float">
            <text:p>21431</text:p>
          </table:table-cell>
          <table:table-cell office:value-type="float" office:value="21445" calcext:value-type="float">
            <text:p>2144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eue</text:p>
          </table:table-cell>
          <table:table-cell office:value-type="float" office:value="21569" calcext:value-type="float">
            <text:p>21569</text:p>
          </table:table-cell>
          <table:table-cell office:value-type="float" office:value="21573" calcext:value-type="float">
            <text:p>2157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eue</text:p>
          </table:table-cell>
          <table:table-cell office:value-type="float" office:value="21939" calcext:value-type="float">
            <text:p>21939</text:p>
          </table:table-cell>
          <table:table-cell office:value-type="float" office:value="21943" calcext:value-type="float">
            <text:p>2194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eibe</text:p>
          </table:table-cell>
          <table:table-cell office:value-type="float" office:value="21986" calcext:value-type="float">
            <text:p>21986</text:p>
          </table:table-cell>
          <table:table-cell office:value-type="float" office:value="21991" calcext:value-type="float">
            <text:p>2199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22091" calcext:value-type="float">
            <text:p>22091</text:p>
          </table:table-cell>
          <table:table-cell office:value-type="float" office:value="22092" calcext:value-type="float">
            <text:p>2209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étif de la Bretonne</text:p>
          </table:table-cell>
          <table:table-cell office:value-type="float" office:value="22121" calcext:value-type="float">
            <text:p>22121</text:p>
          </table:table-cell>
          <table:table-cell office:value-type="float" office:value="22141" calcext:value-type="float">
            <text:p>221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andlebens</text:p>
          </table:table-cell>
          <table:table-cell office:value-type="float" office:value="22327" calcext:value-type="float">
            <text:p>22327</text:p>
          </table:table-cell>
          <table:table-cell office:value-type="float" office:value="22337" calcext:value-type="float">
            <text:p>2233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Bernardin de Saint-Pierre</text:p>
          </table:table-cell>
          <table:table-cell office:value-type="float" office:value="22445" calcext:value-type="float">
            <text:p>22445</text:p>
          </table:table-cell>
          <table:table-cell office:value-type="float" office:value="22470" calcext:value-type="float">
            <text:p>224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hinreißendem Pathos</text:p>
          </table:table-cell>
          <table:table-cell office:value-type="float" office:value="22552" calcext:value-type="float">
            <text:p>22552</text:p>
          </table:table-cell>
          <table:table-cell office:value-type="float" office:value="22571" calcext:value-type="float">
            <text:p>2257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22639" calcext:value-type="float">
            <text:p>22639</text:p>
          </table:table-cell>
          <table:table-cell office:value-type="float" office:value="22640" calcext:value-type="float">
            <text:p>2264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obinsonaden</text:p>
          </table:table-cell>
          <table:table-cell office:value-type="float" office:value="22885" calcext:value-type="float">
            <text:p>22885</text:p>
          </table:table-cell>
          <table:table-cell office:value-type="float" office:value="22897" calcext:value-type="float">
            <text:p>2289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schen Ozean</text:p>
          </table:table-cell>
          <table:table-cell office:value-type="float" office:value="22938" calcext:value-type="float">
            <text:p>22938</text:p>
          </table:table-cell>
          <table:table-cell office:value-type="float" office:value="22953" calcext:value-type="float">
            <text:p>2295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Latour</text:p>
          </table:table-cell>
          <table:table-cell office:value-type="float" office:value="23043" calcext:value-type="float">
            <text:p>23043</text:p>
          </table:table-cell>
          <table:table-cell office:value-type="float" office:value="23049" calcext:value-type="float">
            <text:p>230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arguerite</text:p>
          </table:table-cell>
          <table:table-cell office:value-type="float" office:value="23135" calcext:value-type="float">
            <text:p>23135</text:p>
          </table:table-cell>
          <table:table-cell office:value-type="float" office:value="23145" calcext:value-type="float">
            <text:p>231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23497" calcext:value-type="float">
            <text:p>23497</text:p>
          </table:table-cell>
          <table:table-cell office:value-type="float" office:value="23501" calcext:value-type="float">
            <text:p>2350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23750" calcext:value-type="float">
            <text:p>23750</text:p>
          </table:table-cell>
          <table:table-cell office:value-type="float" office:value="23754" calcext:value-type="float">
            <text:p>237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kreich</text:p>
          </table:table-cell>
          <table:table-cell office:value-type="float" office:value="23826" calcext:value-type="float">
            <text:p>23826</text:p>
          </table:table-cell>
          <table:table-cell office:value-type="float" office:value="23836" calcext:value-type="float">
            <text:p>2383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24587" calcext:value-type="float">
            <text:p>24587</text:p>
          </table:table-cell>
          <table:table-cell office:value-type="float" office:value="24593" calcext:value-type="float">
            <text:p>245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</text:p>
          </table:table-cell>
          <table:table-cell office:value-type="float" office:value="24655" calcext:value-type="float">
            <text:p>24655</text:p>
          </table:table-cell>
          <table:table-cell office:value-type="float" office:value="24667" calcext:value-type="float">
            <text:p>2466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evolution</text:p>
          </table:table-cell>
          <table:table-cell office:value-type="float" office:value="24777" calcext:value-type="float">
            <text:p>24777</text:p>
          </table:table-cell>
          <table:table-cell office:value-type="float" office:value="24787" calcext:value-type="float">
            <text:p>2478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taaten</text:p>
          </table:table-cell>
          <table:table-cell office:value-type="float" office:value="24899" calcext:value-type="float">
            <text:p>24899</text:p>
          </table:table-cell>
          <table:table-cell office:value-type="float" office:value="24906" calcext:value-type="float">
            <text:p>2490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25038" calcext:value-type="float">
            <text:p>25038</text:p>
          </table:table-cell>
          <table:table-cell office:value-type="float" office:value="25039" calcext:value-type="float">
            <text:p>2503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25177" calcext:value-type="float">
            <text:p>25177</text:p>
          </table:table-cell>
          <table:table-cell office:value-type="float" office:value="25186" calcext:value-type="float">
            <text:p>251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aseins</text:p>
          </table:table-cell>
          <table:table-cell office:value-type="float" office:value="25831" calcext:value-type="float">
            <text:p>25831</text:p>
          </table:table-cell>
          <table:table-cell office:value-type="float" office:value="25838" calcext:value-type="float">
            <text:p>2583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Virginie</text:p>
          </table:table-cell>
          <table:table-cell office:value-type="float" office:value="25897" calcext:value-type="float">
            <text:p>25897</text:p>
          </table:table-cell>
          <table:table-cell office:value-type="float" office:value="25905" calcext:value-type="float">
            <text:p>259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Virginiens</text:p>
          </table:table-cell>
          <table:table-cell office:value-type="float" office:value="26078" calcext:value-type="float">
            <text:p>26078</text:p>
          </table:table-cell>
          <table:table-cell office:value-type="float" office:value="26088" calcext:value-type="float">
            <text:p>2608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kreich</text:p>
          </table:table-cell>
          <table:table-cell office:value-type="float" office:value="26114" calcext:value-type="float">
            <text:p>26114</text:p>
          </table:table-cell>
          <table:table-cell office:value-type="float" office:value="26124" calcext:value-type="float">
            <text:p>2612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europäischen</text:p>
          </table:table-cell>
          <table:table-cell office:value-type="float" office:value="26195" calcext:value-type="float">
            <text:p>26195</text:p>
          </table:table-cell>
          <table:table-cell office:value-type="float" office:value="26207" calcext:value-type="float">
            <text:p>2620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kreich</text:p>
          </table:table-cell>
          <table:table-cell office:value-type="float" office:value="26306" calcext:value-type="float">
            <text:p>26306</text:p>
          </table:table-cell>
          <table:table-cell office:value-type="float" office:value="26316" calcext:value-type="float">
            <text:p>2631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Berquin</text:p>
          </table:table-cell>
          <table:table-cell office:value-type="float" office:value="26344" calcext:value-type="float">
            <text:p>26344</text:p>
          </table:table-cell>
          <table:table-cell office:value-type="float" office:value="26351" calcext:value-type="float">
            <text:p>263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6356" calcext:value-type="float">
            <text:p>26356</text:p>
          </table:table-cell>
          <table:table-cell office:value-type="float" office:value="26363" calcext:value-type="float">
            <text:p>263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26834" calcext:value-type="float">
            <text:p>26834</text:p>
          </table:table-cell>
          <table:table-cell office:value-type="float" office:value="26843" calcext:value-type="float">
            <text:p>2684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Wesens</text:p>
          </table:table-cell>
          <table:table-cell office:value-type="float" office:value="26903" calcext:value-type="float">
            <text:p>26903</text:p>
          </table:table-cell>
          <table:table-cell office:value-type="float" office:value="26909" calcext:value-type="float">
            <text:p>2690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itgefühl</text:p>
          </table:table-cell>
          <table:table-cell office:value-type="float" office:value="27046" calcext:value-type="float">
            <text:p>27046</text:p>
          </table:table-cell>
          <table:table-cell office:value-type="float" office:value="27055" calcext:value-type="float">
            <text:p>2705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Bernardin</text:p>
          </table:table-cell>
          <table:table-cell office:value-type="float" office:value="27192" calcext:value-type="float">
            <text:p>27192</text:p>
          </table:table-cell>
          <table:table-cell office:value-type="float" office:value="27201" calcext:value-type="float">
            <text:p>272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ernardin</text:p>
          </table:table-cell>
          <table:table-cell office:value-type="float" office:value="27516" calcext:value-type="float">
            <text:p>27516</text:p>
          </table:table-cell>
          <table:table-cell office:value-type="float" office:value="27525" calcext:value-type="float">
            <text:p>275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armontel</text:p>
          </table:table-cell>
          <table:table-cell office:value-type="float" office:value="27828" calcext:value-type="float">
            <text:p>27828</text:p>
          </table:table-cell>
          <table:table-cell office:value-type="float" office:value="27837" calcext:value-type="float">
            <text:p>278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étif de la Bretonne</text:p>
          </table:table-cell>
          <table:table-cell office:value-type="float" office:value="27839" calcext:value-type="float">
            <text:p>27839</text:p>
          </table:table-cell>
          <table:table-cell office:value-type="float" office:value="27859" calcext:value-type="float">
            <text:p>2785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ernardin de Saint-Pierre</text:p>
          </table:table-cell>
          <table:table-cell office:value-type="float" office:value="27864" calcext:value-type="float">
            <text:p>27864</text:p>
          </table:table-cell>
          <table:table-cell office:value-type="float" office:value="27889" calcext:value-type="float">
            <text:p>278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ürgerliche Gesellschaft</text:p>
          </table:table-cell>
          <table:table-cell office:value-type="float" office:value="28122" calcext:value-type="float">
            <text:p>28122</text:p>
          </table:table-cell>
          <table:table-cell office:value-type="float" office:value="28146" calcext:value-type="float">
            <text:p>28146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Werke Rétifs</text:p>
          </table:table-cell>
          <table:table-cell office:value-type="float" office:value="28315" calcext:value-type="float">
            <text:p>28315</text:p>
          </table:table-cell>
          <table:table-cell office:value-type="float" office:value="28327" calcext:value-type="float">
            <text:p>28327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Bereiche</text:p>
          </table:table-cell>
          <table:table-cell office:value-type="float" office:value="28457" calcext:value-type="float">
            <text:p>28457</text:p>
          </table:table-cell>
          <table:table-cell office:value-type="float" office:value="28465" calcext:value-type="float">
            <text:p>2846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Marmontel</text:p>
          </table:table-cell>
          <table:table-cell office:value-type="float" office:value="28827" calcext:value-type="float">
            <text:p>28827</text:p>
          </table:table-cell>
          <table:table-cell office:value-type="float" office:value="28836" calcext:value-type="float">
            <text:p>2883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ardin</text:p>
          </table:table-cell>
          <table:table-cell office:value-type="float" office:value="28841" calcext:value-type="float">
            <text:p>28841</text:p>
          </table:table-cell>
          <table:table-cell office:value-type="float" office:value="28850" calcext:value-type="float">
            <text:p>2885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étif</text:p>
          </table:table-cell>
          <table:table-cell office:value-type="float" office:value="28861" calcext:value-type="float">
            <text:p>28861</text:p>
          </table:table-cell>
          <table:table-cell office:value-type="float" office:value="28866" calcext:value-type="float">
            <text:p>2886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nzyklopädie-„Roman“</text:p>
          </table:table-cell>
          <table:table-cell office:value-type="float" office:value="29006" calcext:value-type="float">
            <text:p>29006</text:p>
          </table:table-cell>
          <table:table-cell office:value-type="float" office:value="29026" calcext:value-type="float">
            <text:p>2902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ucourt</text:p>
          </table:table-cell>
          <table:table-cell office:value-type="float" office:value="29038" calcext:value-type="float">
            <text:p>29038</text:p>
          </table:table-cell>
          <table:table-cell office:value-type="float" office:value="29046" calcext:value-type="float">
            <text:p>290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ngländern</text:p>
          </table:table-cell>
          <table:table-cell office:value-type="float" office:value="29148" calcext:value-type="float">
            <text:p>29148</text:p>
          </table:table-cell>
          <table:table-cell office:value-type="float" office:value="29158" calcext:value-type="float">
            <text:p>2915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29173" calcext:value-type="float">
            <text:p>2917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ielding</text:p>
          </table:table-cell>
          <table:table-cell office:value-type="float" office:value="29188" calcext:value-type="float">
            <text:p>29188</text:p>
          </table:table-cell>
          <table:table-cell office:value-type="float" office:value="29196" calcext:value-type="float">
            <text:p>2919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Dichtungsgenre</text:p>
          </table:table-cell>
          <table:table-cell office:value-type="float" office:value="29223" calcext:value-type="float">
            <text:p>29223</text:p>
          </table:table-cell>
          <table:table-cell office:value-type="float" office:value="29237" calcext:value-type="float">
            <text:p>2923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29428" calcext:value-type="float">
            <text:p>29428</text:p>
          </table:table-cell>
          <table:table-cell office:value-type="float" office:value="29434" calcext:value-type="float">
            <text:p>2943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29445" calcext:value-type="float">
            <text:p>29445</text:p>
          </table:table-cell>
          <table:table-cell office:value-type="float" office:value="29449" calcext:value-type="float">
            <text:p>2944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kreich</text:p>
          </table:table-cell>
          <table:table-cell office:value-type="float" office:value="29525" calcext:value-type="float">
            <text:p>29525</text:p>
          </table:table-cell>
          <table:table-cell office:value-type="float" office:value="29535" calcext:value-type="float">
            <text:p>2953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Crébillon fils</text:p>
          </table:table-cell>
          <table:table-cell office:value-type="float" office:value="30384" calcext:value-type="float">
            <text:p>30384</text:p>
          </table:table-cell>
          <table:table-cell office:value-type="float" office:value="30398" calcext:value-type="float">
            <text:p>303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scher</text:p>
          </table:table-cell>
          <table:table-cell office:value-type="float" office:value="30421" calcext:value-type="float">
            <text:p>30421</text:p>
          </table:table-cell>
          <table:table-cell office:value-type="float" office:value="30434" calcext:value-type="float">
            <text:p>304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Choderlos de Laclos</text:p>
          </table:table-cell>
          <table:table-cell office:value-type="float" office:value="30445" calcext:value-type="float">
            <text:p>30445</text:p>
          </table:table-cell>
          <table:table-cell office:value-type="float" office:value="30464" calcext:value-type="float">
            <text:p>304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riefroman Les liaisons dangereuses</text:p>
          </table:table-cell>
          <table:table-cell office:value-type="float" office:value="30485" calcext:value-type="float">
            <text:p>30485</text:p>
          </table:table-cell>
          <table:table-cell office:value-type="float" office:value="30520" calcext:value-type="float">
            <text:p>3052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e gefährlichen Liebschaften“</text:p>
          </table:table-cell>
          <table:table-cell office:value-type="float" office:value="30529" calcext:value-type="float">
            <text:p>30529</text:p>
          </table:table-cell>
          <table:table-cell office:value-type="float" office:value="30559" calcext:value-type="float">
            <text:p>3055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 de Sade</text:p>
          </table:table-cell>
          <table:table-cell office:value-type="float" office:value="30731" calcext:value-type="float">
            <text:p>30731</text:p>
          </table:table-cell>
          <table:table-cell office:value-type="float" office:value="30746" calcext:value-type="float">
            <text:p>3074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30880" calcext:value-type="float">
            <text:p>30880</text:p>
          </table:table-cell>
          <table:table-cell office:value-type="float" office:value="30881" calcext:value-type="float">
            <text:p>308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31093" calcext:value-type="float">
            <text:p>31093</text:p>
          </table:table-cell>
          <table:table-cell office:value-type="float" office:value="31094" calcext:value-type="float">
            <text:p>3109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aclos’</text:p>
          </table:table-cell>
          <table:table-cell office:value-type="float" office:value="31262" calcext:value-type="float">
            <text:p>31262</text:p>
          </table:table-cell>
          <table:table-cell office:value-type="float" office:value="31269" calcext:value-type="float">
            <text:p>3126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Sades</text:p>
          </table:table-cell>
          <table:table-cell office:value-type="float" office:value="31274" calcext:value-type="float">
            <text:p>31274</text:p>
          </table:table-cell>
          <table:table-cell office:value-type="float" office:value="31279" calcext:value-type="float">
            <text:p>312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 Revolution</text:p>
          </table:table-cell>
          <table:table-cell office:value-type="float" office:value="31288" calcext:value-type="float">
            <text:p>31288</text:p>
          </table:table-cell>
          <table:table-cell office:value-type="float" office:value="31311" calcext:value-type="float">
            <text:p>3131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31331" calcext:value-type="float">
            <text:p>31331</text:p>
          </table:table-cell>
          <table:table-cell office:value-type="float" office:value="31332" calcext:value-type="float">
            <text:p>3133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s „Nouvelle Héloïse</text:p>
          </table:table-cell>
          <table:table-cell office:value-type="float" office:value="31393" calcext:value-type="float">
            <text:p>31393</text:p>
          </table:table-cell>
          <table:table-cell office:value-type="float" office:value="31420" calcext:value-type="float">
            <text:p>314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Im Jahre 1761</text:p>
          </table:table-cell>
          <table:table-cell office:value-type="float" office:value="31422" calcext:value-type="float">
            <text:p>31422</text:p>
          </table:table-cell>
          <table:table-cell office:value-type="float" office:value="31435" calcext:value-type="float">
            <text:p>3143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zösischen</text:p>
          </table:table-cell>
          <table:table-cell office:value-type="float" office:value="31480" calcext:value-type="float">
            <text:p>31480</text:p>
          </table:table-cell>
          <table:table-cell office:value-type="float" office:value="31493" calcext:value-type="float">
            <text:p>3149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ean-Jacques Rousseaus Julie ou La Nouvelle Héloïse</text:p>
          </table:table-cell>
          <table:table-cell office:value-type="float" office:value="31506" calcext:value-type="float">
            <text:p>31506</text:p>
          </table:table-cell>
          <table:table-cell office:value-type="float" office:value="31557" calcext:value-type="float">
            <text:p>3155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Lettres de deux amants habitants</text:p>
          </table:table-cell>
          <table:table-cell office:value-type="float" office:value="31559" calcext:value-type="float">
            <text:p>31559</text:p>
          </table:table-cell>
          <table:table-cell office:value-type="float" office:value="31591" calcext:value-type="float">
            <text:p>3159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1631" calcext:value-type="float">
            <text:p>31631</text:p>
          </table:table-cell>
          <table:table-cell office:value-type="float" office:value="31636" calcext:value-type="float">
            <text:p>3163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e neue Heloïse</text:p>
          </table:table-cell>
          <table:table-cell office:value-type="float" office:value="31642" calcext:value-type="float">
            <text:p>31642</text:p>
          </table:table-cell>
          <table:table-cell office:value-type="float" office:value="31658" calcext:value-type="float">
            <text:p>3165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Alpen</text:p>
          </table:table-cell>
          <table:table-cell office:value-type="float" office:value="31715" calcext:value-type="float">
            <text:p>31715</text:p>
          </table:table-cell>
          <table:table-cell office:value-type="float" office:value="31720" calcext:value-type="float">
            <text:p>3172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31809" calcext:value-type="float">
            <text:p>31809</text:p>
          </table:table-cell>
          <table:table-cell office:value-type="float" office:value="31814" calcext:value-type="float">
            <text:p>3181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31912" calcext:value-type="float">
            <text:p>31912</text:p>
          </table:table-cell>
          <table:table-cell office:value-type="float" office:value="31917" calcext:value-type="float">
            <text:p>3191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morency</text:p>
          </table:table-cell>
          <table:table-cell office:value-type="float" office:value="31940" calcext:value-type="float">
            <text:p>31940</text:p>
          </table:table-cell>
          <table:table-cell office:value-type="float" office:value="31951" calcext:value-type="float">
            <text:p>31951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1988" calcext:value-type="float">
            <text:p>31988</text:p>
          </table:table-cell>
          <table:table-cell office:value-type="float" office:value="31996" calcext:value-type="float">
            <text:p>3199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2355" calcext:value-type="float">
            <text:p>32355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32403" calcext:value-type="float">
            <text:p>32403</text:p>
          </table:table-cell>
          <table:table-cell office:value-type="float" office:value="32419" calcext:value-type="float">
            <text:p>3241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Contrat social</text:p>
          </table:table-cell>
          <table:table-cell office:value-type="float" office:value="32425" calcext:value-type="float">
            <text:p>32425</text:p>
          </table:table-cell>
          <table:table-cell office:value-type="float" office:value="32439" calcext:value-type="float">
            <text:p>32439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sellschaftsvertrag“</text:p>
          </table:table-cell>
          <table:table-cell office:value-type="float" office:value="32442" calcext:value-type="float">
            <text:p>32442</text:p>
          </table:table-cell>
          <table:table-cell office:value-type="float" office:value="32463" calcext:value-type="float">
            <text:p>3246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ur la législation de la Corse</text:p>
          </table:table-cell>
          <table:table-cell office:value-type="float" office:value="32530" calcext:value-type="float">
            <text:p>32530</text:p>
          </table:table-cell>
          <table:table-cell office:value-type="float" office:value="32560" calcext:value-type="float">
            <text:p>3256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Verfassung Korsikas“</text:p>
          </table:table-cell>
          <table:table-cell office:value-type="float" office:value="32585" calcext:value-type="float">
            <text:p>32585</text:p>
          </table:table-cell>
          <table:table-cell office:value-type="float" office:value="32605" calcext:value-type="float">
            <text:p>3260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Considérations sur le gouvernement de Pologne</text:p>
          </table:table-cell>
          <table:table-cell office:value-type="float" office:value="32618" calcext:value-type="float">
            <text:p>32618</text:p>
          </table:table-cell>
          <table:table-cell office:value-type="float" office:value="32663" calcext:value-type="float">
            <text:p>3266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Betrachtungen über die Regierung Polens“</text:p>
          </table:table-cell>
          <table:table-cell office:value-type="float" office:value="32672" calcext:value-type="float">
            <text:p>32672</text:p>
          </table:table-cell>
          <table:table-cell office:value-type="float" office:value="32712" calcext:value-type="float">
            <text:p>3271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32784" calcext:value-type="float">
            <text:p>32784</text:p>
          </table:table-cell>
          <table:table-cell office:value-type="float" office:value="32793" calcext:value-type="float">
            <text:p>327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Nouvelle Héloïse</text:p>
          </table:table-cell>
          <table:table-cell office:value-type="float" office:value="32825" calcext:value-type="float">
            <text:p>32825</text:p>
          </table:table-cell>
          <table:table-cell office:value-type="float" office:value="32841" calcext:value-type="float">
            <text:p>3284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33740" calcext:value-type="float">
            <text:p>33740</text:p>
          </table:table-cell>
          <table:table-cell office:value-type="float" office:value="33741" calcext:value-type="float">
            <text:p>3374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3768" calcext:value-type="float">
            <text:p>33768</text:p>
          </table:table-cell>
          <table:table-cell office:value-type="float" office:value="33776" calcext:value-type="float">
            <text:p>337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cs</text:p>
          </table:table-cell>
          <table:table-cell office:value-type="float" office:value="33931" calcext:value-type="float">
            <text:p>33931</text:p>
          </table:table-cell>
          <table:table-cell office:value-type="float" office:value="33933" calcext:value-type="float">
            <text:p>33933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33993" calcext:value-type="float">
            <text:p>33993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4040" calcext:value-type="float">
            <text:p>34040</text:p>
          </table:table-cell>
          <table:table-cell office:value-type="float" office:value="34051" calcext:value-type="float">
            <text:p>34051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4218" calcext:value-type="float">
            <text:p>34218</text:p>
          </table:table-cell>
          <table:table-cell office:value-type="float" office:value="34223" calcext:value-type="float">
            <text:p>3422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4375" calcext:value-type="float">
            <text:p>34375</text:p>
          </table:table-cell>
          <table:table-cell office:value-type="float" office:value="34386" calcext:value-type="float">
            <text:p>3438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4391" calcext:value-type="float">
            <text:p>34391</text:p>
          </table:table-cell>
          <table:table-cell office:value-type="float" office:value="34396" calcext:value-type="float">
            <text:p>3439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Engländers</text:p>
          </table:table-cell>
          <table:table-cell office:value-type="float" office:value="34542" calcext:value-type="float">
            <text:p>34542</text:p>
          </table:table-cell>
          <table:table-cell office:value-type="float" office:value="34552" calcext:value-type="float">
            <text:p>3455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England</text:p>
          </table:table-cell>
          <table:table-cell office:value-type="float" office:value="34569" calcext:value-type="float">
            <text:p>34569</text:p>
          </table:table-cell>
          <table:table-cell office:value-type="float" office:value="34576" calcext:value-type="float">
            <text:p>3457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4607" calcext:value-type="float">
            <text:p>34607</text:p>
          </table:table-cell>
          <table:table-cell office:value-type="float" office:value="34612" calcext:value-type="float">
            <text:p>346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Wolmar</text:p>
          </table:table-cell>
          <table:table-cell office:value-type="float" office:value="35203" calcext:value-type="float">
            <text:p>35203</text:p>
          </table:table-cell>
          <table:table-cell office:value-type="float" office:value="35209" calcext:value-type="float">
            <text:p>3520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5637" calcext:value-type="float">
            <text:p>35637</text:p>
          </table:table-cell>
          <table:table-cell office:value-type="float" office:value="35648" calcext:value-type="float">
            <text:p>3564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Wolmars</text:p>
          </table:table-cell>
          <table:table-cell office:value-type="float" office:value="35877" calcext:value-type="float">
            <text:p>35877</text:p>
          </table:table-cell>
          <table:table-cell office:value-type="float" office:value="35884" calcext:value-type="float">
            <text:p>3588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5932" calcext:value-type="float">
            <text:p>35932</text:p>
          </table:table-cell>
          <table:table-cell office:value-type="float" office:value="35943" calcext:value-type="float">
            <text:p>3594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6242" calcext:value-type="float">
            <text:p>36242</text:p>
          </table:table-cell>
          <table:table-cell office:value-type="float" office:value="36253" calcext:value-type="float">
            <text:p>3625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36356" calcext:value-type="float">
            <text:p>36356</text:p>
          </table:table-cell>
          <table:table-cell office:value-type="float" office:value="36365" calcext:value-type="float">
            <text:p>363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36723" calcext:value-type="float">
            <text:p>36723</text:p>
          </table:table-cell>
          <table:table-cell office:value-type="float" office:value="36727" calcext:value-type="float">
            <text:p>3672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ulies</text:p>
          </table:table-cell>
          <table:table-cell office:value-type="float" office:value="36849" calcext:value-type="float">
            <text:p>36849</text:p>
          </table:table-cell>
          <table:table-cell office:value-type="float" office:value="36855" calcext:value-type="float">
            <text:p>3685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Julies</text:p>
          </table:table-cell>
          <table:table-cell office:value-type="float" office:value="37100" calcext:value-type="float">
            <text:p>37100</text:p>
          </table:table-cell>
          <table:table-cell office:value-type="float" office:value="37106" calcext:value-type="float">
            <text:p>3710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Einklang</text:p>
          </table:table-cell>
          <table:table-cell office:value-type="float" office:value="37340" calcext:value-type="float">
            <text:p>37340</text:p>
          </table:table-cell>
          <table:table-cell office:value-type="float" office:value="37348" calcext:value-type="float">
            <text:p>3734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7362" calcext:value-type="float">
            <text:p>37362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7412" calcext:value-type="float">
            <text:p>37412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Saint-Prcux</text:p>
          </table:table-cell>
          <table:table-cell office:value-type="float" office:value="37535" calcext:value-type="float">
            <text:p>37535</text:p>
          </table:table-cell>
          <table:table-cell office:value-type="float" office:value="37546" calcext:value-type="float">
            <text:p>375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7743" calcext:value-type="float">
            <text:p>37743</text:p>
          </table:table-cell>
          <table:table-cell office:value-type="float" office:value="37751" calcext:value-type="float">
            <text:p>377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7820" calcext:value-type="float">
            <text:p>37820</text:p>
          </table:table-cell>
          <table:table-cell office:value-type="float" office:value="37825" calcext:value-type="float">
            <text:p>378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Saint-Preux</text:p>
          </table:table-cell>
          <table:table-cell office:value-type="float" office:value="37993" calcext:value-type="float">
            <text:p>37993</text:p>
          </table:table-cell>
          <table:table-cell office:value-type="float" office:value="38004" calcext:value-type="float">
            <text:p>380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Rousseaus Roman La Nouvelle-Héloïse</text:p>
          </table:table-cell>
          <table:table-cell office:value-type="float" office:value="38075" calcext:value-type="float">
            <text:p>38075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ständischen</text:p>
          </table:table-cell>
          <table:table-cell office:value-type="float" office:value="38184" calcext:value-type="float">
            <text:p>38184</text:p>
          </table:table-cell>
          <table:table-cell office:value-type="float" office:value="38195" calcext:value-type="float">
            <text:p>3819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8249" calcext:value-type="float">
            <text:p>38249</text:p>
          </table:table-cell>
          <table:table-cell office:value-type="float" office:value="38254" calcext:value-type="float">
            <text:p>3825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8259" calcext:value-type="float">
            <text:p>38259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38748" calcext:value-type="float">
            <text:p>38748</text:p>
          </table:table-cell>
          <table:table-cell office:value-type="float" office:value="38749" calcext:value-type="float">
            <text:p>3874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ichter</text:p>
          </table:table-cell>
          <table:table-cell office:value-type="float" office:value="38944" calcext:value-type="float">
            <text:p>38944</text:p>
          </table:table-cell>
          <table:table-cell office:value-type="float" office:value="38951" calcext:value-type="float">
            <text:p>3895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Hofmann</text:p>
          </table:table-cell>
          <table:table-cell office:value-type="float" office:value="39049" calcext:value-type="float">
            <text:p>39049</text:p>
          </table:table-cell>
          <table:table-cell office:value-type="float" office:value="39056" calcext:value-type="float">
            <text:p>390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39749" calcext:value-type="float">
            <text:p>39749</text:p>
          </table:table-cell>
          <table:table-cell office:value-type="float" office:value="39758" calcext:value-type="float">
            <text:p>3975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n</text:p>
          </table:table-cell>
          <table:table-cell office:value-type="float" office:value="39769" calcext:value-type="float">
            <text:p>39769</text:p>
          </table:table-cell>
          <table:table-cell office:value-type="float" office:value="39782" calcext:value-type="float">
            <text:p>3978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Nouvelle Héloïse</text:p>
          </table:table-cell>
          <table:table-cell office:value-type="float" office:value="39829" calcext:value-type="float">
            <text:p>39829</text:p>
          </table:table-cell>
          <table:table-cell office:value-type="float" office:value="39845" calcext:value-type="float">
            <text:p>398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0053" calcext:value-type="float">
            <text:p>40053</text:p>
          </table:table-cell>
          <table:table-cell office:value-type="float" office:value="40054" calcext:value-type="float">
            <text:p>4005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Volks</text:p>
          </table:table-cell>
          <table:table-cell office:value-type="float" office:value="40076" calcext:value-type="float">
            <text:p>40076</text:p>
          </table:table-cell>
          <table:table-cell office:value-type="float" office:value="40081" calcext:value-type="float">
            <text:p>400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er Häusern</text:p>
          </table:table-cell>
          <table:table-cell office:value-type="float" office:value="40179" calcext:value-type="float">
            <text:p>40179</text:p>
          </table:table-cell>
          <table:table-cell office:value-type="float" office:value="40194" calcext:value-type="float">
            <text:p>4019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zosen</text:p>
          </table:table-cell>
          <table:table-cell office:value-type="float" office:value="40244" calcext:value-type="float">
            <text:p>40244</text:p>
          </table:table-cell>
          <table:table-cell office:value-type="float" office:value="40253" calcext:value-type="float">
            <text:p>4025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tadt</text:p>
          </table:table-cell>
          <table:table-cell office:value-type="float" office:value="40287" calcext:value-type="float">
            <text:p>40287</text:p>
          </table:table-cell>
          <table:table-cell office:value-type="float" office:value="40292" calcext:value-type="float">
            <text:p>4029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sechshunderttausend Seelen</text:p>
          </table:table-cell>
          <table:table-cell office:value-type="float" office:value="40303" calcext:value-type="float">
            <text:p>40303</text:p>
          </table:table-cell>
          <table:table-cell office:value-type="float" office:value="40329" calcext:value-type="float">
            <text:p>4032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Frankreich</text:p>
          </table:table-cell>
          <table:table-cell office:value-type="float" office:value="40599" calcext:value-type="float">
            <text:p>40599</text:p>
          </table:table-cell>
          <table:table-cell office:value-type="float" office:value="40609" calcext:value-type="float">
            <text:p>4060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Grafen</text:p>
          </table:table-cell>
          <table:table-cell office:value-type="float" office:value="40622" calcext:value-type="float">
            <text:p>40622</text:p>
          </table:table-cell>
          <table:table-cell office:value-type="float" office:value="40628" calcext:value-type="float">
            <text:p>4062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Chevaliers</text:p>
          </table:table-cell>
          <table:table-cell office:value-type="float" office:value="40633" calcext:value-type="float">
            <text:p>40633</text:p>
          </table:table-cell>
          <table:table-cell office:value-type="float" office:value="40643" calcext:value-type="float">
            <text:p>4064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zösischen</text:p>
          </table:table-cell>
          <table:table-cell office:value-type="float" office:value="40799" calcext:value-type="float">
            <text:p>40799</text:p>
          </table:table-cell>
          <table:table-cell office:value-type="float" office:value="40812" calcext:value-type="float">
            <text:p>4081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</text:p>
          </table:table-cell>
          <table:table-cell office:value-type="float" office:value="40924" calcext:value-type="float">
            <text:p>40924</text:p>
          </table:table-cell>
          <table:table-cell office:value-type="float" office:value="40931" calcext:value-type="float">
            <text:p>4093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41057" calcext:value-type="float">
            <text:p>41057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41163" calcext:value-type="float">
            <text:p>41163</text:p>
          </table:table-cell>
          <table:table-cell office:value-type="float" office:value="41172" calcext:value-type="float">
            <text:p>4117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efangene Theoretiker</text:p>
          </table:table-cell>
          <table:table-cell office:value-type="float" office:value="41261" calcext:value-type="float">
            <text:p>41261</text:p>
          </table:table-cell>
          <table:table-cell office:value-type="float" office:value="41282" calcext:value-type="float">
            <text:p>4128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ann von Welt</text:p>
          </table:table-cell>
          <table:table-cell office:value-type="float" office:value="41395" calcext:value-type="float">
            <text:p>41395</text:p>
          </table:table-cell>
          <table:table-cell office:value-type="float" office:value="41408" calcext:value-type="float">
            <text:p>4140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2232" calcext:value-type="float">
            <text:p>42232</text:p>
          </table:table-cell>
          <table:table-cell office:value-type="float" office:value="42233" calcext:value-type="float">
            <text:p>4223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2318" calcext:value-type="float">
            <text:p>42318</text:p>
          </table:table-cell>
          <table:table-cell office:value-type="float" office:value="42319" calcext:value-type="float">
            <text:p>4231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Bürger</text:p>
          </table:table-cell>
          <table:table-cell office:value-type="float" office:value="42708" calcext:value-type="float">
            <text:p>42708</text:p>
          </table:table-cell>
          <table:table-cell office:value-type="float" office:value="42714" calcext:value-type="float">
            <text:p>4271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Adligem</text:p>
          </table:table-cell>
          <table:table-cell office:value-type="float" office:value="42719" calcext:value-type="float">
            <text:p>42719</text:p>
          </table:table-cell>
          <table:table-cell office:value-type="float" office:value="42726" calcext:value-type="float">
            <text:p>4272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Gutsbesitzern</text:p>
          </table:table-cell>
          <table:table-cell office:value-type="float" office:value="43033" calcext:value-type="float">
            <text:p>43033</text:p>
          </table:table-cell>
          <table:table-cell office:value-type="float" office:value="43046" calcext:value-type="float">
            <text:p>4304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3129" calcext:value-type="float">
            <text:p>43129</text:p>
          </table:table-cell>
          <table:table-cell office:value-type="float" office:value="43137" calcext:value-type="float">
            <text:p>431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43192" calcext:value-type="float">
            <text:p>43192</text:p>
          </table:table-cell>
          <table:table-cell office:value-type="float" office:value="43208" calcext:value-type="float">
            <text:p>4320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Theatercoup</text:p>
          </table:table-cell>
          <table:table-cell office:value-type="float" office:value="43321" calcext:value-type="float">
            <text:p>43321</text:p>
          </table:table-cell>
          <table:table-cell office:value-type="float" office:value="43332" calcext:value-type="float">
            <text:p>4333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3523" calcext:value-type="float">
            <text:p>43523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3780" calcext:value-type="float">
            <text:p>43780</text:p>
          </table:table-cell>
          <table:table-cell office:value-type="float" office:value="43781" calcext:value-type="float">
            <text:p>437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4028" calcext:value-type="float">
            <text:p>44028</text:p>
          </table:table-cell>
          <table:table-cell office:value-type="float" office:value="44029" calcext:value-type="float">
            <text:p>4402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andvolk</text:p>
          </table:table-cell>
          <table:table-cell office:value-type="float" office:value="44103" calcext:value-type="float">
            <text:p>44103</text:p>
          </table:table-cell>
          <table:table-cell office:value-type="float" office:value="44111" calcext:value-type="float">
            <text:p>4411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4123" calcext:value-type="float">
            <text:p>44123</text:p>
          </table:table-cell>
          <table:table-cell office:value-type="float" office:value="44124" calcext:value-type="float">
            <text:p>4412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4340" calcext:value-type="float">
            <text:p>44340</text:p>
          </table:table-cell>
          <table:table-cell office:value-type="float" office:value="44341" calcext:value-type="float">
            <text:p>4434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4421" calcext:value-type="float">
            <text:p>44421</text:p>
          </table:table-cell>
          <table:table-cell office:value-type="float" office:value="44422" calcext:value-type="float">
            <text:p>4442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4499" calcext:value-type="float">
            <text:p>44499</text:p>
          </table:table-cell>
          <table:table-cell office:value-type="float" office:value="44500" calcext:value-type="float">
            <text:p>4450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amilienlebens</text:p>
          </table:table-cell>
          <table:table-cell office:value-type="float" office:value="44577" calcext:value-type="float">
            <text:p>44577</text:p>
          </table:table-cell>
          <table:table-cell office:value-type="float" office:value="44591" calcext:value-type="float">
            <text:p>4459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andvolk</text:p>
          </table:table-cell>
          <table:table-cell office:value-type="float" office:value="44684" calcext:value-type="float">
            <text:p>44684</text:p>
          </table:table-cell>
          <table:table-cell office:value-type="float" office:value="44692" calcext:value-type="float">
            <text:p>4469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ic</text:p>
          </table:table-cell>
          <table:table-cell office:value-type="float" office:value="44843" calcext:value-type="float">
            <text:p>44843</text:p>
          </table:table-cell>
          <table:table-cell office:value-type="float" office:value="44846" calcext:value-type="float">
            <text:p>44846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taten“.Rousseau</text:p>
          </table:table-cell>
          <table:table-cell office:value-type="float" office:value="44865" calcext:value-type="float">
            <text:p>44865</text:p>
          </table:table-cell>
          <table:table-cell office:value-type="float" office:value="44880" calcext:value-type="float">
            <text:p>4488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Nouvelle Héloïse</text:p>
          </table:table-cell>
          <table:table-cell office:value-type="float" office:value="45184" calcext:value-type="float">
            <text:p>45184</text:p>
          </table:table-cell>
          <table:table-cell office:value-type="float" office:value="45200" calcext:value-type="float">
            <text:p>452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45207" calcext:value-type="float">
            <text:p>45207</text:p>
          </table:table-cell>
          <table:table-cell office:value-type="float" office:value="45216" calcext:value-type="float">
            <text:p>452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45352" calcext:value-type="float">
            <text:p>45352</text:p>
          </table:table-cell>
          <table:table-cell office:value-type="float" office:value="45360" calcext:value-type="float">
            <text:p>4536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s Idealismus</text:p>
          </table:table-cell>
          <table:table-cell office:value-type="float" office:value="45383" calcext:value-type="float">
            <text:p>45383</text:p>
          </table:table-cell>
          <table:table-cell office:value-type="float" office:value="45403" calcext:value-type="float">
            <text:p>4540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Nouvelle Héloïse</text:p>
          </table:table-cell>
          <table:table-cell office:value-type="float" office:value="45442" calcext:value-type="float">
            <text:p>45442</text:p>
          </table:table-cell>
          <table:table-cell office:value-type="float" office:value="45458" calcext:value-type="float">
            <text:p>4545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Citoyen</text:p>
          </table:table-cell>
          <table:table-cell office:value-type="float" office:value="45812" calcext:value-type="float">
            <text:p>45812</text:p>
          </table:table-cell>
          <table:table-cell office:value-type="float" office:value="45819" calcext:value-type="float">
            <text:p>4581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s</text:p>
          </table:table-cell>
          <table:table-cell office:value-type="float" office:value="45891" calcext:value-type="float">
            <text:p>45891</text:p>
          </table:table-cell>
          <table:table-cell office:value-type="float" office:value="45893" calcext:value-type="float">
            <text:p>45893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45934" calcext:value-type="float">
            <text:p>45934</text:p>
          </table:table-cell>
          <table:table-cell office:value-type="float" office:value="45939" calcext:value-type="float">
            <text:p>4593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Landvolk</text:p>
          </table:table-cell>
          <table:table-cell office:value-type="float" office:value="45952" calcext:value-type="float">
            <text:p>45952</text:p>
          </table:table-cell>
          <table:table-cell office:value-type="float" office:value="45960" calcext:value-type="float">
            <text:p>4596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6120" calcext:value-type="float">
            <text:p>46120</text:p>
          </table:table-cell>
          <table:table-cell office:value-type="float" office:value="46128" calcext:value-type="float">
            <text:p>461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nzyklopädistischen Partei los</text:p>
          </table:table-cell>
          <table:table-cell office:value-type="float" office:value="46137" calcext:value-type="float">
            <text:p>46137</text:p>
          </table:table-cell>
          <table:table-cell office:value-type="float" office:value="46167" calcext:value-type="float">
            <text:p>46167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Citoyens</text:p>
          </table:table-cell>
          <table:table-cell office:value-type="float" office:value="46281" calcext:value-type="float">
            <text:p>46281</text:p>
          </table:table-cell>
          <table:table-cell office:value-type="float" office:value="46289" calcext:value-type="float">
            <text:p>46289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6450" calcext:value-type="float">
            <text:p>46450</text:p>
          </table:table-cell>
          <table:table-cell office:value-type="float" office:value="46451" calcext:value-type="float">
            <text:p>4645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46704" calcext:value-type="float">
            <text:p>46704</text:p>
          </table:table-cell>
          <table:table-cell office:value-type="float" office:value="46711" calcext:value-type="float">
            <text:p>4671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6926" calcext:value-type="float">
            <text:p>46926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igentums</text:p>
          </table:table-cell>
          <table:table-cell office:value-type="float" office:value="47737" calcext:value-type="float">
            <text:p>47737</text:p>
          </table:table-cell>
          <table:table-cell office:value-type="float" office:value="47746" calcext:value-type="float">
            <text:p>4774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uxus</text:p>
          </table:table-cell>
          <table:table-cell office:value-type="float" office:value="47780" calcext:value-type="float">
            <text:p>47780</text:p>
          </table:table-cell>
          <table:table-cell office:value-type="float" office:value="47785" calcext:value-type="float">
            <text:p>4778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nehmen“</text:p>
          </table:table-cell>
          <table:table-cell office:value-type="string" calcext:value-type="string">
            <text:p>......</text:p>
          </table:table-cell>
          <table:table-cell office:value-type="float" office:value="49133" calcext:value-type="float">
            <text:p>49133</text:p>
          </table:table-cell>
          <table:table-cell office:value-type="float" office:value="49147" calcext:value-type="float">
            <text:p>49147</text:p>
          </table:table-cell>
          <table:table-cell office:value-type="string" calcext:value-type="string">
            <text:p>MISC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49231" calcext:value-type="float">
            <text:p>49231</text:p>
          </table:table-cell>
          <table:table-cell office:value-type="float" office:value="49233" calcext:value-type="float">
            <text:p>4923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9319" calcext:value-type="float">
            <text:p>49319</text:p>
          </table:table-cell>
          <table:table-cell office:value-type="float" office:value="49327" calcext:value-type="float">
            <text:p>4932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Contrat social</text:p>
          </table:table-cell>
          <table:table-cell office:value-type="float" office:value="49331" calcext:value-type="float">
            <text:p>49331</text:p>
          </table:table-cell>
          <table:table-cell office:value-type="float" office:value="49345" calcext:value-type="float">
            <text:p>49345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sellschaftsvertrag“</text:p>
          </table:table-cell>
          <table:table-cell office:value-type="float" office:value="49354" calcext:value-type="float">
            <text:p>49354</text:p>
          </table:table-cell>
          <table:table-cell office:value-type="float" office:value="49375" calcext:value-type="float">
            <text:p>4937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VIII.</text:p>
          </table:table-cell>
          <table:table-cell office:value-type="float" office:value="49406" calcext:value-type="float">
            <text:p>49406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itoyenmoral</text:p>
          </table:table-cell>
          <table:table-cell office:value-type="float" office:value="50404" calcext:value-type="float">
            <text:p>50404</text:p>
          </table:table-cell>
          <table:table-cell office:value-type="float" office:value="50416" calcext:value-type="float">
            <text:p>5041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50702" calcext:value-type="float">
            <text:p>50702</text:p>
          </table:table-cell>
          <table:table-cell office:value-type="float" office:value="50706" calcext:value-type="float">
            <text:p>5070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50741" calcext:value-type="float">
            <text:p>50741</text:p>
          </table:table-cell>
          <table:table-cell office:value-type="float" office:value="50757" calcext:value-type="float">
            <text:p>5075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Die Bekenntnisse“</text:p>
          </table:table-cell>
          <table:table-cell office:value-type="float" office:value="50824" calcext:value-type="float">
            <text:p>50824</text:p>
          </table:table-cell>
          <table:table-cell office:value-type="float" office:value="50841" calcext:value-type="float">
            <text:p>5084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0853" calcext:value-type="float">
            <text:p>50853</text:p>
          </table:table-cell>
          <table:table-cell office:value-type="float" office:value="50861" calcext:value-type="float">
            <text:p>5086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50879" calcext:value-type="float">
            <text:p>50879</text:p>
          </table:table-cell>
          <table:table-cell office:value-type="float" office:value="50883" calcext:value-type="float">
            <text:p>5088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Nouvelle Héloïse</text:p>
          </table:table-cell>
          <table:table-cell office:value-type="float" office:value="50896" calcext:value-type="float">
            <text:p>50896</text:p>
          </table:table-cell>
          <table:table-cell office:value-type="float" office:value="50912" calcext:value-type="float">
            <text:p>509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Citoyen</text:p>
          </table:table-cell>
          <table:table-cell office:value-type="float" office:value="51086" calcext:value-type="float">
            <text:p>51086</text:p>
          </table:table-cell>
          <table:table-cell office:value-type="float" office:value="51093" calcext:value-type="float">
            <text:p>5109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1235" calcext:value-type="float">
            <text:p>51235</text:p>
          </table:table-cell>
          <table:table-cell office:value-type="float" office:value="51236" calcext:value-type="float">
            <text:p>5123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1367" calcext:value-type="float">
            <text:p>51367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heroisch-erhabenen</text:p>
          </table:table-cell>
          <table:table-cell office:value-type="float" office:value="51493" calcext:value-type="float">
            <text:p>51493</text:p>
          </table:table-cell>
          <table:table-cell office:value-type="float" office:value="51511" calcext:value-type="float">
            <text:p>5151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1707" calcext:value-type="float">
            <text:p>51707</text:p>
          </table:table-cell>
          <table:table-cell office:value-type="float" office:value="51708" calcext:value-type="float">
            <text:p>5170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52113" calcext:value-type="float">
            <text:p>52113</text:p>
          </table:table-cell>
          <table:table-cell office:value-type="float" office:value="52117" calcext:value-type="float">
            <text:p>5211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2236" calcext:value-type="float">
            <text:p>52236</text:p>
          </table:table-cell>
          <table:table-cell office:value-type="float" office:value="52244" calcext:value-type="float">
            <text:p>522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52707" calcext:value-type="float">
            <text:p>52707</text:p>
          </table:table-cell>
          <table:table-cell office:value-type="float" office:value="52711" calcext:value-type="float">
            <text:p>5271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chweizer</text:p>
          </table:table-cell>
          <table:table-cell office:value-type="float" office:value="52735" calcext:value-type="float">
            <text:p>52735</text:p>
          </table:table-cell>
          <table:table-cell office:value-type="float" office:value="52744" calcext:value-type="float">
            <text:p>5274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a Nouvelle Héloïse</text:p>
          </table:table-cell>
          <table:table-cell office:value-type="float" office:value="52822" calcext:value-type="float">
            <text:p>52822</text:p>
          </table:table-cell>
          <table:table-cell office:value-type="float" office:value="52841" calcext:value-type="float">
            <text:p>5284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Marivaux</text:p>
          </table:table-cell>
          <table:table-cell office:value-type="float" office:value="52931" calcext:value-type="float">
            <text:p>52931</text:p>
          </table:table-cell>
          <table:table-cell office:value-type="float" office:value="52939" calcext:value-type="float">
            <text:p>52939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>
          <table:table-cell office:value-type="string" calcext:value-type="string">
            <text:p>Prévost</text:p>
          </table:table-cell>
          <table:table-cell office:value-type="float" office:value="52944" calcext:value-type="float">
            <text:p>52944</text:p>
          </table:table-cell>
          <table:table-cell office:value-type="float" office:value="52951" calcext:value-type="float">
            <text:p>529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52999" calcext:value-type="float">
            <text:p>52999</text:p>
          </table:table-cell>
          <table:table-cell office:value-type="float" office:value="53003" calcext:value-type="float">
            <text:p>5300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3075" calcext:value-type="float">
            <text:p>53075</text:p>
          </table:table-cell>
          <table:table-cell office:value-type="float" office:value="53083" calcext:value-type="float">
            <text:p>530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ic</text:p>
          </table:table-cell>
          <table:table-cell office:value-type="float" office:value="53763" calcext:value-type="float">
            <text:p>53763</text:p>
          </table:table-cell>
          <table:table-cell office:value-type="float" office:value="53766" calcext:value-type="float">
            <text:p>53766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hienie-den</text:p>
          </table:table-cell>
          <table:table-cell office:value-type="float" office:value="53995" calcext:value-type="float">
            <text:p>53995</text:p>
          </table:table-cell>
          <table:table-cell office:value-type="float" office:value="54005" calcext:value-type="float">
            <text:p>5400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4029" calcext:value-type="float">
            <text:p>54029</text:p>
          </table:table-cell>
          <table:table-cell office:value-type="float" office:value="54030" calcext:value-type="float">
            <text:p>5403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e Literatur</text:p>
          </table:table-cell>
          <table:table-cell office:value-type="float" office:value="54358" calcext:value-type="float">
            <text:p>54358</text:p>
          </table:table-cell>
          <table:table-cell office:value-type="float" office:value="54371" calcext:value-type="float">
            <text:p>5437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4407" calcext:value-type="float">
            <text:p>54407</text:p>
          </table:table-cell>
          <table:table-cell office:value-type="float" office:value="54408" calcext:value-type="float">
            <text:p>5440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4803" calcext:value-type="float">
            <text:p>54803</text:p>
          </table:table-cell>
          <table:table-cell office:value-type="float" office:value="54804" calcext:value-type="float">
            <text:p>5480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4866" calcext:value-type="float">
            <text:p>54866</text:p>
          </table:table-cell>
          <table:table-cell office:value-type="float" office:value="54867" calcext:value-type="float">
            <text:p>5486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5030" calcext:value-type="float">
            <text:p>55030</text:p>
          </table:table-cell>
          <table:table-cell office:value-type="float" office:value="55031" calcext:value-type="float">
            <text:p>5503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5094" calcext:value-type="float">
            <text:p>55094</text:p>
          </table:table-cell>
          <table:table-cell office:value-type="float" office:value="55095" calcext:value-type="float">
            <text:p>5509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55244" calcext:value-type="float">
            <text:p>55244</text:p>
          </table:table-cell>
          <table:table-cell office:value-type="float" office:value="55248" calcext:value-type="float">
            <text:p>5524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chweiz</text:p>
          </table:table-cell>
          <table:table-cell office:value-type="float" office:value="55310" calcext:value-type="float">
            <text:p>55310</text:p>
          </table:table-cell>
          <table:table-cell office:value-type="float" office:value="55317" calcext:value-type="float">
            <text:p>5531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55401" calcext:value-type="float">
            <text:p>55401</text:p>
          </table:table-cell>
          <table:table-cell office:value-type="float" office:value="55406" calcext:value-type="float">
            <text:p>5540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England</text:p>
          </table:table-cell>
          <table:table-cell office:value-type="float" office:value="55411" calcext:value-type="float">
            <text:p>55411</text:p>
          </table:table-cell>
          <table:table-cell office:value-type="float" office:value="55418" calcext:value-type="float">
            <text:p>5541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Land</text:p>
          </table:table-cell>
          <table:table-cell office:value-type="float" office:value="56220" calcext:value-type="float">
            <text:p>56220</text:p>
          </table:table-cell>
          <table:table-cell office:value-type="float" office:value="56224" calcext:value-type="float">
            <text:p>5622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tadt</text:p>
          </table:table-cell>
          <table:table-cell office:value-type="float" office:value="56275" calcext:value-type="float">
            <text:p>56275</text:p>
          </table:table-cell>
          <table:table-cell office:value-type="float" office:value="56280" calcext:value-type="float">
            <text:p>5628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Viehhof</text:p>
          </table:table-cell>
          <table:table-cell office:value-type="float" office:value="56355" calcext:value-type="float">
            <text:p>56355</text:p>
          </table:table-cell>
          <table:table-cell office:value-type="float" office:value="56362" calcext:value-type="float">
            <text:p>5636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Billardtischs</text:p>
          </table:table-cell>
          <table:table-cell office:value-type="float" office:value="56450" calcext:value-type="float">
            <text:p>56450</text:p>
          </table:table-cell>
          <table:table-cell office:value-type="float" office:value="56463" calcext:value-type="float">
            <text:p>5646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Blumenbeet</text:p>
          </table:table-cell>
          <table:table-cell office:value-type="float" office:value="56739" calcext:value-type="float">
            <text:p>56739</text:p>
          </table:table-cell>
          <table:table-cell office:value-type="float" office:value="56749" calcext:value-type="float">
            <text:p>5674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ichardsons</text:p>
          </table:table-cell>
          <table:table-cell office:value-type="float" office:value="57318" calcext:value-type="float">
            <text:p>57318</text:p>
          </table:table-cell>
          <table:table-cell office:value-type="float" office:value="57329" calcext:value-type="float">
            <text:p>573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Citoyengesinnung</text:p>
          </table:table-cell>
          <table:table-cell office:value-type="float" office:value="57454" calcext:value-type="float">
            <text:p>57454</text:p>
          </table:table-cell>
          <table:table-cell office:value-type="float" office:value="57470" calcext:value-type="float">
            <text:p>5747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57591" calcext:value-type="float">
            <text:p>57591</text:p>
          </table:table-cell>
          <table:table-cell office:value-type="float" office:value="57607" calcext:value-type="float">
            <text:p>5760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r</text:p>
          </table:table-cell>
          <table:table-cell office:value-type="float" office:value="57769" calcext:value-type="float">
            <text:p>57769</text:p>
          </table:table-cell>
          <table:table-cell office:value-type="float" office:value="57777" calcext:value-type="float">
            <text:p>5777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gipfelnden Gesellschaftsbeziehungen</text:p>
          </table:table-cell>
          <table:table-cell office:value-type="float" office:value="57787" calcext:value-type="float">
            <text:p>57787</text:p>
          </table:table-cell>
          <table:table-cell office:value-type="float" office:value="57822" calcext:value-type="float">
            <text:p>5782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Nouvelle Héloïse</text:p>
          </table:table-cell>
          <table:table-cell office:value-type="float" office:value="57999" calcext:value-type="float">
            <text:p>57999</text:p>
          </table:table-cell>
          <table:table-cell office:value-type="float" office:value="58015" calcext:value-type="float">
            <text:p>5801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Hymnen“</text:p>
          </table:table-cell>
          <table:table-cell office:value-type="float" office:value="58160" calcext:value-type="float">
            <text:p>58160</text:p>
          </table:table-cell>
          <table:table-cell office:value-type="float" office:value="58167" calcext:value-type="float">
            <text:p>5816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58332" calcext:value-type="float">
            <text:p>58332</text:p>
          </table:table-cell>
          <table:table-cell office:value-type="float" office:value="58348" calcext:value-type="float">
            <text:p>5834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59309" calcext:value-type="float">
            <text:p>59309</text:p>
          </table:table-cell>
          <table:table-cell office:value-type="float" office:value="59317" calcext:value-type="float">
            <text:p>5931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59678" calcext:value-type="float">
            <text:p>59678</text:p>
          </table:table-cell>
          <table:table-cell office:value-type="float" office:value="59686" calcext:value-type="float">
            <text:p>5968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derots Erzählprosa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59702" calcext:value-type="float">
            <text:p>59702</text:p>
          </table:table-cell>
          <table:table-cell office:value-type="float" office:value="59723" calcext:value-type="float">
            <text:p>59723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9731" calcext:value-type="float">
            <text:p>59731</text:p>
          </table:table-cell>
          <table:table-cell office:value-type="float" office:value="59739" calcext:value-type="float">
            <text:p>597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s</text:p>
          </table:table-cell>
          <table:table-cell office:value-type="float" office:value="59820" calcext:value-type="float">
            <text:p>59820</text:p>
          </table:table-cell>
          <table:table-cell office:value-type="float" office:value="59828" calcext:value-type="float">
            <text:p>598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 Religieuse</text:p>
          </table:table-cell>
          <table:table-cell office:value-type="float" office:value="60037" calcext:value-type="float">
            <text:p>60037</text:p>
          </table:table-cell>
          <table:table-cell office:value-type="float" office:value="60050" calcext:value-type="float">
            <text:p>6005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e Nonne“</text:p>
          </table:table-cell>
          <table:table-cell office:value-type="float" office:value="60053" calcext:value-type="float">
            <text:p>60053</text:p>
          </table:table-cell>
          <table:table-cell office:value-type="float" office:value="60063" calcext:value-type="float">
            <text:p>6006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Le Neveu de Rameau</text:p>
          </table:table-cell>
          <table:table-cell office:value-type="float" office:value="60094" calcext:value-type="float">
            <text:p>60094</text:p>
          </table:table-cell>
          <table:table-cell office:value-type="float" office:value="60112" calcext:value-type="float">
            <text:p>6011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0411" calcext:value-type="float">
            <text:p>60411</text:p>
          </table:table-cell>
          <table:table-cell office:value-type="float" office:value="60418" calcext:value-type="float">
            <text:p>604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0757" calcext:value-type="float">
            <text:p>60757</text:p>
          </table:table-cell>
          <table:table-cell office:value-type="float" office:value="60764" calcext:value-type="float">
            <text:p>607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60776" calcext:value-type="float">
            <text:p>60776</text:p>
          </table:table-cell>
          <table:table-cell office:value-type="float" office:value="60784" calcext:value-type="float">
            <text:p>607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60912" calcext:value-type="float">
            <text:p>60912</text:p>
          </table:table-cell>
          <table:table-cell office:value-type="float" office:value="60921" calcext:value-type="float">
            <text:p>609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60967" calcext:value-type="float">
            <text:p>60967</text:p>
          </table:table-cell>
          <table:table-cell office:value-type="float" office:value="60975" calcext:value-type="float">
            <text:p>6097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ourgeoisie</text:p>
          </table:table-cell>
          <table:table-cell office:value-type="float" office:value="61418" calcext:value-type="float">
            <text:p>61418</text:p>
          </table:table-cell>
          <table:table-cell office:value-type="float" office:value="61429" calcext:value-type="float">
            <text:p>61429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61759" calcext:value-type="float">
            <text:p>61759</text:p>
          </table:table-cell>
          <table:table-cell office:value-type="float" office:value="61768" calcext:value-type="float">
            <text:p>617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1932" calcext:value-type="float">
            <text:p>61932</text:p>
          </table:table-cell>
          <table:table-cell office:value-type="float" office:value="61939" calcext:value-type="float">
            <text:p>619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2105" calcext:value-type="float">
            <text:p>62105</text:p>
          </table:table-cell>
          <table:table-cell office:value-type="float" office:value="62112" calcext:value-type="float">
            <text:p>621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2306" calcext:value-type="float">
            <text:p>6230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2334" calcext:value-type="float">
            <text:p>62334</text:p>
          </table:table-cell>
          <table:table-cell office:value-type="float" office:value="62341" calcext:value-type="float">
            <text:p>62341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2811" calcext:value-type="float">
            <text:p>62811</text:p>
          </table:table-cell>
          <table:table-cell office:value-type="float" office:value="62812" calcext:value-type="float">
            <text:p>6281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eudalabsolutistischen Staat</text:p>
          </table:table-cell>
          <table:table-cell office:value-type="float" office:value="63247" calcext:value-type="float">
            <text:p>63247</text:p>
          </table:table-cell>
          <table:table-cell office:value-type="float" office:value="63275" calcext:value-type="float">
            <text:p>6327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3358" calcext:value-type="float">
            <text:p>63358</text:p>
          </table:table-cell>
          <table:table-cell office:value-type="float" office:value="63365" calcext:value-type="float">
            <text:p>633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esetz gegen den Wucher</text:p>
          </table:table-cell>
          <table:table-cell office:value-type="float" office:value="63809" calcext:value-type="float">
            <text:p>63809</text:p>
          </table:table-cell>
          <table:table-cell office:value-type="float" office:value="63832" calcext:value-type="float">
            <text:p>6383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3890" calcext:value-type="float">
            <text:p>63890</text:p>
          </table:table-cell>
          <table:table-cell office:value-type="float" office:value="63891" calcext:value-type="float">
            <text:p>6389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4110" calcext:value-type="float">
            <text:p>64110</text:p>
          </table:table-cell>
          <table:table-cell office:value-type="float" office:value="64117" calcext:value-type="float">
            <text:p>641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64321" calcext:value-type="float">
            <text:p>64321</text:p>
          </table:table-cell>
          <table:table-cell office:value-type="float" office:value="64329" calcext:value-type="float">
            <text:p>6432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Besitzes</text:p>
          </table:table-cell>
          <table:table-cell office:value-type="float" office:value="64387" calcext:value-type="float">
            <text:p>64387</text:p>
          </table:table-cell>
          <table:table-cell office:value-type="float" office:value="64395" calcext:value-type="float">
            <text:p>6439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upplément au voyage de Bougainville</text:p>
          </table:table-cell>
          <table:table-cell office:value-type="float" office:value="65018" calcext:value-type="float">
            <text:p>65018</text:p>
          </table:table-cell>
          <table:table-cell office:value-type="float" office:value="65054" calcext:value-type="float">
            <text:p>6505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Nachtrag zu Bougainvilles</text:p>
          </table:table-cell>
          <table:table-cell office:value-type="float" office:value="65063" calcext:value-type="float">
            <text:p>65063</text:p>
          </table:table-cell>
          <table:table-cell office:value-type="float" office:value="65088" calcext:value-type="float">
            <text:p>6508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Tahiti</text:p>
          </table:table-cell>
          <table:table-cell office:value-type="float" office:value="65182" calcext:value-type="float">
            <text:p>65182</text:p>
          </table:table-cell>
          <table:table-cell office:value-type="float" office:value="65188" calcext:value-type="float">
            <text:p>6518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kommunistischen</text:p>
          </table:table-cell>
          <table:table-cell office:value-type="float" office:value="65231" calcext:value-type="float">
            <text:p>65231</text:p>
          </table:table-cell>
          <table:table-cell office:value-type="float" office:value="65246" calcext:value-type="float">
            <text:p>6524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5534" calcext:value-type="float">
            <text:p>65534</text:p>
          </table:table-cell>
          <table:table-cell office:value-type="float" office:value="65541" calcext:value-type="float">
            <text:p>655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aturzustand</text:p>
          </table:table-cell>
          <table:table-cell office:value-type="float" office:value="65624" calcext:value-type="float">
            <text:p>65624</text:p>
          </table:table-cell>
          <table:table-cell office:value-type="float" office:value="65636" calcext:value-type="float">
            <text:p>6563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Helvétius</text:p>
          </table:table-cell>
          <table:table-cell office:value-type="float" office:value="65774" calcext:value-type="float">
            <text:p>65774</text:p>
          </table:table-cell>
          <table:table-cell office:value-type="float" office:value="65783" calcext:value-type="float">
            <text:p>657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6058" calcext:value-type="float">
            <text:p>66058</text:p>
          </table:table-cell>
          <table:table-cell office:value-type="float" office:value="66059" calcext:value-type="float">
            <text:p>6605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6075" calcext:value-type="float">
            <text:p>66075</text:p>
          </table:table-cell>
          <table:table-cell office:value-type="float" office:value="66082" calcext:value-type="float">
            <text:p>660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chtungsgenres</text:p>
          </table:table-cell>
          <table:table-cell office:value-type="float" office:value="66390" calcext:value-type="float">
            <text:p>66390</text:p>
          </table:table-cell>
          <table:table-cell office:value-type="float" office:value="66405" calcext:value-type="float">
            <text:p>6640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66573" calcext:value-type="float">
            <text:p>66573</text:p>
          </table:table-cell>
          <table:table-cell office:value-type="float" office:value="66581" calcext:value-type="float">
            <text:p>6658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6643" calcext:value-type="float">
            <text:p>66643</text:p>
          </table:table-cell>
          <table:table-cell office:value-type="float" office:value="66650" calcext:value-type="float">
            <text:p>6665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66655" calcext:value-type="float">
            <text:p>66655</text:p>
          </table:table-cell>
          <table:table-cell office:value-type="float" office:value="66663" calcext:value-type="float">
            <text:p>666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ol-bach-Gruppe</text:p>
          </table:table-cell>
          <table:table-cell office:value-type="float" office:value="66733" calcext:value-type="float">
            <text:p>66733</text:p>
          </table:table-cell>
          <table:table-cell office:value-type="float" office:value="66748" calcext:value-type="float">
            <text:p>6674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Encyclopédie</text:p>
          </table:table-cell>
          <table:table-cell office:value-type="float" office:value="66833" calcext:value-type="float">
            <text:p>66833</text:p>
          </table:table-cell>
          <table:table-cell office:value-type="float" office:value="66845" calcext:value-type="float">
            <text:p>6684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elvétius’ De l’esprit</text:p>
          </table:table-cell>
          <table:table-cell office:value-type="float" office:value="66912" calcext:value-type="float">
            <text:p>66912</text:p>
          </table:table-cell>
          <table:table-cell office:value-type="float" office:value="66934" calcext:value-type="float">
            <text:p>669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philosophiques Diderots</text:p>
          </table:table-cell>
          <table:table-cell office:value-type="float" office:value="66970" calcext:value-type="float">
            <text:p>66970</text:p>
          </table:table-cell>
          <table:table-cell office:value-type="float" office:value="66993" calcext:value-type="float">
            <text:p>669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Palissots</text:p>
          </table:table-cell>
          <table:table-cell office:value-type="float" office:value="67020" calcext:value-type="float">
            <text:p>67020</text:p>
          </table:table-cell>
          <table:table-cell office:value-type="float" office:value="67029" calcext:value-type="float">
            <text:p>670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es philosophes</text:p>
          </table:table-cell>
          <table:table-cell office:value-type="float" office:value="67057" calcext:value-type="float">
            <text:p>67057</text:p>
          </table:table-cell>
          <table:table-cell office:value-type="float" office:value="67072" calcext:value-type="float">
            <text:p>6707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Kampagne</text:p>
          </table:table-cell>
          <table:table-cell office:value-type="float" office:value="67088" calcext:value-type="float">
            <text:p>67088</text:p>
          </table:table-cell>
          <table:table-cell office:value-type="float" office:value="67096" calcext:value-type="float">
            <text:p>6709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7138" calcext:value-type="float">
            <text:p>67138</text:p>
          </table:table-cell>
          <table:table-cell office:value-type="float" office:value="67145" calcext:value-type="float">
            <text:p>671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n Gesellschaft seiner Zeit</text:p>
          </table:table-cell>
          <table:table-cell office:value-type="float" office:value="67548" calcext:value-type="float">
            <text:p>67548</text:p>
          </table:table-cell>
          <table:table-cell office:value-type="float" office:value="67586" calcext:value-type="float">
            <text:p>67586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7867" calcext:value-type="float">
            <text:p>67867</text:p>
          </table:table-cell>
          <table:table-cell office:value-type="float" office:value="67874" calcext:value-type="float">
            <text:p>678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 religieuse</text:p>
          </table:table-cell>
          <table:table-cell office:value-type="float" office:value="67915" calcext:value-type="float">
            <text:p>67915</text:p>
          </table:table-cell>
          <table:table-cell office:value-type="float" office:value="67928" calcext:value-type="float">
            <text:p>6792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e Nonne“</text:p>
          </table:table-cell>
          <table:table-cell office:value-type="float" office:value="67937" calcext:value-type="float">
            <text:p>67937</text:p>
          </table:table-cell>
          <table:table-cell office:value-type="float" office:value="67947" calcext:value-type="float">
            <text:p>6794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e neveu de Rameau</text:p>
          </table:table-cell>
          <table:table-cell office:value-type="float" office:value="67953" calcext:value-type="float">
            <text:p>67953</text:p>
          </table:table-cell>
          <table:table-cell office:value-type="float" office:value="67971" calcext:value-type="float">
            <text:p>6797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8134" calcext:value-type="float">
            <text:p>68134</text:p>
          </table:table-cell>
          <table:table-cell office:value-type="float" office:value="68135" calcext:value-type="float">
            <text:p>6813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68155" calcext:value-type="float">
            <text:p>68155</text:p>
          </table:table-cell>
          <table:table-cell office:value-type="float" office:value="68159" calcext:value-type="float">
            <text:p>6815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8309" calcext:value-type="float">
            <text:p>68309</text:p>
          </table:table-cell>
          <table:table-cell office:value-type="float" office:value="68310" calcext:value-type="float">
            <text:p>6831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Croismare</text:p>
          </table:table-cell>
          <table:table-cell office:value-type="float" office:value="68471" calcext:value-type="float">
            <text:p>68471</text:p>
          </table:table-cell>
          <table:table-cell office:value-type="float" office:value="68480" calcext:value-type="float">
            <text:p>684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68493" calcext:value-type="float">
            <text:p>68493</text:p>
          </table:table-cell>
          <table:table-cell office:value-type="float" office:value="68497" calcext:value-type="float">
            <text:p>6849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8847" calcext:value-type="float">
            <text:p>68847</text:p>
          </table:table-cell>
          <table:table-cell office:value-type="float" office:value="68854" calcext:value-type="float">
            <text:p>688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arquis</text:p>
          </table:table-cell>
          <table:table-cell office:value-type="float" office:value="68913" calcext:value-type="float">
            <text:p>68913</text:p>
          </table:table-cell>
          <table:table-cell office:value-type="float" office:value="68920" calcext:value-type="float">
            <text:p>6892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68980" calcext:value-type="float">
            <text:p>68980</text:p>
          </table:table-cell>
          <table:table-cell office:value-type="float" office:value="68985" calcext:value-type="float">
            <text:p>6898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9080" calcext:value-type="float">
            <text:p>69080</text:p>
          </table:table-cell>
          <table:table-cell office:value-type="float" office:value="69081" calcext:value-type="float">
            <text:p>690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69154" calcext:value-type="float">
            <text:p>69154</text:p>
          </table:table-cell>
          <table:table-cell office:value-type="float" office:value="69155" calcext:value-type="float">
            <text:p>6915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9178" calcext:value-type="float">
            <text:p>69178</text:p>
          </table:table-cell>
          <table:table-cell office:value-type="float" office:value="69185" calcext:value-type="float">
            <text:p>6918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69272" calcext:value-type="float">
            <text:p>69272</text:p>
          </table:table-cell>
          <table:table-cell office:value-type="float" office:value="69279" calcext:value-type="float">
            <text:p>692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ädchens</text:p>
          </table:table-cell>
          <table:table-cell office:value-type="float" office:value="69443" calcext:value-type="float">
            <text:p>69443</text:p>
          </table:table-cell>
          <table:table-cell office:value-type="float" office:value="69451" calcext:value-type="float">
            <text:p>6945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Klosterregeln</text:p>
          </table:table-cell>
          <table:table-cell office:value-type="float" office:value="69835" calcext:value-type="float">
            <text:p>69835</text:p>
          </table:table-cell>
          <table:table-cell office:value-type="float" office:value="69848" calcext:value-type="float">
            <text:p>6984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Aberglaube</text:p>
          </table:table-cell>
          <table:table-cell office:value-type="float" office:value="69996" calcext:value-type="float">
            <text:p>69996</text:p>
          </table:table-cell>
          <table:table-cell office:value-type="float" office:value="70006" calcext:value-type="float">
            <text:p>70006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Neid</text:p>
          </table:table-cell>
          <table:table-cell office:value-type="float" office:value="70008" calcext:value-type="float">
            <text:p>70008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Bosheit</text:p>
          </table:table-cell>
          <table:table-cell office:value-type="float" office:value="70014" calcext:value-type="float">
            <text:p>70014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Nonne</text:p>
          </table:table-cell>
          <table:table-cell office:value-type="float" office:value="70230" calcext:value-type="float">
            <text:p>70230</text:p>
          </table:table-cell>
          <table:table-cell office:value-type="float" office:value="70235" calcext:value-type="float">
            <text:p>7023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Mitgift</text:p>
          </table:table-cell>
          <table:table-cell office:value-type="float" office:value="70563" calcext:value-type="float">
            <text:p>70563</text:p>
          </table:table-cell>
          <table:table-cell office:value-type="float" office:value="70570" calcext:value-type="float">
            <text:p>7057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zeugendes Motiv</text:p>
          </table:table-cell>
          <table:table-cell office:value-type="float" office:value="70773" calcext:value-type="float">
            <text:p>70773</text:p>
          </table:table-cell>
          <table:table-cell office:value-type="float" office:value="70788" calcext:value-type="float">
            <text:p>7078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uzanne</text:p>
          </table:table-cell>
          <table:table-cell office:value-type="float" office:value="70898" calcext:value-type="float">
            <text:p>70898</text:p>
          </table:table-cell>
          <table:table-cell office:value-type="float" office:value="70905" calcext:value-type="float">
            <text:p>709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uzanne</text:p>
          </table:table-cell>
          <table:table-cell office:value-type="float" office:value="70980" calcext:value-type="float">
            <text:p>70980</text:p>
          </table:table-cell>
          <table:table-cell office:value-type="float" office:value="70987" calcext:value-type="float">
            <text:p>7098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uzannes</text:p>
          </table:table-cell>
          <table:table-cell office:value-type="float" office:value="71722" calcext:value-type="float">
            <text:p>71722</text:p>
          </table:table-cell>
          <table:table-cell office:value-type="float" office:value="71730" calcext:value-type="float">
            <text:p>7173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christlichen</text:p>
          </table:table-cell>
          <table:table-cell office:value-type="float" office:value="71837" calcext:value-type="float">
            <text:p>71837</text:p>
          </table:table-cell>
          <table:table-cell office:value-type="float" office:value="71849" calcext:value-type="float">
            <text:p>7184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71873" calcext:value-type="float">
            <text:p>71873</text:p>
          </table:table-cell>
          <table:table-cell office:value-type="float" office:value="71880" calcext:value-type="float">
            <text:p>718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uzannes</text:p>
          </table:table-cell>
          <table:table-cell office:value-type="float" office:value="72339" calcext:value-type="float">
            <text:p>72339</text:p>
          </table:table-cell>
          <table:table-cell office:value-type="float" office:value="72347" calcext:value-type="float">
            <text:p>7234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Sympathie</text:p>
          </table:table-cell>
          <table:table-cell office:value-type="float" office:value="72421" calcext:value-type="float">
            <text:p>72421</text:p>
          </table:table-cell>
          <table:table-cell office:value-type="float" office:value="72430" calcext:value-type="float">
            <text:p>7243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e Nonne</text:p>
          </table:table-cell>
          <table:table-cell office:value-type="float" office:value="72581" calcext:value-type="float">
            <text:p>72581</text:p>
          </table:table-cell>
          <table:table-cell office:value-type="float" office:value="72590" calcext:value-type="float">
            <text:p>7259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Erkenntnissen</text:p>
          </table:table-cell>
          <table:table-cell office:value-type="float" office:value="72653" calcext:value-type="float">
            <text:p>72653</text:p>
          </table:table-cell>
          <table:table-cell office:value-type="float" office:value="72666" calcext:value-type="float">
            <text:p>7266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72672" calcext:value-type="float">
            <text:p>72672</text:p>
          </table:table-cell>
          <table:table-cell office:value-type="float" office:value="72679" calcext:value-type="float">
            <text:p>726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nglischen</text:p>
          </table:table-cell>
          <table:table-cell office:value-type="float" office:value="72688" calcext:value-type="float">
            <text:p>72688</text:p>
          </table:table-cell>
          <table:table-cell office:value-type="float" office:value="72698" calcext:value-type="float">
            <text:p>7269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72709" calcext:value-type="float">
            <text:p>72709</text:p>
          </table:table-cell>
          <table:table-cell office:value-type="float" office:value="72719" calcext:value-type="float">
            <text:p>7271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Eloge de Richardson</text:p>
          </table:table-cell>
          <table:table-cell office:value-type="float" office:value="72737" calcext:value-type="float">
            <text:p>72737</text:p>
          </table:table-cell>
          <table:table-cell office:value-type="float" office:value="72756" calcext:value-type="float">
            <text:p>727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Lobrede auf Richardson“</text:p>
          </table:table-cell>
          <table:table-cell office:value-type="float" office:value="72766" calcext:value-type="float">
            <text:p>72766</text:p>
          </table:table-cell>
          <table:table-cell office:value-type="float" office:value="72789" calcext:value-type="float">
            <text:p>7278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 Richardsons</text:p>
          </table:table-cell>
          <table:table-cell office:value-type="float" office:value="72797" calcext:value-type="float">
            <text:p>72797</text:p>
          </table:table-cell>
          <table:table-cell office:value-type="float" office:value="72816" calcext:value-type="float">
            <text:p>728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3036" calcext:value-type="float">
            <text:p>73036</text:p>
          </table:table-cell>
          <table:table-cell office:value-type="float" office:value="73037" calcext:value-type="float">
            <text:p>7303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3099" calcext:value-type="float">
            <text:p>73099</text:p>
          </table:table-cell>
          <table:table-cell office:value-type="float" office:value="73100" calcext:value-type="float">
            <text:p>7310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3209" calcext:value-type="float">
            <text:p>73209</text:p>
          </table:table-cell>
          <table:table-cell office:value-type="float" office:value="73210" calcext:value-type="float">
            <text:p>7321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3225" calcext:value-type="float">
            <text:p>73225</text:p>
          </table:table-cell>
          <table:table-cell office:value-type="float" office:value="73226" calcext:value-type="float">
            <text:p>7322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3331" calcext:value-type="float">
            <text:p>73331</text:p>
          </table:table-cell>
          <table:table-cell office:value-type="float" office:value="73332" calcext:value-type="float">
            <text:p>7333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Richardson</text:p>
          </table:table-cell>
          <table:table-cell office:value-type="float" office:value="73362" calcext:value-type="float">
            <text:p>73362</text:p>
          </table:table-cell>
          <table:table-cell office:value-type="float" office:value="73372" calcext:value-type="float">
            <text:p>7337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3416" calcext:value-type="float">
            <text:p>73416</text:p>
          </table:table-cell>
          <table:table-cell office:value-type="float" office:value="73417" calcext:value-type="float">
            <text:p>7341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73552" calcext:value-type="float">
            <text:p>73552</text:p>
          </table:table-cell>
          <table:table-cell office:value-type="float" office:value="73556" calcext:value-type="float">
            <text:p>7355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as menschliche Herz</text:p>
          </table:table-cell>
          <table:table-cell office:value-type="float" office:value="73635" calcext:value-type="float">
            <text:p>73635</text:p>
          </table:table-cell>
          <table:table-cell office:value-type="float" office:value="73655" calcext:value-type="float">
            <text:p>7365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e Richardson</text:p>
          </table:table-cell>
          <table:table-cell office:value-type="float" office:value="74091" calcext:value-type="float">
            <text:p>74091</text:p>
          </table:table-cell>
          <table:table-cell office:value-type="float" office:value="74104" calcext:value-type="float">
            <text:p>741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Diderots</text:p>
          </table:table-cell>
          <table:table-cell office:value-type="float" office:value="74227" calcext:value-type="float">
            <text:p>74227</text:p>
          </table:table-cell>
          <table:table-cell office:value-type="float" office:value="74235" calcext:value-type="float">
            <text:p>7423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La Religieuse</text:p>
          </table:table-cell>
          <table:table-cell office:value-type="float" office:value="74314" calcext:value-type="float">
            <text:p>74314</text:p>
          </table:table-cell>
          <table:table-cell office:value-type="float" office:value="74327" calcext:value-type="float">
            <text:p>7432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74519" calcext:value-type="float">
            <text:p>74519</text:p>
          </table:table-cell>
          <table:table-cell office:value-type="float" office:value="74529" calcext:value-type="float">
            <text:p>745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eutschen</text:p>
          </table:table-cell>
          <table:table-cell office:value-type="float" office:value="74977" calcext:value-type="float">
            <text:p>74977</text:p>
          </table:table-cell>
          <table:table-cell office:value-type="float" office:value="74986" calcext:value-type="float">
            <text:p>7498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75003" calcext:value-type="float">
            <text:p>75003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Petersburger</text:p>
          </table:table-cell>
          <table:table-cell office:value-type="float" office:value="75029" calcext:value-type="float">
            <text:p>75029</text:p>
          </table:table-cell>
          <table:table-cell office:value-type="float" office:value="75041" calcext:value-type="float">
            <text:p>75041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Rameaus Neffe</text:p>
          </table:table-cell>
          <table:table-cell office:value-type="float" office:value="75200" calcext:value-type="float">
            <text:p>75200</text:p>
          </table:table-cell>
          <table:table-cell office:value-type="float" office:value="75213" calcext:value-type="float">
            <text:p>7521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französischer Sprache</text:p>
          </table:table-cell>
          <table:table-cell office:value-type="float" office:value="75304" calcext:value-type="float">
            <text:p>75304</text:p>
          </table:table-cell>
          <table:table-cell office:value-type="float" office:value="75325" calcext:value-type="float">
            <text:p>7532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Held dieses Dialogs</text:p>
          </table:table-cell>
          <table:table-cell office:value-type="float" office:value="75342" calcext:value-type="float">
            <text:p>75342</text:p>
          </table:table-cell>
          <table:table-cell office:value-type="float" office:value="75365" calcext:value-type="float">
            <text:p>7536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zösischen</text:p>
          </table:table-cell>
          <table:table-cell office:value-type="float" office:value="75431" calcext:value-type="float">
            <text:p>75431</text:p>
          </table:table-cell>
          <table:table-cell office:value-type="float" office:value="75444" calcext:value-type="float">
            <text:p>7544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ameau</text:p>
          </table:table-cell>
          <table:table-cell office:value-type="float" office:value="75457" calcext:value-type="float">
            <text:p>75457</text:p>
          </table:table-cell>
          <table:table-cell office:value-type="float" office:value="75463" calcext:value-type="float">
            <text:p>754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ei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117" calcext:value-type="float">
            <text:p>76117</text:p>
          </table:table-cell>
          <table:table-cell office:value-type="float" office:value="76122" calcext:value-type="float">
            <text:p>7612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alomons</text:p>
          </table:table-cell>
          <table:table-cell office:value-type="float" office:value="76786" calcext:value-type="float">
            <text:p>76786</text:p>
          </table:table-cell>
          <table:table-cell office:value-type="float" office:value="76794" calcext:value-type="float">
            <text:p>767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76958" calcext:value-type="float">
            <text:p>76958</text:p>
          </table:table-cell>
          <table:table-cell office:value-type="float" office:value="76960" calcext:value-type="float">
            <text:p>7696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7071" calcext:value-type="float">
            <text:p>77071</text:p>
          </table:table-cell>
          <table:table-cell office:value-type="float" office:value="77072" calcext:value-type="float">
            <text:p>7707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7188" calcext:value-type="float">
            <text:p>77188</text:p>
          </table:table-cell>
          <table:table-cell office:value-type="float" office:value="77189" calcext:value-type="float">
            <text:p>7718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’s</text:p>
          </table:table-cell>
          <table:table-cell office:value-type="float" office:value="77273" calcext:value-type="float">
            <text:p>77273</text:p>
          </table:table-cell>
          <table:table-cell office:value-type="float" office:value="77275" calcext:value-type="float">
            <text:p>7727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’s</text:p>
          </table:table-cell>
          <table:table-cell office:value-type="float" office:value="77422" calcext:value-type="float">
            <text:p>77422</text:p>
          </table:table-cell>
          <table:table-cell office:value-type="float" office:value="77424" calcext:value-type="float">
            <text:p>7742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’s</text:p>
          </table:table-cell>
          <table:table-cell office:value-type="float" office:value="77447" calcext:value-type="float">
            <text:p>77447</text:p>
          </table:table-cell>
          <table:table-cell office:value-type="float" office:value="77449" calcext:value-type="float">
            <text:p>7744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’s</text:p>
          </table:table-cell>
          <table:table-cell office:value-type="float" office:value="77495" calcext:value-type="float">
            <text:p>77495</text:p>
          </table:table-cell>
          <table:table-cell office:value-type="float" office:value="77497" calcext:value-type="float">
            <text:p>7749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Harlekins Rock!“</text:p>
          </table:table-cell>
          <table:table-cell office:value-type="float" office:value="77549" calcext:value-type="float">
            <text:p>77549</text:p>
          </table:table-cell>
          <table:table-cell office:value-type="float" office:value="77565" calcext:value-type="float">
            <text:p>7756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Rameau</text:p>
          </table:table-cell>
          <table:table-cell office:value-type="float" office:value="77670" calcext:value-type="float">
            <text:p>77670</text:p>
          </table:table-cell>
          <table:table-cell office:value-type="float" office:value="77676" calcext:value-type="float">
            <text:p>776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ehn</text:p>
          </table:table-cell>
          <table:table-cell office:value-type="float" office:value="77743" calcext:value-type="float">
            <text:p>77743</text:p>
          </table:table-cell>
          <table:table-cell office:value-type="float" office:value="77747" calcext:value-type="float">
            <text:p>7774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Herrn Prior</text:p>
          </table:table-cell>
          <table:table-cell office:value-type="float" office:value="77758" calcext:value-type="float">
            <text:p>77758</text:p>
          </table:table-cell>
          <table:table-cell office:value-type="float" office:value="77769" calcext:value-type="float">
            <text:p>777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ehn</text:p>
          </table:table-cell>
          <table:table-cell office:value-type="float" office:value="77801" calcext:value-type="float">
            <text:p>77801</text:p>
          </table:table-cell>
          <table:table-cell office:value-type="float" office:value="77805" calcext:value-type="float">
            <text:p>7780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7831" calcext:value-type="float">
            <text:p>77831</text:p>
          </table:table-cell>
          <table:table-cell office:value-type="float" office:value="77832" calcext:value-type="float">
            <text:p>7783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Tages</text:p>
          </table:table-cell>
          <table:table-cell office:value-type="float" office:value="77925" calcext:value-type="float">
            <text:p>77925</text:p>
          </table:table-cell>
          <table:table-cell office:value-type="float" office:value="77930" calcext:value-type="float">
            <text:p>7793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8157" calcext:value-type="float">
            <text:p>78157</text:p>
          </table:table-cell>
          <table:table-cell office:value-type="float" office:value="78158" calcext:value-type="float">
            <text:p>7815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8466" calcext:value-type="float">
            <text:p>78466</text:p>
          </table:table-cell>
          <table:table-cell office:value-type="float" office:value="78467" calcext:value-type="float">
            <text:p>7846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unendlichen Ozean</text:p>
          </table:table-cell>
          <table:table-cell office:value-type="float" office:value="78833" calcext:value-type="float">
            <text:p>78833</text:p>
          </table:table-cell>
          <table:table-cell office:value-type="float" office:value="78850" calcext:value-type="float">
            <text:p>7885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Weltverbesserer“</text:p>
          </table:table-cell>
          <table:table-cell office:value-type="float" office:value="79371" calcext:value-type="float">
            <text:p>79371</text:p>
          </table:table-cell>
          <table:table-cell office:value-type="float" office:value="79387" calcext:value-type="float">
            <text:p>7938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’s</text:p>
          </table:table-cell>
          <table:table-cell office:value-type="float" office:value="79742" calcext:value-type="float">
            <text:p>79742</text:p>
          </table:table-cell>
          <table:table-cell office:value-type="float" office:value="79744" calcext:value-type="float">
            <text:p>7974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9817" calcext:value-type="float">
            <text:p>79817</text:p>
          </table:table-cell>
          <table:table-cell office:value-type="float" office:value="79818" calcext:value-type="float">
            <text:p>7981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9944" calcext:value-type="float">
            <text:p>79944</text:p>
          </table:table-cell>
          <table:table-cell office:value-type="float" office:value="79945" calcext:value-type="float">
            <text:p>7994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Naturzustand</text:p>
          </table:table-cell>
          <table:table-cell office:value-type="float" office:value="80008" calcext:value-type="float">
            <text:p>80008</text:p>
          </table:table-cell>
          <table:table-cell office:value-type="float" office:value="80020" calcext:value-type="float">
            <text:p>8002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Gewerbefleiß</text:p>
          </table:table-cell>
          <table:table-cell office:value-type="float" office:value="80111" calcext:value-type="float">
            <text:p>80111</text:p>
          </table:table-cell>
          <table:table-cell office:value-type="float" office:value="80123" calcext:value-type="float">
            <text:p>8012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0340" calcext:value-type="float">
            <text:p>80340</text:p>
          </table:table-cell>
          <table:table-cell office:value-type="float" office:value="80341" calcext:value-type="float">
            <text:p>8034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e Wahrheit muß</text:p>
          </table:table-cell>
          <table:table-cell office:value-type="float" office:value="80379" calcext:value-type="float">
            <text:p>80379</text:p>
          </table:table-cell>
          <table:table-cell office:value-type="float" office:value="80395" calcext:value-type="float">
            <text:p>8039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0458" calcext:value-type="float">
            <text:p>80458</text:p>
          </table:table-cell>
          <table:table-cell office:value-type="float" office:value="80465" calcext:value-type="float">
            <text:p>804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0828" calcext:value-type="float">
            <text:p>80828</text:p>
          </table:table-cell>
          <table:table-cell office:value-type="float" office:value="80835" calcext:value-type="float">
            <text:p>808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Gesprächspartner</text:p>
          </table:table-cell>
          <table:table-cell office:value-type="float" office:value="81314" calcext:value-type="float">
            <text:p>81314</text:p>
          </table:table-cell>
          <table:table-cell office:value-type="float" office:value="81330" calcext:value-type="float">
            <text:p>8133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ameaus Neffe</text:p>
          </table:table-cell>
          <table:table-cell office:value-type="float" office:value="81556" calcext:value-type="float">
            <text:p>81556</text:p>
          </table:table-cell>
          <table:table-cell office:value-type="float" office:value="81569" calcext:value-type="float">
            <text:p>815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1659" calcext:value-type="float">
            <text:p>81659</text:p>
          </table:table-cell>
          <table:table-cell office:value-type="float" office:value="81660" calcext:value-type="float">
            <text:p>8166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Hegel</text:p>
          </table:table-cell>
          <table:table-cell office:value-type="float" office:value="81683" calcext:value-type="float">
            <text:p>81683</text:p>
          </table:table-cell>
          <table:table-cell office:value-type="float" office:value="81688" calcext:value-type="float">
            <text:p>8168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1770" calcext:value-type="float">
            <text:p>81770</text:p>
          </table:table-cell>
          <table:table-cell office:value-type="float" office:value="81777" calcext:value-type="float">
            <text:p>8177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s</text:p>
          </table:table-cell>
          <table:table-cell office:value-type="float" office:value="82434" calcext:value-type="float">
            <text:p>82434</text:p>
          </table:table-cell>
          <table:table-cell office:value-type="float" office:value="82442" calcext:value-type="float">
            <text:p>8244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2866" calcext:value-type="float">
            <text:p>82866</text:p>
          </table:table-cell>
          <table:table-cell office:value-type="float" office:value="82873" calcext:value-type="float">
            <text:p>828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oziale</text:p>
          </table:table-cell>
          <table:table-cell office:value-type="float" office:value="82956" calcext:value-type="float">
            <text:p>82956</text:p>
          </table:table-cell>
          <table:table-cell office:value-type="float" office:value="82963" calcext:value-type="float">
            <text:p>8296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Bourbonne“</text:p>
          </table:table-cell>
          <table:table-cell office:value-type="float" office:value="83081" calcext:value-type="float">
            <text:p>83081</text:p>
          </table:table-cell>
          <table:table-cell office:value-type="float" office:value="83091" calcext:value-type="float">
            <text:p>8309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cques le fataliste</text:p>
          </table:table-cell>
          <table:table-cell office:value-type="float" office:value="83100" calcext:value-type="float">
            <text:p>83100</text:p>
          </table:table-cell>
          <table:table-cell office:value-type="float" office:value="83120" calcext:value-type="float">
            <text:p>831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83177" calcext:value-type="float">
            <text:p>83177</text:p>
          </table:table-cell>
          <table:table-cell office:value-type="float" office:value="83184" calcext:value-type="float">
            <text:p>831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ourbonne</text:p>
          </table:table-cell>
          <table:table-cell office:value-type="float" office:value="83238" calcext:value-type="float">
            <text:p>83238</text:p>
          </table:table-cell>
          <table:table-cell office:value-type="float" office:value="83247" calcext:value-type="float">
            <text:p>8324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Felix Olivier</text:p>
          </table:table-cell>
          <table:table-cell office:value-type="float" office:value="83446" calcext:value-type="float">
            <text:p>83446</text:p>
          </table:table-cell>
          <table:table-cell office:value-type="float" office:value="83459" calcext:value-type="float">
            <text:p>8345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ause</text:p>
          </table:table-cell>
          <table:table-cell office:value-type="float" office:value="83629" calcext:value-type="float">
            <text:p>83629</text:p>
          </table:table-cell>
          <table:table-cell office:value-type="float" office:value="83634" calcext:value-type="float">
            <text:p>8363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3703" calcext:value-type="float">
            <text:p>83703</text:p>
          </table:table-cell>
          <table:table-cell office:value-type="float" office:value="83704" calcext:value-type="float">
            <text:p>8370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3778" calcext:value-type="float">
            <text:p>83778</text:p>
          </table:table-cell>
          <table:table-cell office:value-type="float" office:value="83779" calcext:value-type="float">
            <text:p>8377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er erste</text:p>
          </table:table-cell>
          <table:table-cell office:value-type="float" office:value="83863" calcext:value-type="float">
            <text:p>83863</text:p>
          </table:table-cell>
          <table:table-cell office:value-type="float" office:value="83872" calcext:value-type="float">
            <text:p>8387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83945" calcext:value-type="float">
            <text:p>83945</text:p>
          </table:table-cell>
          <table:table-cell office:value-type="float" office:value="83950" calcext:value-type="float">
            <text:p>8395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83975" calcext:value-type="float">
            <text:p>83975</text:p>
          </table:table-cell>
          <table:table-cell office:value-type="float" office:value="83980" calcext:value-type="float">
            <text:p>839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4116" calcext:value-type="float">
            <text:p>84116</text:p>
          </table:table-cell>
          <table:table-cell office:value-type="float" office:value="84117" calcext:value-type="float">
            <text:p>8411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elix</text:p>
          </table:table-cell>
          <table:table-cell office:value-type="float" office:value="84414" calcext:value-type="float">
            <text:p>84414</text:p>
          </table:table-cell>
          <table:table-cell office:value-type="float" office:value="84419" calcext:value-type="float">
            <text:p>8441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84762" calcext:value-type="float">
            <text:p>84762</text:p>
          </table:table-cell>
          <table:table-cell office:value-type="float" office:value="84766" calcext:value-type="float">
            <text:p>8476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4874" calcext:value-type="float">
            <text:p>84874</text:p>
          </table:table-cell>
          <table:table-cell office:value-type="float" office:value="84875" calcext:value-type="float">
            <text:p>8487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5018" calcext:value-type="float">
            <text:p>85018</text:p>
          </table:table-cell>
          <table:table-cell office:value-type="float" office:value="85025" calcext:value-type="float">
            <text:p>850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85068" calcext:value-type="float">
            <text:p>85068</text:p>
          </table:table-cell>
          <table:table-cell office:value-type="float" office:value="85073" calcext:value-type="float">
            <text:p>850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Teufel</text:p>
          </table:table-cell>
          <table:table-cell office:value-type="float" office:value="85088" calcext:value-type="float">
            <text:p>85088</text:p>
          </table:table-cell>
          <table:table-cell office:value-type="float" office:value="85094" calcext:value-type="float">
            <text:p>850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Olivier</text:p>
          </table:table-cell>
          <table:table-cell office:value-type="float" office:value="85114" calcext:value-type="float">
            <text:p>85114</text:p>
          </table:table-cell>
          <table:table-cell office:value-type="float" office:value="85121" calcext:value-type="float">
            <text:p>851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Teufel</text:p>
          </table:table-cell>
          <table:table-cell office:value-type="float" office:value="85140" calcext:value-type="float">
            <text:p>85140</text:p>
          </table:table-cell>
          <table:table-cell office:value-type="float" office:value="85146" calcext:value-type="float">
            <text:p>851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Schluß</text:p>
          </table:table-cell>
          <table:table-cell office:value-type="float" office:value="85287" calcext:value-type="float">
            <text:p>85287</text:p>
          </table:table-cell>
          <table:table-cell office:value-type="float" office:value="85293" calcext:value-type="float">
            <text:p>8529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tändischen</text:p>
          </table:table-cell>
          <table:table-cell office:value-type="float" office:value="85509" calcext:value-type="float">
            <text:p>85509</text:p>
          </table:table-cell>
          <table:table-cell office:value-type="float" office:value="85520" calcext:value-type="float">
            <text:p>85520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Werner Krauss</text:p>
          </table:table-cell>
          <table:table-cell office:value-type="float" office:value="85898" calcext:value-type="float">
            <text:p>85898</text:p>
          </table:table-cell>
          <table:table-cell office:value-type="float" office:value="85911" calcext:value-type="float">
            <text:p>8591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6449" calcext:value-type="float">
            <text:p>86449</text:p>
          </table:table-cell>
          <table:table-cell office:value-type="float" office:value="86456" calcext:value-type="float">
            <text:p>864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 le Fataliste</text:p>
          </table:table-cell>
          <table:table-cell office:value-type="float" office:value="86480" calcext:value-type="float">
            <text:p>86480</text:p>
          </table:table-cell>
          <table:table-cell office:value-type="float" office:value="86500" calcext:value-type="float">
            <text:p>865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Weges</text:p>
          </table:table-cell>
          <table:table-cell office:value-type="float" office:value="87016" calcext:value-type="float">
            <text:p>87016</text:p>
          </table:table-cell>
          <table:table-cell office:value-type="float" office:value="87021" calcext:value-type="float">
            <text:p>8702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Dialogen</text:p>
          </table:table-cell>
          <table:table-cell office:value-type="float" office:value="87262" calcext:value-type="float">
            <text:p>87262</text:p>
          </table:table-cell>
          <table:table-cell office:value-type="float" office:value="87270" calcext:value-type="float">
            <text:p>8727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7337" calcext:value-type="float">
            <text:p>87337</text:p>
          </table:table-cell>
          <table:table-cell office:value-type="float" office:value="87344" calcext:value-type="float">
            <text:p>873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float" office:value="87383" calcext:value-type="float">
            <text:p>87383</text:p>
          </table:table-cell>
          <table:table-cell office:value-type="float" office:value="87398" calcext:value-type="float">
            <text:p>873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’</text:p>
          </table:table-cell>
          <table:table-cell office:value-type="float" office:value="87572" calcext:value-type="float">
            <text:p>87572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ürgertums</text:p>
          </table:table-cell>
          <table:table-cell office:value-type="float" office:value="87806" calcext:value-type="float">
            <text:p>87806</text:p>
          </table:table-cell>
          <table:table-cell office:value-type="float" office:value="87816" calcext:value-type="float">
            <text:p>8781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87869" calcext:value-type="float">
            <text:p>87869</text:p>
          </table:table-cell>
          <table:table-cell office:value-type="float" office:value="87876" calcext:value-type="float">
            <text:p>878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’</text:p>
          </table:table-cell>
          <table:table-cell office:value-type="float" office:value="88107" calcext:value-type="float">
            <text:p>88107</text:p>
          </table:table-cell>
          <table:table-cell office:value-type="float" office:value="88115" calcext:value-type="float">
            <text:p>8811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 Pommeraye</text:p>
          </table:table-cell>
          <table:table-cell office:value-type="float" office:value="88277" calcext:value-type="float">
            <text:p>88277</text:p>
          </table:table-cell>
          <table:table-cell office:value-type="float" office:value="88289" calcext:value-type="float">
            <text:p>882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französischen</text:p>
          </table:table-cell>
          <table:table-cell office:value-type="float" office:value="88449" calcext:value-type="float">
            <text:p>88449</text:p>
          </table:table-cell>
          <table:table-cell office:value-type="float" office:value="88462" calcext:value-type="float">
            <text:p>8846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Schiller</text:p>
          </table:table-cell>
          <table:table-cell office:value-type="float" office:value="88975" calcext:value-type="float">
            <text:p>88975</text:p>
          </table:table-cell>
          <table:table-cell office:value-type="float" office:value="88983" calcext:value-type="float">
            <text:p>889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eutsche</text:p>
          </table:table-cell>
          <table:table-cell office:value-type="float" office:value="89106" calcext:value-type="float">
            <text:p>89106</text:p>
          </table:table-cell>
          <table:table-cell office:value-type="float" office:value="89114" calcext:value-type="float">
            <text:p>8911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Kirche</text:p>
          </table:table-cell>
          <table:table-cell office:value-type="float" office:value="89267" calcext:value-type="float">
            <text:p>89267</text:p>
          </table:table-cell>
          <table:table-cell office:value-type="float" office:value="89273" calcext:value-type="float">
            <text:p>89273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89355" calcext:value-type="float">
            <text:p>89355</text:p>
          </table:table-cell>
          <table:table-cell office:value-type="float" office:value="89363" calcext:value-type="float">
            <text:p>8936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cques’</text:p>
          </table:table-cell>
          <table:table-cell office:value-type="float" office:value="89411" calcext:value-type="float">
            <text:p>89411</text:p>
          </table:table-cell>
          <table:table-cell office:value-type="float" office:value="89419" calcext:value-type="float">
            <text:p>8941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9858" calcext:value-type="float">
            <text:p>89858</text:p>
          </table:table-cell>
          <table:table-cell office:value-type="float" office:value="89859" calcext:value-type="float">
            <text:p>8985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89871" calcext:value-type="float">
            <text:p>89871</text:p>
          </table:table-cell>
          <table:table-cell office:value-type="float" office:value="89878" calcext:value-type="float">
            <text:p>8987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ourbonne</text:p>
          </table:table-cell>
          <table:table-cell office:value-type="float" office:value="90344" calcext:value-type="float">
            <text:p>90344</text:p>
          </table:table-cell>
          <table:table-cell office:value-type="float" office:value="90353" calcext:value-type="float">
            <text:p>9035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0362" calcext:value-type="float">
            <text:p>90362</text:p>
          </table:table-cell>
          <table:table-cell office:value-type="float" office:value="90369" calcext:value-type="float">
            <text:p>903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90654" calcext:value-type="float">
            <text:p>90654</text:p>
          </table:table-cell>
          <table:table-cell office:value-type="float" office:value="90655" calcext:value-type="float">
            <text:p>9065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0715" calcext:value-type="float">
            <text:p>90715</text:p>
          </table:table-cell>
          <table:table-cell office:value-type="float" office:value="90722" calcext:value-type="float">
            <text:p>9072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aseins</text:p>
          </table:table-cell>
          <table:table-cell office:value-type="float" office:value="90916" calcext:value-type="float">
            <text:p>90916</text:p>
          </table:table-cell>
          <table:table-cell office:value-type="float" office:value="90923" calcext:value-type="float">
            <text:p>9092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Erzähler</text:p>
          </table:table-cell>
          <table:table-cell office:value-type="float" office:value="90978" calcext:value-type="float">
            <text:p>90978</text:p>
          </table:table-cell>
          <table:table-cell office:value-type="float" office:value="90986" calcext:value-type="float">
            <text:p>9098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1349" calcext:value-type="float">
            <text:p>91349</text:p>
          </table:table-cell>
          <table:table-cell office:value-type="float" office:value="91356" calcext:value-type="float">
            <text:p>913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91690" calcext:value-type="float">
            <text:p>91690</text:p>
          </table:table-cell>
          <table:table-cell office:value-type="float" office:value="91691" calcext:value-type="float">
            <text:p>9169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91758" calcext:value-type="float">
            <text:p>91758</text:p>
          </table:table-cell>
          <table:table-cell office:value-type="float" office:value="91759" calcext:value-type="float">
            <text:p>9175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1772" calcext:value-type="float">
            <text:p>91772</text:p>
          </table:table-cell>
          <table:table-cell office:value-type="float" office:value="91779" calcext:value-type="float">
            <text:p>917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91883" calcext:value-type="float">
            <text:p>91883</text:p>
          </table:table-cell>
          <table:table-cell office:value-type="float" office:value="91884" calcext:value-type="float">
            <text:p>9188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chluß</text:p>
          </table:table-cell>
          <table:table-cell office:value-type="float" office:value="91892" calcext:value-type="float">
            <text:p>91892</text:p>
          </table:table-cell>
          <table:table-cell office:value-type="float" office:value="91898" calcext:value-type="float">
            <text:p>91898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1922" calcext:value-type="float">
            <text:p>91922</text:p>
          </table:table-cell>
          <table:table-cell office:value-type="float" office:value="91929" calcext:value-type="float">
            <text:p>919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1935" calcext:value-type="float">
            <text:p>91935</text:p>
          </table:table-cell>
          <table:table-cell office:value-type="float" office:value="91942" calcext:value-type="float">
            <text:p>9194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 le Fataliste</text:p>
          </table:table-cell>
          <table:table-cell office:value-type="float" office:value="91992" calcext:value-type="float">
            <text:p>91992</text:p>
          </table:table-cell>
          <table:table-cell office:value-type="float" office:value="92012" calcext:value-type="float">
            <text:p>920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92345" calcext:value-type="float">
            <text:p>92345</text:p>
          </table:table-cell>
          <table:table-cell office:value-type="float" office:value="92353" calcext:value-type="float">
            <text:p>9235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2428" calcext:value-type="float">
            <text:p>92428</text:p>
          </table:table-cell>
          <table:table-cell office:value-type="float" office:value="92435" calcext:value-type="float">
            <text:p>924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2608" calcext:value-type="float">
            <text:p>92608</text:p>
          </table:table-cell>
          <table:table-cell office:value-type="float" office:value="92615" calcext:value-type="float">
            <text:p>9261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es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deux amis de Bourbonne</text:p>
          </table:table-cell>
          <table:table-cell office:value-type="float" office:value="92854" calcext:value-type="float">
            <text:p>92854</text:p>
          </table:table-cell>
          <table:table-cell office:value-type="float" office:value="92880" calcext:value-type="float">
            <text:p>9288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Ich schreibe Geschichte“</text:p>
          </table:table-cell>
          <table:table-cell office:value-type="float" office:value="93039" calcext:value-type="float">
            <text:p>93039</text:p>
          </table:table-cell>
          <table:table-cell office:value-type="float" office:value="93063" calcext:value-type="float">
            <text:p>9306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3069" calcext:value-type="float">
            <text:p>93069</text:p>
          </table:table-cell>
          <table:table-cell office:value-type="float" office:value="93076" calcext:value-type="float">
            <text:p>930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 le Fataliste</text:p>
          </table:table-cell>
          <table:table-cell office:value-type="float" office:value="93082" calcext:value-type="float">
            <text:p>93082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3155" calcext:value-type="float">
            <text:p>93155</text:p>
          </table:table-cell>
          <table:table-cell office:value-type="float" office:value="93162" calcext:value-type="float">
            <text:p>9316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er Faden der Erzählung</text:p>
          </table:table-cell>
          <table:table-cell office:value-type="float" office:value="93189" calcext:value-type="float">
            <text:p>93189</text:p>
          </table:table-cell>
          <table:table-cell office:value-type="float" office:value="93212" calcext:value-type="float">
            <text:p>9321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3490" calcext:value-type="float">
            <text:p>93490</text:p>
          </table:table-cell>
          <table:table-cell office:value-type="float" office:value="93497" calcext:value-type="float">
            <text:p>9349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3762" calcext:value-type="float">
            <text:p>93762</text:p>
          </table:table-cell>
          <table:table-cell office:value-type="float" office:value="93769" calcext:value-type="float">
            <text:p>937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er Diener Jacques</text:p>
          </table:table-cell>
          <table:table-cell office:value-type="float" office:value="93886" calcext:value-type="float">
            <text:p>93886</text:p>
          </table:table-cell>
          <table:table-cell office:value-type="float" office:value="93904" calcext:value-type="float">
            <text:p>9390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Bourbonne</text:p>
          </table:table-cell>
          <table:table-cell office:value-type="float" office:value="94028" calcext:value-type="float">
            <text:p>94028</text:p>
          </table:table-cell>
          <table:table-cell office:value-type="float" office:value="94037" calcext:value-type="float">
            <text:p>9403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chichten</text:p>
          </table:table-cell>
          <table:table-cell office:value-type="float" office:value="94308" calcext:value-type="float">
            <text:p>94308</text:p>
          </table:table-cell>
          <table:table-cell office:value-type="float" office:value="94317" calcext:value-type="float">
            <text:p>9431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Herrn</text:p>
          </table:table-cell>
          <table:table-cell office:value-type="float" office:value="94350" calcext:value-type="float">
            <text:p>94350</text:p>
          </table:table-cell>
          <table:table-cell office:value-type="float" office:value="94355" calcext:value-type="float">
            <text:p>9435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4753" calcext:value-type="float">
            <text:p>94753</text:p>
          </table:table-cell>
          <table:table-cell office:value-type="float" office:value="94760" calcext:value-type="float">
            <text:p>9476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4976" calcext:value-type="float">
            <text:p>94976</text:p>
          </table:table-cell>
          <table:table-cell office:value-type="float" office:value="94983" calcext:value-type="float">
            <text:p>9498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5250" calcext:value-type="float">
            <text:p>95250</text:p>
          </table:table-cell>
          <table:table-cell office:value-type="float" office:value="95257" calcext:value-type="float">
            <text:p>9525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5400" calcext:value-type="float">
            <text:p>95400</text:p>
          </table:table-cell>
          <table:table-cell office:value-type="float" office:value="95407" calcext:value-type="float">
            <text:p>9540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esages</text:p>
          </table:table-cell>
          <table:table-cell office:value-type="float" office:value="95667" calcext:value-type="float">
            <text:p>95667</text:p>
          </table:table-cell>
          <table:table-cell office:value-type="float" office:value="95674" calcext:value-type="float">
            <text:p>95674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>
          <table:table-cell office:value-type="string" calcext:value-type="string">
            <text:p>Gil Blas</text:p>
          </table:table-cell>
          <table:table-cell office:value-type="float" office:value="95675" calcext:value-type="float">
            <text:p>95675</text:p>
          </table:table-cell>
          <table:table-cell office:value-type="float" office:value="95683" calcext:value-type="float">
            <text:p>956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ivaux’ Paysan parvenu</text:p>
          </table:table-cell>
          <table:table-cell office:value-type="float" office:value="95692" calcext:value-type="float">
            <text:p>95692</text:p>
          </table:table-cell>
          <table:table-cell office:value-type="float" office:value="95716" calcext:value-type="float">
            <text:p>9571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5841" calcext:value-type="float">
            <text:p>95841</text:p>
          </table:table-cell>
          <table:table-cell office:value-type="float" office:value="95848" calcext:value-type="float">
            <text:p>9584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95997" calcext:value-type="float">
            <text:p>95997</text:p>
          </table:table-cell>
          <table:table-cell office:value-type="float" office:value="96004" calcext:value-type="float">
            <text:p>960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Hegel</text:p>
          </table:table-cell>
          <table:table-cell office:value-type="float" office:value="96051" calcext:value-type="float">
            <text:p>96051</text:p>
          </table:table-cell>
          <table:table-cell office:value-type="float" office:value="96056" calcext:value-type="float">
            <text:p>960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errschaft und Knechtschaft“</text:p>
          </table:table-cell>
          <table:table-cell office:value-type="float" office:value="96086" calcext:value-type="float">
            <text:p>96086</text:p>
          </table:table-cell>
          <table:table-cell office:value-type="float" office:value="96114" calcext:value-type="float">
            <text:p>9611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acques le Fataliste</text:p>
          </table:table-cell>
          <table:table-cell office:value-type="float" office:value="96224" calcext:value-type="float">
            <text:p>96224</text:p>
          </table:table-cell>
          <table:table-cell office:value-type="float" office:value="96244" calcext:value-type="float">
            <text:p>962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Französische Revolution</text:p>
          </table:table-cell>
          <table:table-cell office:value-type="float" office:value="96555" calcext:value-type="float">
            <text:p>96555</text:p>
          </table:table-cell>
          <table:table-cell office:value-type="float" office:value="96578" calcext:value-type="float">
            <text:p>96578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6639" calcext:value-type="float">
            <text:p>96639</text:p>
          </table:table-cell>
          <table:table-cell office:value-type="float" office:value="96646" calcext:value-type="float">
            <text:p>966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err-Knecht-Verhältnis</text:p>
          </table:table-cell>
          <table:table-cell office:value-type="float" office:value="96731" calcext:value-type="float">
            <text:p>96731</text:p>
          </table:table-cell>
          <table:table-cell office:value-type="float" office:value="96753" calcext:value-type="float">
            <text:p>96753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Revolution</text:p>
          </table:table-cell>
          <table:table-cell office:value-type="float" office:value="97124" calcext:value-type="float">
            <text:p>97124</text:p>
          </table:table-cell>
          <table:table-cell office:value-type="float" office:value="97134" calcext:value-type="float">
            <text:p>9713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Marmontels</text:p>
          </table:table-cell>
          <table:table-cell office:value-type="float" office:value="97322" calcext:value-type="float">
            <text:p>97322</text:p>
          </table:table-cell>
          <table:table-cell office:value-type="float" office:value="97332" calcext:value-type="float">
            <text:p>97332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ozialen</text:p>
          </table:table-cell>
          <table:table-cell office:value-type="float" office:value="97381" calcext:value-type="float">
            <text:p>97381</text:p>
          </table:table-cell>
          <table:table-cell office:value-type="float" office:value="97389" calcext:value-type="float">
            <text:p>9738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Diderot</text:p>
          </table:table-cell>
          <table:table-cell office:value-type="float" office:value="97660" calcext:value-type="float">
            <text:p>97660</text:p>
          </table:table-cell>
          <table:table-cell office:value-type="float" office:value="97667" calcext:value-type="float">
            <text:p>9766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a Religieuse</text:p>
          </table:table-cell>
          <table:table-cell office:value-type="float" office:value="97837" calcext:value-type="float">
            <text:p>97837</text:p>
          </table:table-cell>
          <table:table-cell office:value-type="float" office:value="97850" calcext:value-type="float">
            <text:p>97850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Les deux amis de Bourbonne</text:p>
          </table:table-cell>
          <table:table-cell office:value-type="float" office:value="97855" calcext:value-type="float">
            <text:p>97855</text:p>
          </table:table-cell>
          <table:table-cell office:value-type="float" office:value="97881" calcext:value-type="float">
            <text:p>97881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Neveu de Rameau</text:p>
          </table:table-cell>
          <table:table-cell office:value-type="float" office:value="97940" calcext:value-type="float">
            <text:p>97940</text:p>
          </table:table-cell>
          <table:table-cell office:value-type="float" office:value="97955" calcext:value-type="float">
            <text:p>9795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deutschen</text:p>
          </table:table-cell>
          <table:table-cell office:value-type="float" office:value="98426" calcext:value-type="float">
            <text:p>98426</text:p>
          </table:table-cell>
          <table:table-cell office:value-type="float" office:value="98435" calcext:value-type="float">
            <text:p>98435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Hegel</text:p>
          </table:table-cell>
          <table:table-cell office:value-type="float" office:value="98466" calcext:value-type="float">
            <text:p>98466</text:p>
          </table:table-cell>
          <table:table-cell office:value-type="float" office:value="98471" calcext:value-type="float">
            <text:p>9847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98476" calcext:value-type="float">
            <text:p>98476</text:p>
          </table:table-cell>
          <table:table-cell office:value-type="float" office:value="98482" calcext:value-type="float">
            <text:p>984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float" office:value="98562" calcext:value-type="float">
            <text:p>98562</text:p>
          </table:table-cell>
          <table:table-cell office:value-type="float" office:value="98576" calcext:value-type="float">
            <text:p>985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Georges May</text:p>
          </table:table-cell>
          <table:table-cell office:value-type="float" office:value="98652" calcext:value-type="float">
            <text:p>98652</text:p>
          </table:table-cell>
          <table:table-cell office:value-type="float" office:value="98663" calcext:value-type="float">
            <text:p>986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zösische</text:p>
          </table:table-cell>
          <table:table-cell office:value-type="float" office:value="98687" calcext:value-type="float">
            <text:p>98687</text:p>
          </table:table-cell>
          <table:table-cell office:value-type="float" office:value="98699" calcext:value-type="float">
            <text:p>98699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zösischen</text:p>
          </table:table-cell>
          <table:table-cell office:value-type="float" office:value="98803" calcext:value-type="float">
            <text:p>98803</text:p>
          </table:table-cell>
          <table:table-cell office:value-type="float" office:value="98816" calcext:value-type="float">
            <text:p>98816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F. C. Green</text:p>
          </table:table-cell>
          <table:table-cell office:value-type="float" office:value="98973" calcext:value-type="float">
            <text:p>98973</text:p>
          </table:table-cell>
          <table:table-cell office:value-type="float" office:value="98984" calcext:value-type="float">
            <text:p>989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tändischen</text:p>
          </table:table-cell>
          <table:table-cell office:value-type="float" office:value="99313" calcext:value-type="float">
            <text:p>99313</text:p>
          </table:table-cell>
          <table:table-cell office:value-type="float" office:value="99324" calcext:value-type="float">
            <text:p>9932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Aufklärungsroman</text:p>
          </table:table-cell>
          <table:table-cell office:value-type="float" office:value="100375" calcext:value-type="float">
            <text:p>100375</text:p>
          </table:table-cell>
          <table:table-cell office:value-type="float" office:value="100391" calcext:value-type="float">
            <text:p>10039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ufklärungsromans</text:p>
          </table:table-cell>
          <table:table-cell office:value-type="float" office:value="100542" calcext:value-type="float">
            <text:p>100542</text:p>
          </table:table-cell>
          <table:table-cell office:value-type="float" office:value="100559" calcext:value-type="float">
            <text:p>100559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100707" calcext:value-type="float">
            <text:p>100707</text:p>
          </table:table-cell>
          <table:table-cell office:value-type="float" office:value="100711" calcext:value-type="float">
            <text:p>100711</text:p>
          </table:table-cell>
          <table:table-cell office:value-type="string" calcext:value-type="string">
            <text:p>MISC</text:p>
          </table:table-cell>
          <table:table-cell/>
        </table:table-row>
      </table:table>
      <table:table table:name="Personen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tar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Marivaux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Prévost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ichardson</text:p>
          </table:table-cell>
          <table:table-cell office:value-type="float" office:value="1084" calcext:value-type="float">
            <text:p>1084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ichardson</text:p>
          </table:table-cell>
          <table:table-cell office:value-type="float" office:value="1176" calcext:value-type="float">
            <text:p>1176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ielding</text:p>
          </table:table-cell>
          <table:table-cell office:value-type="float" office:value="1397" calcext:value-type="float">
            <text:p>1397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montels</text:p>
          </table:table-cell>
          <table:table-cell office:value-type="float" office:value="2488" calcext:value-type="float">
            <text:p>2488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montels</text:p>
          </table:table-cell>
          <table:table-cell office:value-type="float" office:value="3257" calcext:value-type="float">
            <text:p>3257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man Bélisaire</text:p>
          </table:table-cell>
          <table:table-cell office:value-type="float" office:value="3468" calcext:value-type="float">
            <text:p>3468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citoyen“</text:p>
          </table:table-cell>
          <table:table-cell office:value-type="float" office:value="3786" calcext:value-type="float">
            <text:p>3786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stinian</text:p>
          </table:table-cell>
          <table:table-cell office:value-type="float" office:value="3831" calcext:value-type="float">
            <text:p>3831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élisaire bettelnd</text:p>
          </table:table-cell>
          <table:table-cell office:value-type="float" office:value="4246" calcext:value-type="float">
            <text:p>4246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Den Sohn</text:p>
          </table:table-cell>
          <table:table-cell office:value-type="float" office:value="4410" calcext:value-type="float">
            <text:p>4410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Bélisaire</text:p>
          </table:table-cell>
          <table:table-cell office:value-type="float" office:value="5863" calcext:value-type="float">
            <text:p>5863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élisaire</text:p>
          </table:table-cell>
          <table:table-cell office:value-type="float" office:value="6122" calcext:value-type="float">
            <text:p>6122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non</text:p>
          </table:table-cell>
          <table:table-cell office:value-type="float" office:value="6687" calcext:value-type="float">
            <text:p>6687</text:p>
          </table:table-cell>
          <table:table-cell office:value-type="float" office:value="6692" calcext:value-type="float">
            <text:p>66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string" calcext:value-type="string">
            <text:p>Tiberge</text:p>
          </table:table-cell>
          <table:table-cell office:value-type="float" office:value="7027" calcext:value-type="float">
            <text:p>7027</text:p>
          </table:table-cell>
          <table:table-cell office:value-type="float" office:value="7034" calcext:value-type="float">
            <text:p>70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string" calcext:value-type="string">
            <text:p>Montesquieus</text:p>
          </table:table-cell>
          <table:table-cell office:value-type="float" office:value="7432" calcext:value-type="float">
            <text:p>7432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Chevrier</text:p>
          </table:table-cell>
          <table:table-cell office:value-type="float" office:value="7641" calcext:value-type="float">
            <text:p>7641</text:p>
          </table:table-cell>
          <table:table-cell office:value-type="float" office:value="7649" calcext:value-type="float">
            <text:p>76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8099" calcext:value-type="float">
            <text:p>8099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s</text:p>
          </table:table-cell>
          <table:table-cell office:value-type="float" office:value="8409" calcext:value-type="float">
            <text:p>8409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float" office:value="8499" calcext:value-type="float">
            <text:p>8499</text:p>
          </table:table-cell>
          <table:table-cell office:value-type="float" office:value="8503" calcext:value-type="float">
            <text:p>850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8974" calcext:value-type="float">
            <text:p>8974</text:p>
          </table:table-cell>
          <table:table-cell office:value-type="float" office:value="8982" calcext:value-type="float">
            <text:p>89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987" calcext:value-type="float">
            <text:p>8987</text:p>
          </table:table-cell>
          <table:table-cell office:value-type="float" office:value="8994" calcext:value-type="float">
            <text:p>89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0237" calcext:value-type="float">
            <text:p>10237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Werner Krauss</text:p>
          </table:table-cell>
          <table:table-cell office:value-type="float" office:value="10715" calcext:value-type="float">
            <text:p>1071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montel</text:p>
          </table:table-cell>
          <table:table-cell office:value-type="float" office:value="10745" calcext:value-type="float">
            <text:p>10745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étif de la Bretonne</text:p>
          </table:table-cell>
          <table:table-cell office:value-type="float" office:value="12635" calcext:value-type="float">
            <text:p>12635</text:p>
          </table:table-cell>
          <table:table-cell office:value-type="float" office:value="12655" calcext:value-type="float">
            <text:p>1265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3257" calcext:value-type="float">
            <text:p>13257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14654" calcext:value-type="float">
            <text:p>14654</text:p>
          </table:table-cell>
          <table:table-cell office:value-type="float" office:value="14664" calcext:value-type="float">
            <text:p>1466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étifs</text:p>
          </table:table-cell>
          <table:table-cell office:value-type="float" office:value="16460" calcext:value-type="float">
            <text:p>16460</text:p>
          </table:table-cell>
          <table:table-cell office:value-type="float" office:value="16466" calcext:value-type="float">
            <text:p>1646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enri Bachelin</text:p>
          </table:table-cell>
          <table:table-cell office:value-type="float" office:value="16556" calcext:value-type="float">
            <text:p>16556</text:p>
          </table:table-cell>
          <table:table-cell office:value-type="float" office:value="16570" calcext:value-type="float">
            <text:p>165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e Ménage parisien</text:p>
          </table:table-cell>
          <table:table-cell office:value-type="float" office:value="17005" calcext:value-type="float">
            <text:p>17005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omaneske Züge</text:p>
          </table:table-cell>
          <table:table-cell office:value-type="float" office:value="17132" calcext:value-type="float">
            <text:p>17132</text:p>
          </table:table-cell>
          <table:table-cell office:value-type="float" office:value="17146" calcext:value-type="float">
            <text:p>1714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étif</text:p>
          </table:table-cell>
          <table:table-cell office:value-type="float" office:value="17948" calcext:value-type="float">
            <text:p>17948</text:p>
          </table:table-cell>
          <table:table-cell office:value-type="float" office:value="17953" calcext:value-type="float">
            <text:p>1795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étif</text:p>
          </table:table-cell>
          <table:table-cell office:value-type="float" office:value="18374" calcext:value-type="float">
            <text:p>18374</text:p>
          </table:table-cell>
          <table:table-cell office:value-type="float" office:value="18379" calcext:value-type="float">
            <text:p>183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float" office:value="19398" calcext:value-type="float">
            <text:p>19398</text:p>
          </table:table-cell>
          <table:table-cell office:value-type="float" office:value="19402" calcext:value-type="float">
            <text:p>1940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19457" calcext:value-type="float">
            <text:p>19457</text:p>
          </table:table-cell>
          <table:table-cell office:value-type="float" office:value="19466" calcext:value-type="float">
            <text:p>1946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ichardsons</text:p>
          </table:table-cell>
          <table:table-cell office:value-type="float" office:value="19468" calcext:value-type="float">
            <text:p>19468</text:p>
          </table:table-cell>
          <table:table-cell office:value-type="float" office:value="19479" calcext:value-type="float">
            <text:p>194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e paysan perverti ou les dangers de la ville</text:p>
          </table:table-cell>
          <table:table-cell office:value-type="float" office:value="19959" calcext:value-type="float">
            <text:p>19959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étif de la Bretonne</text:p>
          </table:table-cell>
          <table:table-cell office:value-type="float" office:value="22121" calcext:value-type="float">
            <text:p>22121</text:p>
          </table:table-cell>
          <table:table-cell office:value-type="float" office:value="22141" calcext:value-type="float">
            <text:p>221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rnardin de Saint-Pierre</text:p>
          </table:table-cell>
          <table:table-cell office:value-type="float" office:value="22445" calcext:value-type="float">
            <text:p>22445</text:p>
          </table:table-cell>
          <table:table-cell office:value-type="float" office:value="22470" calcext:value-type="float">
            <text:p>224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hinreißendem Pathos</text:p>
          </table:table-cell>
          <table:table-cell office:value-type="float" office:value="22552" calcext:value-type="float">
            <text:p>22552</text:p>
          </table:table-cell>
          <table:table-cell office:value-type="float" office:value="22571" calcext:value-type="float">
            <text:p>2257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Latour</text:p>
          </table:table-cell>
          <table:table-cell office:value-type="float" office:value="23043" calcext:value-type="float">
            <text:p>23043</text:p>
          </table:table-cell>
          <table:table-cell office:value-type="float" office:value="23049" calcext:value-type="float">
            <text:p>230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guerite</text:p>
          </table:table-cell>
          <table:table-cell office:value-type="float" office:value="23135" calcext:value-type="float">
            <text:p>23135</text:p>
          </table:table-cell>
          <table:table-cell office:value-type="float" office:value="23145" calcext:value-type="float">
            <text:p>231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23497" calcext:value-type="float">
            <text:p>23497</text:p>
          </table:table-cell>
          <table:table-cell office:value-type="float" office:value="23501" calcext:value-type="float">
            <text:p>2350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Paul</text:p>
          </table:table-cell>
          <table:table-cell office:value-type="float" office:value="23750" calcext:value-type="float">
            <text:p>23750</text:p>
          </table:table-cell>
          <table:table-cell office:value-type="float" office:value="23754" calcext:value-type="float">
            <text:p>237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oethe</text:p>
          </table:table-cell>
          <table:table-cell office:value-type="float" office:value="24587" calcext:value-type="float">
            <text:p>24587</text:p>
          </table:table-cell>
          <table:table-cell office:value-type="float" office:value="24593" calcext:value-type="float">
            <text:p>245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25177" calcext:value-type="float">
            <text:p>25177</text:p>
          </table:table-cell>
          <table:table-cell office:value-type="float" office:value="25186" calcext:value-type="float">
            <text:p>251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aseins</text:p>
          </table:table-cell>
          <table:table-cell office:value-type="float" office:value="25831" calcext:value-type="float">
            <text:p>25831</text:p>
          </table:table-cell>
          <table:table-cell office:value-type="float" office:value="25838" calcext:value-type="float">
            <text:p>2583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Virginie</text:p>
          </table:table-cell>
          <table:table-cell office:value-type="float" office:value="25897" calcext:value-type="float">
            <text:p>25897</text:p>
          </table:table-cell>
          <table:table-cell office:value-type="float" office:value="25905" calcext:value-type="float">
            <text:p>259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Virginiens</text:p>
          </table:table-cell>
          <table:table-cell office:value-type="float" office:value="26078" calcext:value-type="float">
            <text:p>26078</text:p>
          </table:table-cell>
          <table:table-cell office:value-type="float" office:value="26088" calcext:value-type="float">
            <text:p>2608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rquin</text:p>
          </table:table-cell>
          <table:table-cell office:value-type="float" office:value="26344" calcext:value-type="float">
            <text:p>26344</text:p>
          </table:table-cell>
          <table:table-cell office:value-type="float" office:value="26351" calcext:value-type="float">
            <text:p>263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lorian</text:p>
          </table:table-cell>
          <table:table-cell office:value-type="float" office:value="26356" calcext:value-type="float">
            <text:p>26356</text:p>
          </table:table-cell>
          <table:table-cell office:value-type="float" office:value="26363" calcext:value-type="float">
            <text:p>263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26834" calcext:value-type="float">
            <text:p>26834</text:p>
          </table:table-cell>
          <table:table-cell office:value-type="float" office:value="26843" calcext:value-type="float">
            <text:p>2684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Wesens</text:p>
          </table:table-cell>
          <table:table-cell office:value-type="float" office:value="26903" calcext:value-type="float">
            <text:p>26903</text:p>
          </table:table-cell>
          <table:table-cell office:value-type="float" office:value="26909" calcext:value-type="float">
            <text:p>2690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itgefühl</text:p>
          </table:table-cell>
          <table:table-cell office:value-type="float" office:value="27046" calcext:value-type="float">
            <text:p>27046</text:p>
          </table:table-cell>
          <table:table-cell office:value-type="float" office:value="27055" calcext:value-type="float">
            <text:p>2705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Bernardin</text:p>
          </table:table-cell>
          <table:table-cell office:value-type="float" office:value="27192" calcext:value-type="float">
            <text:p>27192</text:p>
          </table:table-cell>
          <table:table-cell office:value-type="float" office:value="27201" calcext:value-type="float">
            <text:p>272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rnardin</text:p>
          </table:table-cell>
          <table:table-cell office:value-type="float" office:value="27516" calcext:value-type="float">
            <text:p>27516</text:p>
          </table:table-cell>
          <table:table-cell office:value-type="float" office:value="27525" calcext:value-type="float">
            <text:p>275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montel</text:p>
          </table:table-cell>
          <table:table-cell office:value-type="float" office:value="27828" calcext:value-type="float">
            <text:p>27828</text:p>
          </table:table-cell>
          <table:table-cell office:value-type="float" office:value="27837" calcext:value-type="float">
            <text:p>278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étif de la Bretonne</text:p>
          </table:table-cell>
          <table:table-cell office:value-type="float" office:value="27839" calcext:value-type="float">
            <text:p>27839</text:p>
          </table:table-cell>
          <table:table-cell office:value-type="float" office:value="27859" calcext:value-type="float">
            <text:p>2785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rnardin de Saint-Pierre</text:p>
          </table:table-cell>
          <table:table-cell office:value-type="float" office:value="27864" calcext:value-type="float">
            <text:p>27864</text:p>
          </table:table-cell>
          <table:table-cell office:value-type="float" office:value="27889" calcext:value-type="float">
            <text:p>278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étif</text:p>
          </table:table-cell>
          <table:table-cell office:value-type="float" office:value="28861" calcext:value-type="float">
            <text:p>28861</text:p>
          </table:table-cell>
          <table:table-cell office:value-type="float" office:value="28866" calcext:value-type="float">
            <text:p>2886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ucourt</text:p>
          </table:table-cell>
          <table:table-cell office:value-type="float" office:value="29038" calcext:value-type="float">
            <text:p>29038</text:p>
          </table:table-cell>
          <table:table-cell office:value-type="float" office:value="29046" calcext:value-type="float">
            <text:p>290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ichardson</text:p>
          </table:table-cell>
          <table:table-cell office:value-type="float" office:value="29173" calcext:value-type="float">
            <text:p>2917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chtungsgenre</text:p>
          </table:table-cell>
          <table:table-cell office:value-type="float" office:value="29223" calcext:value-type="float">
            <text:p>29223</text:p>
          </table:table-cell>
          <table:table-cell office:value-type="float" office:value="29237" calcext:value-type="float">
            <text:p>2923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29428" calcext:value-type="float">
            <text:p>29428</text:p>
          </table:table-cell>
          <table:table-cell office:value-type="float" office:value="29434" calcext:value-type="float">
            <text:p>2943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rébillon fils</text:p>
          </table:table-cell>
          <table:table-cell office:value-type="float" office:value="30384" calcext:value-type="float">
            <text:p>30384</text:p>
          </table:table-cell>
          <table:table-cell office:value-type="float" office:value="30398" calcext:value-type="float">
            <text:p>303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cher</text:p>
          </table:table-cell>
          <table:table-cell office:value-type="float" office:value="30421" calcext:value-type="float">
            <text:p>30421</text:p>
          </table:table-cell>
          <table:table-cell office:value-type="float" office:value="30434" calcext:value-type="float">
            <text:p>304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Choderlos de Laclos</text:p>
          </table:table-cell>
          <table:table-cell office:value-type="float" office:value="30445" calcext:value-type="float">
            <text:p>30445</text:p>
          </table:table-cell>
          <table:table-cell office:value-type="float" office:value="30464" calcext:value-type="float">
            <text:p>304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ades</text:p>
          </table:table-cell>
          <table:table-cell office:value-type="float" office:value="31274" calcext:value-type="float">
            <text:p>31274</text:p>
          </table:table-cell>
          <table:table-cell office:value-type="float" office:value="31279" calcext:value-type="float">
            <text:p>312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 „Nouvelle Héloïse</text:p>
          </table:table-cell>
          <table:table-cell office:value-type="float" office:value="31393" calcext:value-type="float">
            <text:p>31393</text:p>
          </table:table-cell>
          <table:table-cell office:value-type="float" office:value="31420" calcext:value-type="float">
            <text:p>314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Jean-Jacques Rousseaus Julie ou La Nouvelle Héloïse</text:p>
          </table:table-cell>
          <table:table-cell office:value-type="float" office:value="31506" calcext:value-type="float">
            <text:p>31506</text:p>
          </table:table-cell>
          <table:table-cell office:value-type="float" office:value="31557" calcext:value-type="float">
            <text:p>3155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Lettres de deux amants habitants</text:p>
          </table:table-cell>
          <table:table-cell office:value-type="float" office:value="31559" calcext:value-type="float">
            <text:p>31559</text:p>
          </table:table-cell>
          <table:table-cell office:value-type="float" office:value="31591" calcext:value-type="float">
            <text:p>3159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31988" calcext:value-type="float">
            <text:p>31988</text:p>
          </table:table-cell>
          <table:table-cell office:value-type="float" office:value="31996" calcext:value-type="float">
            <text:p>3199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32355" calcext:value-type="float">
            <text:p>32355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32784" calcext:value-type="float">
            <text:p>32784</text:p>
          </table:table-cell>
          <table:table-cell office:value-type="float" office:value="32793" calcext:value-type="float">
            <text:p>327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Nouvelle Héloïse</text:p>
          </table:table-cell>
          <table:table-cell office:value-type="float" office:value="32825" calcext:value-type="float">
            <text:p>32825</text:p>
          </table:table-cell>
          <table:table-cell office:value-type="float" office:value="32841" calcext:value-type="float">
            <text:p>3284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33768" calcext:value-type="float">
            <text:p>33768</text:p>
          </table:table-cell>
          <table:table-cell office:value-type="float" office:value="33776" calcext:value-type="float">
            <text:p>337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4218" calcext:value-type="float">
            <text:p>34218</text:p>
          </table:table-cell>
          <table:table-cell office:value-type="float" office:value="34223" calcext:value-type="float">
            <text:p>3422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4607" calcext:value-type="float">
            <text:p>34607</text:p>
          </table:table-cell>
          <table:table-cell office:value-type="float" office:value="34612" calcext:value-type="float">
            <text:p>346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36356" calcext:value-type="float">
            <text:p>36356</text:p>
          </table:table-cell>
          <table:table-cell office:value-type="float" office:value="36365" calcext:value-type="float">
            <text:p>363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office:value-type="float" office:value="36849" calcext:value-type="float">
            <text:p>36849</text:p>
          </table:table-cell>
          <table:table-cell office:value-type="float" office:value="36855" calcext:value-type="float">
            <text:p>3685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office:value-type="float" office:value="37100" calcext:value-type="float">
            <text:p>37100</text:p>
          </table:table-cell>
          <table:table-cell office:value-type="float" office:value="37106" calcext:value-type="float">
            <text:p>3710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37362" calcext:value-type="float">
            <text:p>37362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7412" calcext:value-type="float">
            <text:p>37412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Saint-Prcux</text:p>
          </table:table-cell>
          <table:table-cell office:value-type="float" office:value="37535" calcext:value-type="float">
            <text:p>37535</text:p>
          </table:table-cell>
          <table:table-cell office:value-type="float" office:value="37546" calcext:value-type="float">
            <text:p>375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37743" calcext:value-type="float">
            <text:p>37743</text:p>
          </table:table-cell>
          <table:table-cell office:value-type="float" office:value="37751" calcext:value-type="float">
            <text:p>377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7820" calcext:value-type="float">
            <text:p>37820</text:p>
          </table:table-cell>
          <table:table-cell office:value-type="float" office:value="37825" calcext:value-type="float">
            <text:p>378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7993" calcext:value-type="float">
            <text:p>37993</text:p>
          </table:table-cell>
          <table:table-cell office:value-type="float" office:value="38004" calcext:value-type="float">
            <text:p>380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Rousseaus Roman La Nouvelle-Héloïse</text:p>
          </table:table-cell>
          <table:table-cell office:value-type="float" office:value="38075" calcext:value-type="float">
            <text:p>38075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Hofmann</text:p>
          </table:table-cell>
          <table:table-cell office:value-type="float" office:value="39049" calcext:value-type="float">
            <text:p>39049</text:p>
          </table:table-cell>
          <table:table-cell office:value-type="float" office:value="39056" calcext:value-type="float">
            <text:p>390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39749" calcext:value-type="float">
            <text:p>39749</text:p>
          </table:table-cell>
          <table:table-cell office:value-type="float" office:value="39758" calcext:value-type="float">
            <text:p>3975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39829" calcext:value-type="float">
            <text:p>39829</text:p>
          </table:table-cell>
          <table:table-cell office:value-type="float" office:value="39845" calcext:value-type="float">
            <text:p>398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sechshunderttausend Seelen</text:p>
          </table:table-cell>
          <table:table-cell office:value-type="float" office:value="40303" calcext:value-type="float">
            <text:p>40303</text:p>
          </table:table-cell>
          <table:table-cell office:value-type="float" office:value="40329" calcext:value-type="float">
            <text:p>4032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41163" calcext:value-type="float">
            <text:p>41163</text:p>
          </table:table-cell>
          <table:table-cell office:value-type="float" office:value="41172" calcext:value-type="float">
            <text:p>4117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efangene Theoretiker</text:p>
          </table:table-cell>
          <table:table-cell office:value-type="float" office:value="41261" calcext:value-type="float">
            <text:p>41261</text:p>
          </table:table-cell>
          <table:table-cell office:value-type="float" office:value="41282" calcext:value-type="float">
            <text:p>4128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ann von Welt</text:p>
          </table:table-cell>
          <table:table-cell office:value-type="float" office:value="41395" calcext:value-type="float">
            <text:p>41395</text:p>
          </table:table-cell>
          <table:table-cell office:value-type="float" office:value="41408" calcext:value-type="float">
            <text:p>4140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dligem</text:p>
          </table:table-cell>
          <table:table-cell office:value-type="float" office:value="42719" calcext:value-type="float">
            <text:p>42719</text:p>
          </table:table-cell>
          <table:table-cell office:value-type="float" office:value="42726" calcext:value-type="float">
            <text:p>4272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43129" calcext:value-type="float">
            <text:p>43129</text:p>
          </table:table-cell>
          <table:table-cell office:value-type="float" office:value="43137" calcext:value-type="float">
            <text:p>431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45184" calcext:value-type="float">
            <text:p>45184</text:p>
          </table:table-cell>
          <table:table-cell office:value-type="float" office:value="45200" calcext:value-type="float">
            <text:p>452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45207" calcext:value-type="float">
            <text:p>45207</text:p>
          </table:table-cell>
          <table:table-cell office:value-type="float" office:value="45216" calcext:value-type="float">
            <text:p>452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 Idealismus</text:p>
          </table:table-cell>
          <table:table-cell office:value-type="float" office:value="45383" calcext:value-type="float">
            <text:p>45383</text:p>
          </table:table-cell>
          <table:table-cell office:value-type="float" office:value="45403" calcext:value-type="float">
            <text:p>4540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45442" calcext:value-type="float">
            <text:p>45442</text:p>
          </table:table-cell>
          <table:table-cell office:value-type="float" office:value="45458" calcext:value-type="float">
            <text:p>4545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Citoyen</text:p>
          </table:table-cell>
          <table:table-cell office:value-type="float" office:value="45812" calcext:value-type="float">
            <text:p>45812</text:p>
          </table:table-cell>
          <table:table-cell office:value-type="float" office:value="45819" calcext:value-type="float">
            <text:p>4581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46120" calcext:value-type="float">
            <text:p>46120</text:p>
          </table:table-cell>
          <table:table-cell office:value-type="float" office:value="46128" calcext:value-type="float">
            <text:p>461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46704" calcext:value-type="float">
            <text:p>46704</text:p>
          </table:table-cell>
          <table:table-cell office:value-type="float" office:value="46711" calcext:value-type="float">
            <text:p>4671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46926" calcext:value-type="float">
            <text:p>46926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49319" calcext:value-type="float">
            <text:p>49319</text:p>
          </table:table-cell>
          <table:table-cell office:value-type="float" office:value="49327" calcext:value-type="float">
            <text:p>4932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VIII.</text:p>
          </table:table-cell>
          <table:table-cell office:value-type="float" office:value="49406" calcext:value-type="float">
            <text:p>49406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0853" calcext:value-type="float">
            <text:p>50853</text:p>
          </table:table-cell>
          <table:table-cell office:value-type="float" office:value="50861" calcext:value-type="float">
            <text:p>5086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50896" calcext:value-type="float">
            <text:p>50896</text:p>
          </table:table-cell>
          <table:table-cell office:value-type="float" office:value="50912" calcext:value-type="float">
            <text:p>509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Citoyen</text:p>
          </table:table-cell>
          <table:table-cell office:value-type="float" office:value="51086" calcext:value-type="float">
            <text:p>51086</text:p>
          </table:table-cell>
          <table:table-cell office:value-type="float" office:value="51093" calcext:value-type="float">
            <text:p>5109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2236" calcext:value-type="float">
            <text:p>52236</text:p>
          </table:table-cell>
          <table:table-cell office:value-type="float" office:value="52244" calcext:value-type="float">
            <text:p>522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Prévost</text:p>
          </table:table-cell>
          <table:table-cell office:value-type="float" office:value="52944" calcext:value-type="float">
            <text:p>52944</text:p>
          </table:table-cell>
          <table:table-cell office:value-type="float" office:value="52951" calcext:value-type="float">
            <text:p>529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3075" calcext:value-type="float">
            <text:p>53075</text:p>
          </table:table-cell>
          <table:table-cell office:value-type="float" office:value="53083" calcext:value-type="float">
            <text:p>530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lumenbeet</text:p>
          </table:table-cell>
          <table:table-cell office:value-type="float" office:value="56739" calcext:value-type="float">
            <text:p>56739</text:p>
          </table:table-cell>
          <table:table-cell office:value-type="float" office:value="56749" calcext:value-type="float">
            <text:p>5674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ichardsons</text:p>
          </table:table-cell>
          <table:table-cell office:value-type="float" office:value="57318" calcext:value-type="float">
            <text:p>57318</text:p>
          </table:table-cell>
          <table:table-cell office:value-type="float" office:value="57329" calcext:value-type="float">
            <text:p>573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Citoyengesinnung</text:p>
          </table:table-cell>
          <table:table-cell office:value-type="float" office:value="57454" calcext:value-type="float">
            <text:p>57454</text:p>
          </table:table-cell>
          <table:table-cell office:value-type="float" office:value="57470" calcext:value-type="float">
            <text:p>5747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gipfelnden Gesellschaftsbeziehungen</text:p>
          </table:table-cell>
          <table:table-cell office:value-type="float" office:value="57787" calcext:value-type="float">
            <text:p>57787</text:p>
          </table:table-cell>
          <table:table-cell office:value-type="float" office:value="57822" calcext:value-type="float">
            <text:p>5782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Nouvelle Héloïse</text:p>
          </table:table-cell>
          <table:table-cell office:value-type="float" office:value="57999" calcext:value-type="float">
            <text:p>57999</text:p>
          </table:table-cell>
          <table:table-cell office:value-type="float" office:value="58015" calcext:value-type="float">
            <text:p>5801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9731" calcext:value-type="float">
            <text:p>59731</text:p>
          </table:table-cell>
          <table:table-cell office:value-type="float" office:value="59739" calcext:value-type="float">
            <text:p>597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s</text:p>
          </table:table-cell>
          <table:table-cell office:value-type="float" office:value="59820" calcext:value-type="float">
            <text:p>59820</text:p>
          </table:table-cell>
          <table:table-cell office:value-type="float" office:value="59828" calcext:value-type="float">
            <text:p>598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 Religieuse</text:p>
          </table:table-cell>
          <table:table-cell office:value-type="float" office:value="60037" calcext:value-type="float">
            <text:p>60037</text:p>
          </table:table-cell>
          <table:table-cell office:value-type="float" office:value="60050" calcext:value-type="float">
            <text:p>6005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Le Neveu de Rameau</text:p>
          </table:table-cell>
          <table:table-cell office:value-type="float" office:value="60094" calcext:value-type="float">
            <text:p>60094</text:p>
          </table:table-cell>
          <table:table-cell office:value-type="float" office:value="60112" calcext:value-type="float">
            <text:p>6011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0411" calcext:value-type="float">
            <text:p>60411</text:p>
          </table:table-cell>
          <table:table-cell office:value-type="float" office:value="60418" calcext:value-type="float">
            <text:p>604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0757" calcext:value-type="float">
            <text:p>60757</text:p>
          </table:table-cell>
          <table:table-cell office:value-type="float" office:value="60764" calcext:value-type="float">
            <text:p>607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60776" calcext:value-type="float">
            <text:p>60776</text:p>
          </table:table-cell>
          <table:table-cell office:value-type="float" office:value="60784" calcext:value-type="float">
            <text:p>607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60912" calcext:value-type="float">
            <text:p>60912</text:p>
          </table:table-cell>
          <table:table-cell office:value-type="float" office:value="60921" calcext:value-type="float">
            <text:p>609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60967" calcext:value-type="float">
            <text:p>60967</text:p>
          </table:table-cell>
          <table:table-cell office:value-type="float" office:value="60975" calcext:value-type="float">
            <text:p>6097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61759" calcext:value-type="float">
            <text:p>61759</text:p>
          </table:table-cell>
          <table:table-cell office:value-type="float" office:value="61768" calcext:value-type="float">
            <text:p>617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1932" calcext:value-type="float">
            <text:p>61932</text:p>
          </table:table-cell>
          <table:table-cell office:value-type="float" office:value="61939" calcext:value-type="float">
            <text:p>619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2105" calcext:value-type="float">
            <text:p>62105</text:p>
          </table:table-cell>
          <table:table-cell office:value-type="float" office:value="62112" calcext:value-type="float">
            <text:p>621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3358" calcext:value-type="float">
            <text:p>63358</text:p>
          </table:table-cell>
          <table:table-cell office:value-type="float" office:value="63365" calcext:value-type="float">
            <text:p>633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4110" calcext:value-type="float">
            <text:p>64110</text:p>
          </table:table-cell>
          <table:table-cell office:value-type="float" office:value="64117" calcext:value-type="float">
            <text:p>641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5534" calcext:value-type="float">
            <text:p>65534</text:p>
          </table:table-cell>
          <table:table-cell office:value-type="float" office:value="65541" calcext:value-type="float">
            <text:p>655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elvétius</text:p>
          </table:table-cell>
          <table:table-cell office:value-type="float" office:value="65774" calcext:value-type="float">
            <text:p>65774</text:p>
          </table:table-cell>
          <table:table-cell office:value-type="float" office:value="65783" calcext:value-type="float">
            <text:p>657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6075" calcext:value-type="float">
            <text:p>66075</text:p>
          </table:table-cell>
          <table:table-cell office:value-type="float" office:value="66082" calcext:value-type="float">
            <text:p>660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ichtungsgenres</text:p>
          </table:table-cell>
          <table:table-cell office:value-type="float" office:value="66390" calcext:value-type="float">
            <text:p>66390</text:p>
          </table:table-cell>
          <table:table-cell office:value-type="float" office:value="66405" calcext:value-type="float">
            <text:p>6640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66573" calcext:value-type="float">
            <text:p>66573</text:p>
          </table:table-cell>
          <table:table-cell office:value-type="float" office:value="66581" calcext:value-type="float">
            <text:p>6658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6643" calcext:value-type="float">
            <text:p>66643</text:p>
          </table:table-cell>
          <table:table-cell office:value-type="float" office:value="66650" calcext:value-type="float">
            <text:p>6665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66655" calcext:value-type="float">
            <text:p>66655</text:p>
          </table:table-cell>
          <table:table-cell office:value-type="float" office:value="66663" calcext:value-type="float">
            <text:p>666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Encyclopédie</text:p>
          </table:table-cell>
          <table:table-cell office:value-type="float" office:value="66833" calcext:value-type="float">
            <text:p>66833</text:p>
          </table:table-cell>
          <table:table-cell office:value-type="float" office:value="66845" calcext:value-type="float">
            <text:p>6684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Helvétius’ De l’esprit</text:p>
          </table:table-cell>
          <table:table-cell office:value-type="float" office:value="66912" calcext:value-type="float">
            <text:p>66912</text:p>
          </table:table-cell>
          <table:table-cell office:value-type="float" office:value="66934" calcext:value-type="float">
            <text:p>669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philosophiques Diderots</text:p>
          </table:table-cell>
          <table:table-cell office:value-type="float" office:value="66970" calcext:value-type="float">
            <text:p>66970</text:p>
          </table:table-cell>
          <table:table-cell office:value-type="float" office:value="66993" calcext:value-type="float">
            <text:p>669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Palissots</text:p>
          </table:table-cell>
          <table:table-cell office:value-type="float" office:value="67020" calcext:value-type="float">
            <text:p>67020</text:p>
          </table:table-cell>
          <table:table-cell office:value-type="float" office:value="67029" calcext:value-type="float">
            <text:p>670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es philosophes</text:p>
          </table:table-cell>
          <table:table-cell office:value-type="float" office:value="67057" calcext:value-type="float">
            <text:p>67057</text:p>
          </table:table-cell>
          <table:table-cell office:value-type="float" office:value="67072" calcext:value-type="float">
            <text:p>6707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7138" calcext:value-type="float">
            <text:p>67138</text:p>
          </table:table-cell>
          <table:table-cell office:value-type="float" office:value="67145" calcext:value-type="float">
            <text:p>671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7867" calcext:value-type="float">
            <text:p>67867</text:p>
          </table:table-cell>
          <table:table-cell office:value-type="float" office:value="67874" calcext:value-type="float">
            <text:p>678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 religieuse</text:p>
          </table:table-cell>
          <table:table-cell office:value-type="float" office:value="67915" calcext:value-type="float">
            <text:p>67915</text:p>
          </table:table-cell>
          <table:table-cell office:value-type="float" office:value="67928" calcext:value-type="float">
            <text:p>6792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roismare</text:p>
          </table:table-cell>
          <table:table-cell office:value-type="float" office:value="68471" calcext:value-type="float">
            <text:p>68471</text:p>
          </table:table-cell>
          <table:table-cell office:value-type="float" office:value="68480" calcext:value-type="float">
            <text:p>684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8847" calcext:value-type="float">
            <text:p>68847</text:p>
          </table:table-cell>
          <table:table-cell office:value-type="float" office:value="68854" calcext:value-type="float">
            <text:p>688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arquis</text:p>
          </table:table-cell>
          <table:table-cell office:value-type="float" office:value="68913" calcext:value-type="float">
            <text:p>68913</text:p>
          </table:table-cell>
          <table:table-cell office:value-type="float" office:value="68920" calcext:value-type="float">
            <text:p>6892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69272" calcext:value-type="float">
            <text:p>69272</text:p>
          </table:table-cell>
          <table:table-cell office:value-type="float" office:value="69279" calcext:value-type="float">
            <text:p>692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ädchens</text:p>
          </table:table-cell>
          <table:table-cell office:value-type="float" office:value="69443" calcext:value-type="float">
            <text:p>69443</text:p>
          </table:table-cell>
          <table:table-cell office:value-type="float" office:value="69451" calcext:value-type="float">
            <text:p>6945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zeugendes Motiv</text:p>
          </table:table-cell>
          <table:table-cell office:value-type="float" office:value="70773" calcext:value-type="float">
            <text:p>70773</text:p>
          </table:table-cell>
          <table:table-cell office:value-type="float" office:value="70788" calcext:value-type="float">
            <text:p>7078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Suzanne</text:p>
          </table:table-cell>
          <table:table-cell office:value-type="float" office:value="70898" calcext:value-type="float">
            <text:p>70898</text:p>
          </table:table-cell>
          <table:table-cell office:value-type="float" office:value="70905" calcext:value-type="float">
            <text:p>709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71873" calcext:value-type="float">
            <text:p>71873</text:p>
          </table:table-cell>
          <table:table-cell office:value-type="float" office:value="71880" calcext:value-type="float">
            <text:p>718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ympathie</text:p>
          </table:table-cell>
          <table:table-cell office:value-type="float" office:value="72421" calcext:value-type="float">
            <text:p>72421</text:p>
          </table:table-cell>
          <table:table-cell office:value-type="float" office:value="72430" calcext:value-type="float">
            <text:p>7243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Erkenntnissen</text:p>
          </table:table-cell>
          <table:table-cell office:value-type="float" office:value="72653" calcext:value-type="float">
            <text:p>72653</text:p>
          </table:table-cell>
          <table:table-cell office:value-type="float" office:value="72666" calcext:value-type="float">
            <text:p>7266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72672" calcext:value-type="float">
            <text:p>72672</text:p>
          </table:table-cell>
          <table:table-cell office:value-type="float" office:value="72679" calcext:value-type="float">
            <text:p>726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ichardson</text:p>
          </table:table-cell>
          <table:table-cell office:value-type="float" office:value="72709" calcext:value-type="float">
            <text:p>72709</text:p>
          </table:table-cell>
          <table:table-cell office:value-type="float" office:value="72719" calcext:value-type="float">
            <text:p>7271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loge de Richardson</text:p>
          </table:table-cell>
          <table:table-cell office:value-type="float" office:value="72737" calcext:value-type="float">
            <text:p>72737</text:p>
          </table:table-cell>
          <table:table-cell office:value-type="float" office:value="72756" calcext:value-type="float">
            <text:p>727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Diderot Richardsons</text:p>
          </table:table-cell>
          <table:table-cell office:value-type="float" office:value="72797" calcext:value-type="float">
            <text:p>72797</text:p>
          </table:table-cell>
          <table:table-cell office:value-type="float" office:value="72816" calcext:value-type="float">
            <text:p>728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de Richardson</text:p>
          </table:table-cell>
          <table:table-cell office:value-type="float" office:value="74091" calcext:value-type="float">
            <text:p>74091</text:p>
          </table:table-cell>
          <table:table-cell office:value-type="float" office:value="74104" calcext:value-type="float">
            <text:p>741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Richardson</text:p>
          </table:table-cell>
          <table:table-cell office:value-type="float" office:value="74519" calcext:value-type="float">
            <text:p>74519</text:p>
          </table:table-cell>
          <table:table-cell office:value-type="float" office:value="74529" calcext:value-type="float">
            <text:p>745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oethe</text:p>
          </table:table-cell>
          <table:table-cell office:value-type="float" office:value="75003" calcext:value-type="float">
            <text:p>75003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ameaus Neffe</text:p>
          </table:table-cell>
          <table:table-cell office:value-type="float" office:value="75200" calcext:value-type="float">
            <text:p>75200</text:p>
          </table:table-cell>
          <table:table-cell office:value-type="float" office:value="75213" calcext:value-type="float">
            <text:p>7521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Rameau</text:p>
          </table:table-cell>
          <table:table-cell office:value-type="float" office:value="75457" calcext:value-type="float">
            <text:p>75457</text:p>
          </table:table-cell>
          <table:table-cell office:value-type="float" office:value="75463" calcext:value-type="float">
            <text:p>754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76117" calcext:value-type="float">
            <text:p>76117</text:p>
          </table:table-cell>
          <table:table-cell office:value-type="float" office:value="76122" calcext:value-type="float">
            <text:p>7612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Salomons</text:p>
          </table:table-cell>
          <table:table-cell office:value-type="float" office:value="76786" calcext:value-type="float">
            <text:p>76786</text:p>
          </table:table-cell>
          <table:table-cell office:value-type="float" office:value="76794" calcext:value-type="float">
            <text:p>767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ameau</text:p>
          </table:table-cell>
          <table:table-cell office:value-type="float" office:value="77670" calcext:value-type="float">
            <text:p>77670</text:p>
          </table:table-cell>
          <table:table-cell office:value-type="float" office:value="77676" calcext:value-type="float">
            <text:p>776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errn Prior</text:p>
          </table:table-cell>
          <table:table-cell office:value-type="float" office:value="77758" calcext:value-type="float">
            <text:p>77758</text:p>
          </table:table-cell>
          <table:table-cell office:value-type="float" office:value="77769" calcext:value-type="float">
            <text:p>777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0458" calcext:value-type="float">
            <text:p>80458</text:p>
          </table:table-cell>
          <table:table-cell office:value-type="float" office:value="80465" calcext:value-type="float">
            <text:p>804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0828" calcext:value-type="float">
            <text:p>80828</text:p>
          </table:table-cell>
          <table:table-cell office:value-type="float" office:value="80835" calcext:value-type="float">
            <text:p>808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Gesprächspartner</text:p>
          </table:table-cell>
          <table:table-cell office:value-type="float" office:value="81314" calcext:value-type="float">
            <text:p>81314</text:p>
          </table:table-cell>
          <table:table-cell office:value-type="float" office:value="81330" calcext:value-type="float">
            <text:p>8133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ameaus Neffe</text:p>
          </table:table-cell>
          <table:table-cell office:value-type="float" office:value="81556" calcext:value-type="float">
            <text:p>81556</text:p>
          </table:table-cell>
          <table:table-cell office:value-type="float" office:value="81569" calcext:value-type="float">
            <text:p>815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Hegel</text:p>
          </table:table-cell>
          <table:table-cell office:value-type="float" office:value="81683" calcext:value-type="float">
            <text:p>81683</text:p>
          </table:table-cell>
          <table:table-cell office:value-type="float" office:value="81688" calcext:value-type="float">
            <text:p>8168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1770" calcext:value-type="float">
            <text:p>81770</text:p>
          </table:table-cell>
          <table:table-cell office:value-type="float" office:value="81777" calcext:value-type="float">
            <text:p>8177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s</text:p>
          </table:table-cell>
          <table:table-cell office:value-type="float" office:value="82434" calcext:value-type="float">
            <text:p>82434</text:p>
          </table:table-cell>
          <table:table-cell office:value-type="float" office:value="82442" calcext:value-type="float">
            <text:p>8244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2866" calcext:value-type="float">
            <text:p>82866</text:p>
          </table:table-cell>
          <table:table-cell office:value-type="float" office:value="82873" calcext:value-type="float">
            <text:p>828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 le fataliste</text:p>
          </table:table-cell>
          <table:table-cell office:value-type="float" office:value="83100" calcext:value-type="float">
            <text:p>83100</text:p>
          </table:table-cell>
          <table:table-cell office:value-type="float" office:value="83120" calcext:value-type="float">
            <text:p>831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83177" calcext:value-type="float">
            <text:p>83177</text:p>
          </table:table-cell>
          <table:table-cell office:value-type="float" office:value="83184" calcext:value-type="float">
            <text:p>831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elix Olivier</text:p>
          </table:table-cell>
          <table:table-cell office:value-type="float" office:value="83446" calcext:value-type="float">
            <text:p>83446</text:p>
          </table:table-cell>
          <table:table-cell office:value-type="float" office:value="83459" calcext:value-type="float">
            <text:p>8345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elix</text:p>
          </table:table-cell>
          <table:table-cell office:value-type="float" office:value="83945" calcext:value-type="float">
            <text:p>83945</text:p>
          </table:table-cell>
          <table:table-cell office:value-type="float" office:value="83950" calcext:value-type="float">
            <text:p>8395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elix</text:p>
          </table:table-cell>
          <table:table-cell office:value-type="float" office:value="83975" calcext:value-type="float">
            <text:p>83975</text:p>
          </table:table-cell>
          <table:table-cell office:value-type="float" office:value="83980" calcext:value-type="float">
            <text:p>839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5018" calcext:value-type="float">
            <text:p>85018</text:p>
          </table:table-cell>
          <table:table-cell office:value-type="float" office:value="85025" calcext:value-type="float">
            <text:p>850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elix</text:p>
          </table:table-cell>
          <table:table-cell office:value-type="float" office:value="85068" calcext:value-type="float">
            <text:p>85068</text:p>
          </table:table-cell>
          <table:table-cell office:value-type="float" office:value="85073" calcext:value-type="float">
            <text:p>850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Teufel</text:p>
          </table:table-cell>
          <table:table-cell office:value-type="float" office:value="85088" calcext:value-type="float">
            <text:p>85088</text:p>
          </table:table-cell>
          <table:table-cell office:value-type="float" office:value="85094" calcext:value-type="float">
            <text:p>850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Olivier</text:p>
          </table:table-cell>
          <table:table-cell office:value-type="float" office:value="85114" calcext:value-type="float">
            <text:p>85114</text:p>
          </table:table-cell>
          <table:table-cell office:value-type="float" office:value="85121" calcext:value-type="float">
            <text:p>851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Teufel</text:p>
          </table:table-cell>
          <table:table-cell office:value-type="float" office:value="85140" calcext:value-type="float">
            <text:p>85140</text:p>
          </table:table-cell>
          <table:table-cell office:value-type="float" office:value="85146" calcext:value-type="float">
            <text:p>851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Werner Krauss</text:p>
          </table:table-cell>
          <table:table-cell office:value-type="float" office:value="85898" calcext:value-type="float">
            <text:p>85898</text:p>
          </table:table-cell>
          <table:table-cell office:value-type="float" office:value="85911" calcext:value-type="float">
            <text:p>8591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6449" calcext:value-type="float">
            <text:p>86449</text:p>
          </table:table-cell>
          <table:table-cell office:value-type="float" office:value="86456" calcext:value-type="float">
            <text:p>864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 le Fataliste</text:p>
          </table:table-cell>
          <table:table-cell office:value-type="float" office:value="86480" calcext:value-type="float">
            <text:p>86480</text:p>
          </table:table-cell>
          <table:table-cell office:value-type="float" office:value="86500" calcext:value-type="float">
            <text:p>865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7337" calcext:value-type="float">
            <text:p>87337</text:p>
          </table:table-cell>
          <table:table-cell office:value-type="float" office:value="87344" calcext:value-type="float">
            <text:p>873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aurence Sterne</text:p>
          </table:table-cell>
          <table:table-cell office:value-type="float" office:value="87383" calcext:value-type="float">
            <text:p>87383</text:p>
          </table:table-cell>
          <table:table-cell office:value-type="float" office:value="87398" calcext:value-type="float">
            <text:p>873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’</text:p>
          </table:table-cell>
          <table:table-cell office:value-type="float" office:value="87572" calcext:value-type="float">
            <text:p>87572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87869" calcext:value-type="float">
            <text:p>87869</text:p>
          </table:table-cell>
          <table:table-cell office:value-type="float" office:value="87876" calcext:value-type="float">
            <text:p>878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’</text:p>
          </table:table-cell>
          <table:table-cell office:value-type="float" office:value="88107" calcext:value-type="float">
            <text:p>88107</text:p>
          </table:table-cell>
          <table:table-cell office:value-type="float" office:value="88115" calcext:value-type="float">
            <text:p>8811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a Pommeraye</text:p>
          </table:table-cell>
          <table:table-cell office:value-type="float" office:value="88277" calcext:value-type="float">
            <text:p>88277</text:p>
          </table:table-cell>
          <table:table-cell office:value-type="float" office:value="88289" calcext:value-type="float">
            <text:p>882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Schiller</text:p>
          </table:table-cell>
          <table:table-cell office:value-type="float" office:value="88975" calcext:value-type="float">
            <text:p>88975</text:p>
          </table:table-cell>
          <table:table-cell office:value-type="float" office:value="88983" calcext:value-type="float">
            <text:p>889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’</text:p>
          </table:table-cell>
          <table:table-cell office:value-type="float" office:value="89411" calcext:value-type="float">
            <text:p>89411</text:p>
          </table:table-cell>
          <table:table-cell office:value-type="float" office:value="89419" calcext:value-type="float">
            <text:p>8941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89871" calcext:value-type="float">
            <text:p>89871</text:p>
          </table:table-cell>
          <table:table-cell office:value-type="float" office:value="89878" calcext:value-type="float">
            <text:p>8987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0362" calcext:value-type="float">
            <text:p>90362</text:p>
          </table:table-cell>
          <table:table-cell office:value-type="float" office:value="90369" calcext:value-type="float">
            <text:p>903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aseins</text:p>
          </table:table-cell>
          <table:table-cell office:value-type="float" office:value="90916" calcext:value-type="float">
            <text:p>90916</text:p>
          </table:table-cell>
          <table:table-cell office:value-type="float" office:value="90923" calcext:value-type="float">
            <text:p>9092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1349" calcext:value-type="float">
            <text:p>91349</text:p>
          </table:table-cell>
          <table:table-cell office:value-type="float" office:value="91356" calcext:value-type="float">
            <text:p>913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1772" calcext:value-type="float">
            <text:p>91772</text:p>
          </table:table-cell>
          <table:table-cell office:value-type="float" office:value="91779" calcext:value-type="float">
            <text:p>917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1922" calcext:value-type="float">
            <text:p>91922</text:p>
          </table:table-cell>
          <table:table-cell office:value-type="float" office:value="91929" calcext:value-type="float">
            <text:p>919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1935" calcext:value-type="float">
            <text:p>91935</text:p>
          </table:table-cell>
          <table:table-cell office:value-type="float" office:value="91942" calcext:value-type="float">
            <text:p>9194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 le Fataliste</text:p>
          </table:table-cell>
          <table:table-cell office:value-type="float" office:value="91992" calcext:value-type="float">
            <text:p>91992</text:p>
          </table:table-cell>
          <table:table-cell office:value-type="float" office:value="92012" calcext:value-type="float">
            <text:p>920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2428" calcext:value-type="float">
            <text:p>92428</text:p>
          </table:table-cell>
          <table:table-cell office:value-type="float" office:value="92435" calcext:value-type="float">
            <text:p>924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2608" calcext:value-type="float">
            <text:p>92608</text:p>
          </table:table-cell>
          <table:table-cell office:value-type="float" office:value="92615" calcext:value-type="float">
            <text:p>9261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3069" calcext:value-type="float">
            <text:p>93069</text:p>
          </table:table-cell>
          <table:table-cell office:value-type="float" office:value="93076" calcext:value-type="float">
            <text:p>930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 le Fataliste</text:p>
          </table:table-cell>
          <table:table-cell office:value-type="float" office:value="93082" calcext:value-type="float">
            <text:p>93082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3155" calcext:value-type="float">
            <text:p>93155</text:p>
          </table:table-cell>
          <table:table-cell office:value-type="float" office:value="93162" calcext:value-type="float">
            <text:p>9316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3490" calcext:value-type="float">
            <text:p>93490</text:p>
          </table:table-cell>
          <table:table-cell office:value-type="float" office:value="93497" calcext:value-type="float">
            <text:p>9349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3762" calcext:value-type="float">
            <text:p>93762</text:p>
          </table:table-cell>
          <table:table-cell office:value-type="float" office:value="93769" calcext:value-type="float">
            <text:p>937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Herrn</text:p>
          </table:table-cell>
          <table:table-cell office:value-type="float" office:value="94350" calcext:value-type="float">
            <text:p>94350</text:p>
          </table:table-cell>
          <table:table-cell office:value-type="float" office:value="94355" calcext:value-type="float">
            <text:p>9435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4753" calcext:value-type="float">
            <text:p>94753</text:p>
          </table:table-cell>
          <table:table-cell office:value-type="float" office:value="94760" calcext:value-type="float">
            <text:p>9476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5250" calcext:value-type="float">
            <text:p>95250</text:p>
          </table:table-cell>
          <table:table-cell office:value-type="float" office:value="95257" calcext:value-type="float">
            <text:p>9525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5400" calcext:value-type="float">
            <text:p>95400</text:p>
          </table:table-cell>
          <table:table-cell office:value-type="float" office:value="95407" calcext:value-type="float">
            <text:p>9540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il Blas</text:p>
          </table:table-cell>
          <table:table-cell office:value-type="float" office:value="95675" calcext:value-type="float">
            <text:p>95675</text:p>
          </table:table-cell>
          <table:table-cell office:value-type="float" office:value="95683" calcext:value-type="float">
            <text:p>956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5841" calcext:value-type="float">
            <text:p>95841</text:p>
          </table:table-cell>
          <table:table-cell office:value-type="float" office:value="95848" calcext:value-type="float">
            <text:p>9584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</text:p>
          </table:table-cell>
          <table:table-cell office:value-type="float" office:value="95997" calcext:value-type="float">
            <text:p>95997</text:p>
          </table:table-cell>
          <table:table-cell office:value-type="float" office:value="96004" calcext:value-type="float">
            <text:p>960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egel</text:p>
          </table:table-cell>
          <table:table-cell office:value-type="float" office:value="96051" calcext:value-type="float">
            <text:p>96051</text:p>
          </table:table-cell>
          <table:table-cell office:value-type="float" office:value="96056" calcext:value-type="float">
            <text:p>960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acques le Fataliste</text:p>
          </table:table-cell>
          <table:table-cell office:value-type="float" office:value="96224" calcext:value-type="float">
            <text:p>96224</text:p>
          </table:table-cell>
          <table:table-cell office:value-type="float" office:value="96244" calcext:value-type="float">
            <text:p>962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6639" calcext:value-type="float">
            <text:p>96639</text:p>
          </table:table-cell>
          <table:table-cell office:value-type="float" office:value="96646" calcext:value-type="float">
            <text:p>966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derot</text:p>
          </table:table-cell>
          <table:table-cell office:value-type="float" office:value="97660" calcext:value-type="float">
            <text:p>97660</text:p>
          </table:table-cell>
          <table:table-cell office:value-type="float" office:value="97667" calcext:value-type="float">
            <text:p>9766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Hegel</text:p>
          </table:table-cell>
          <table:table-cell office:value-type="float" office:value="98466" calcext:value-type="float">
            <text:p>98466</text:p>
          </table:table-cell>
          <table:table-cell office:value-type="float" office:value="98471" calcext:value-type="float">
            <text:p>9847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oethe</text:p>
          </table:table-cell>
          <table:table-cell office:value-type="float" office:value="98476" calcext:value-type="float">
            <text:p>98476</text:p>
          </table:table-cell>
          <table:table-cell office:value-type="float" office:value="98482" calcext:value-type="float">
            <text:p>984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rtolt Brecht</text:p>
          </table:table-cell>
          <table:table-cell office:value-type="float" office:value="98562" calcext:value-type="float">
            <text:p>98562</text:p>
          </table:table-cell>
          <table:table-cell office:value-type="float" office:value="98576" calcext:value-type="float">
            <text:p>985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eorges May</text:p>
          </table:table-cell>
          <table:table-cell office:value-type="float" office:value="98652" calcext:value-type="float">
            <text:p>98652</text:p>
          </table:table-cell>
          <table:table-cell office:value-type="float" office:value="98663" calcext:value-type="float">
            <text:p>986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. C. Green</text:p>
          </table:table-cell>
          <table:table-cell office:value-type="float" office:value="98973" calcext:value-type="float">
            <text:p>98973</text:p>
          </table:table-cell>
          <table:table-cell office:value-type="float" office:value="98984" calcext:value-type="float">
            <text:p>989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Aufklärungsroman</text:p>
          </table:table-cell>
          <table:table-cell office:value-type="float" office:value="100375" calcext:value-type="float">
            <text:p>100375</text:p>
          </table:table-cell>
          <table:table-cell office:value-type="float" office:value="100391" calcext:value-type="float">
            <text:p>10039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</table:table-row>
      </table:table>
      <table:named-expressions/>
      <table:database-ranges>
        <table:database-range table:name="__Anonymous_Sheet_DB__0" table:target-range-address="named_entities_schroeder_count.D1:named_entities_schroeder_count.D632" table:display-filter-buttons="true">
          <table:filter>
            <table:filter-and>
              <table:filter-condition table:field-number="0" table:value="PER" table:operator="="/>
            </table:filter-and>
          </table:filter>
        </table:database-range>
        <table:database-range table:name="__Anonymous_Sheet_DB__1" table:target-range-address="Personen.A1:Personen.E235" table:display-filter-buttons="true">
          <table:filter>
            <table:filter-and>
              <table:filter-condition table:field-number="4" table:value="falsch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12T20:43:00.272000000</dc:date>
    <meta:editing-duration>PT8M34S</meta:editing-duration>
    <meta:editing-cycles>3</meta:editing-cycles>
    <meta:generator>LibreOffice/6.3.3.2$Windows_X86_64 LibreOffice_project/a64200df03143b798afd1ec74a12ab50359878ed</meta:generator>
    <meta:document-statistic meta:table-count="2" meta:cell-count="3886" meta:object-count="0"/>
  </office:meta>
</office:document-meta>
</file>